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GER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ie viel Zeit verbringen Sie an einem gewöhnlichen Werktag insgesamt damit, fernzusehen?</text:p>
          </table:table-cell>
          <table:table-cell office:value-type="float" office:value="14414" calcext:value-type="float">
            <text:p>14414</text:p>
          </table:table-cell>
        </table:table-row>
        <table:table-row table:style-name="ro1">
          <table:table-cell office:value-type="string" calcext:value-type="string">
            <text:p>ESS_R02_2004_GER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Und wie viel von dieser Zeit verbringen Sie damit, sich Nachrichten oder Sendungen über Politik und aktuelle politische Ereignisse anzusehen?</text:p>
          </table:table-cell>
          <table:table-cell office:value-type="float" office:value="15050" calcext:value-type="float">
            <text:p>15050</text:p>
          </table:table-cell>
        </table:table-row>
        <table:table-row table:style-name="ro1">
          <table:table-cell office:value-type="string" calcext:value-type="string">
            <text:p>ESS_R02_2004_GER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Wie viel Zeit verbringen Sie an einem gewöhnlichen Werktag insgesamt damit, Radio zu hören?</text:p>
          </table:table-cell>
          <table:table-cell office:value-type="float" office:value="15051" calcext:value-type="float">
            <text:p>15051</text:p>
          </table:table-cell>
        </table:table-row>
        <table:table-row table:style-name="ro1">
          <table:table-cell office:value-type="string" calcext:value-type="string">
            <text:p>ESS_R02_2004_GER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Und wie viel Zeit von dieser Ze it verbringen Sie damit, sich Nachrichten oder Sendungen über Politik und aktuelle politische Ereignisse anzuhören?</text:p>
          </table:table-cell>
          <table:table-cell office:value-type="float" office:value="15538" calcext:value-type="float">
            <text:p>15538</text:p>
          </table:table-cell>
        </table:table-row>
        <table:table-row table:style-name="ro1">
          <table:table-cell office:value-type="string" calcext:value-type="string">
            <text:p>ESS_R02_2004_GER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Und wie viel Zeit verbringen Sie an einem gewöhnlichen Werktag insgesamt damit, Zeitung zu lesen?</text:p>
          </table:table-cell>
          <table:table-cell office:value-type="float" office:value="15053" calcext:value-type="float">
            <text:p>15053</text:p>
          </table:table-cell>
        </table:table-row>
        <table:table-row table:style-name="ro1">
          <table:table-cell office:value-type="string" calcext:value-type="string">
            <text:p>ESS_R02_2004_GER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Und wie viel Zeit von dieser Zeit verbringen Sie damit, Artikel über Politik und aktuelle politische Ereignisse zu lesen?</text:p>
          </table:table-cell>
          <table:table-cell office:value-type="float" office:value="15054" calcext:value-type="float">
            <text:p>15054</text:p>
          </table:table-cell>
        </table:table-row>
        <table:table-row table:style-name="ro1">
          <table:table-cell office:value-type="string" calcext:value-type="string">
            <text:p>ESS_R02_2004_GER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agen Sie mir: Wie oft nutzen Sie das Internet, das World Wide Web oder e- mail für private Zwecke, egal ob zu Hause oder am Arbeitsplatz?</text:p>
          </table:table-cell>
          <table:table-cell office:value-type="float" office:value="15539" calcext:value-type="float">
            <text:p>15539</text:p>
          </table:table-cell>
        </table:table-row>
        <table:table-row table:style-name="ro1">
          <table:table-cell office:value-type="string" calcext:value-type="string">
            <text:p>ESS_R02_2004_GER_L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Ganz allgemein gesprochen: Glauben Sie, dass man den meisten Menschen vertrauen kann, oder dass man im Umgang mit anderen Menschen nicht vorsichtig genug sein kann?</text:p>
          </table:table-cell>
          <table:table-cell office:value-type="float" office:value="14031" calcext:value-type="float">
            <text:p>14031</text:p>
          </table:table-cell>
        </table:table-row>
        <table:table-row table:style-name="ro1">
          <table:table-cell office:value-type="string" calcext:value-type="string">
            <text:p>ESS_R02_2004_GER_L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 bedeutet, dass man nicht vorsichtig genug sein kann, und 10 bedeutet, dass man den meisten Menschen vertrauen kann.</text:p>
          </table:table-cell>
          <table:table-cell office:value-type="float" office:value="14032" calcext:value-type="float">
            <text:p>14032</text:p>
          </table:table-cell>
        </table:table-row>
        <table:table-row table:style-name="ro1">
          <table:table-cell office:value-type="string" calcext:value-type="string">
            <text:p>ESS_R02_2004_GER_LU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Glauben Sie, dass die meisten Menschen versuchen, Sie auszunutzen, wenn sie die Gelegenheit dazu haben, oder versuchen die meisten Menschen, sich fair zu verhalten?</text:p>
          </table:table-cell>
          <table:table-cell office:value-type="float" office:value="14033" calcext:value-type="float">
            <text:p>14033</text:p>
          </table:table-cell>
        </table:table-row>
        <table:table-row table:style-name="ro1">
          <table:table-cell office:value-type="string" calcext:value-type="string">
            <text:p>ESS_R02_2004_GER_LU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Und glauben Sie, dass die Menschen meistens versuchen, hilfsbereit zu sein, oder dass die Menschen meistens auf den eigenen Vorteil bedacht sind?</text:p>
          </table:table-cell>
          <table:table-cell office:value-type="float" office:value="14034" calcext:value-type="float">
            <text:p>14034</text:p>
          </table:table-cell>
        </table:table-row>
        <table:table-row table:style-name="ro1">
          <table:table-cell office:value-type="string" calcext:value-type="string">
            <text:p>ESS_R02_2004_GER_L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Wie sehr interessieren Sie sich für Politik?</text:p>
          </table:table-cell>
          <table:table-cell office:value-type="float" office:value="14035" calcext:value-type="float">
            <text:p>14035</text:p>
          </table:table-cell>
        </table:table-row>
        <table:table-row table:style-name="ro1">
          <table:table-cell office:value-type="string" calcext:value-type="string">
            <text:p>ESS_R02_2004_GER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Wie oft erscheint Ihnen Politik so kompliziert, dass Sie gar nicht richtig verstehen, worum es eigentlich geht?</text:p>
          </table:table-cell>
          <table:table-cell office:value-type="float" office:value="13293" calcext:value-type="float">
            <text:p>13293</text:p>
          </table:table-cell>
        </table:table-row>
        <table:table-row table:style-name="ro1">
          <table:table-cell office:value-type="string" calcext:value-type="string">
            <text:p>ESS_R02_2004_GER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Wie schwer oder leicht fällt es Ihnen, sich über politische Themen eine Meinung zu bilden?</text:p>
          </table:table-cell>
          <table:table-cell office:value-type="float" office:value="14038" calcext:value-type="float">
            <text:p>14038</text:p>
          </table:table-cell>
        </table:table-row>
        <table:table-row table:style-name="ro1">
          <table:table-cell office:value-type="string" calcext:value-type="string">
            <text:p>ESS_R02_2004_GER_L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agen Sie mir zu jeder öffentlichen Einrichtung oder Personengruppe, die ich Ihnen nenne, wie sehr Sie persönlich jeder einzelnen davon vertrauen.</text:p>
          </table:table-cell>
          <table:table-cell office:value-type="float" office:value="15540" calcext:value-type="float">
            <text:p>15540</text:p>
          </table:table-cell>
        </table:table-row>
        <table:table-row table:style-name="ro1">
          <table:table-cell office:value-type="string" calcext:value-type="string">
            <text:p>ESS_R02_2004_GER_L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erwenden Sie dazu diese Skala von 0 bis 10.</text:p>
          </table:table-cell>
          <table:table-cell office:value-type="float" office:value="14042" calcext:value-type="float">
            <text:p>14042</text:p>
          </table:table-cell>
        </table:table-row>
        <table:table-row table:style-name="ro1">
          <table:table-cell office:value-type="string" calcext:value-type="string">
            <text:p>ESS_R02_2004_GER_L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bedeutet, dass Sie dieser Einrichtung oder Personengruppe überhaupt nicht vertrauen, und 10 bedeutet, dass Sie ihr voll und ganz vertrauen.</text:p>
          </table:table-cell>
          <table:table-cell office:value-type="float" office:value="14043" calcext:value-type="float">
            <text:p>14043</text:p>
          </table:table-cell>
        </table:table-row>
        <table:table-row table:style-name="ro1">
          <table:table-cell office:value-type="string" calcext:value-type="string">
            <text:p>ESS_R02_2004_GER_L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Wie ist das mit...der Abgeordnetenkammer?</text:p>
          </table:table-cell>
          <table:table-cell office:value-type="float" office:value="15541" calcext:value-type="float">
            <text:p>15541</text:p>
          </table:table-cell>
        </table:table-row>
        <table:table-row table:style-name="ro1">
          <table:table-cell office:value-type="string" calcext:value-type="string">
            <text:p>ESS_R02_2004_GER_LU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der Justiz?</text:p>
          </table:table-cell>
          <table:table-cell office:value-type="float" office:value="15296" calcext:value-type="float">
            <text:p>15296</text:p>
          </table:table-cell>
        </table:table-row>
        <table:table-row table:style-name="ro1">
          <table:table-cell office:value-type="string" calcext:value-type="string">
            <text:p>ESS_R02_2004_GER_LU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er Polizei?</text:p>
          </table:table-cell>
          <table:table-cell office:value-type="float" office:value="15297" calcext:value-type="float">
            <text:p>15297</text:p>
          </table:table-cell>
        </table:table-row>
        <table:table-row table:style-name="ro1">
          <table:table-cell office:value-type="string" calcext:value-type="string">
            <text:p>ESS_R02_2004_GER_LU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den Politikern?</text:p>
          </table:table-cell>
          <table:table-cell office:value-type="float" office:value="15298" calcext:value-type="float">
            <text:p>15298</text:p>
          </table:table-cell>
        </table:table-row>
        <table:table-row table:style-name="ro1">
          <table:table-cell office:value-type="string" calcext:value-type="string">
            <text:p>ESS_R02_2004_GER_LU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en Parteien?</text:p>
          </table:table-cell>
          <table:table-cell office:value-type="float" office:value="15542" calcext:value-type="float">
            <text:p>15542</text:p>
          </table:table-cell>
        </table:table-row>
        <table:table-row table:style-name="ro1">
          <table:table-cell office:value-type="string" calcext:value-type="string">
            <text:p>ESS_R02_2004_GER_LU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dem Europäischen Parlament?</text:p>
          </table:table-cell>
          <table:table-cell office:value-type="float" office:value="15300" calcext:value-type="float">
            <text:p>15300</text:p>
          </table:table-cell>
        </table:table-row>
        <table:table-row table:style-name="ro1">
          <table:table-cell office:value-type="string" calcext:value-type="string">
            <text:p>ESS_R02_2004_GER_LU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den Vereinten Nationen?</text:p>
          </table:table-cell>
          <table:table-cell office:value-type="float" office:value="15301" calcext:value-type="float">
            <text:p>15301</text:p>
          </table:table-cell>
        </table:table-row>
        <table:table-row table:style-name="ro1">
          <table:table-cell office:value-type="string" calcext:value-type="string">
            <text:p>ESS_R02_2004_GER_L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anche Menschen gehen heutzutage aus verschiedenen Gründen nicht zur Wahl.</text:p>
          </table:table-cell>
          <table:table-cell office:value-type="float" office:value="14051" calcext:value-type="float">
            <text:p>14051</text:p>
          </table:table-cell>
        </table:table-row>
        <table:table-row table:style-name="ro1">
          <table:table-cell office:value-type="string" calcext:value-type="string">
            <text:p>ESS_R02_2004_GER_L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Wie ist das bei Ihnen?</text:p>
          </table:table-cell>
          <table:table-cell office:value-type="float" office:value="13304" calcext:value-type="float">
            <text:p>13304</text:p>
          </table:table-cell>
        </table:table-row>
        <table:table-row table:style-name="ro1">
          <table:table-cell office:value-type="string" calcext:value-type="string">
            <text:p>ESS_R02_2004_GER_L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Haben Sie bei der letzten nationalen Parlamentswahl im Juni 2004 gewählt?</text:p>
          </table:table-cell>
          <table:table-cell office:value-type="float" office:value="15543" calcext:value-type="float">
            <text:p>15543</text:p>
          </table:table-cell>
        </table:table-row>
        <table:table-row table:style-name="ro1">
          <table:table-cell office:value-type="string" calcext:value-type="string">
            <text:p>ESS_R02_2004_GER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Welcher Partei haben Sie damals Ihre Stimme gegeben?</text:p>
          </table:table-cell>
          <table:table-cell office:value-type="float" office:value="13306" calcext:value-type="float">
            <text:p>13306</text:p>
          </table:table-cell>
        </table:table-row>
        <table:table-row table:style-name="ro1">
          <table:table-cell office:value-type="string" calcext:value-type="string">
            <text:p>ESS_R02_2004_GER_L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{INTRO}</text:p>
          </table:table-cell>
          <table:table-cell office:value-type="float" office:value="9056" calcext:value-type="float">
            <text:p>9056</text:p>
          </table:table-cell>
        </table:table-row>
        <table:table-row table:style-name="ro1">
          <table:table-cell office:value-type="string" calcext:value-type="string">
            <text:p>ESS_R02_2004_GER_L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Es gibt verschiedene Möglichkeiten, wie man gewisse Missstände in Luxemburg verbessern könnte oder wie man dafür sorgen könnte, dass sie gar nicht erst entstehen.</text:p>
          </table:table-cell>
          <table:table-cell office:value-type="float" office:value="15544" calcext:value-type="float">
            <text:p>15544</text:p>
          </table:table-cell>
        </table:table-row>
        <table:table-row table:style-name="ro1">
          <table:table-cell office:value-type="string" calcext:value-type="string">
            <text:p>ESS_R02_2004_GER_L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aben Sie in den vergangenen 12 Monaten einen der folgenden Schritte unternommen?</text:p>
          </table:table-cell>
          <table:table-cell office:value-type="float" office:value="13308" calcext:value-type="float">
            <text:p>13308</text:p>
          </table:table-cell>
        </table:table-row>
        <table:table-row table:style-name="ro1">
          <table:table-cell office:value-type="string" calcext:value-type="string">
            <text:p>ESS_R02_2004_GER_L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Kontakt zu einem Politiker oder zu einem Beamten auf Landes- oder Kommunalebene aufgenommen?</text:p>
          </table:table-cell>
          <table:table-cell office:value-type="float" office:value="15545" calcext:value-type="float">
            <text:p>15545</text:p>
          </table:table-cell>
        </table:table-row>
        <table:table-row table:style-name="ro1">
          <table:table-cell office:value-type="string" calcext:value-type="string">
            <text:p>ESS_R02_2004_GER_LU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 einer politischen Partei oder Gruppierung mitgearbeitet?</text:p>
          </table:table-cell>
          <table:table-cell office:value-type="float" office:value="14060" calcext:value-type="float">
            <text:p>14060</text:p>
          </table:table-cell>
        </table:table-row>
        <table:table-row table:style-name="ro1">
          <table:table-cell office:value-type="string" calcext:value-type="string">
            <text:p>ESS_R02_2004_GER_LU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 einer anderen Organisation oder in einem anderen Verband oder Verein mitgearbeitet?</text:p>
          </table:table-cell>
          <table:table-cell office:value-type="float" office:value="14061" calcext:value-type="float">
            <text:p>14061</text:p>
          </table:table-cell>
        </table:table-row>
        <table:table-row table:style-name="ro1">
          <table:table-cell office:value-type="string" calcext:value-type="string">
            <text:p>ESS_R02_2004_GER_LU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ein Abzeichen oder einen Aufkleber einer politischen Kampagne getragen oder irgendwo befestigt?</text:p>
          </table:table-cell>
          <table:table-cell office:value-type="float" office:value="14062" calcext:value-type="float">
            <text:p>14062</text:p>
          </table:table-cell>
        </table:table-row>
        <table:table-row table:style-name="ro1">
          <table:table-cell office:value-type="string" calcext:value-type="string">
            <text:p>ESS_R02_2004_GER_LU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sich an einer Unterschriftensammlung beteiligt?</text:p>
          </table:table-cell>
          <table:table-cell office:value-type="float" office:value="14063" calcext:value-type="float">
            <text:p>14063</text:p>
          </table:table-cell>
        </table:table-row>
        <table:table-row table:style-name="ro1">
          <table:table-cell office:value-type="string" calcext:value-type="string">
            <text:p>ESS_R02_2004_GER_LU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an einer genehmigten öffentlichen Demonstration teilgenommen?</text:p>
          </table:table-cell>
          <table:table-cell office:value-type="float" office:value="14065" calcext:value-type="float">
            <text:p>14065</text:p>
          </table:table-cell>
        </table:table-row>
        <table:table-row table:style-name="ro1">
          <table:table-cell office:value-type="string" calcext:value-type="string">
            <text:p>ESS_R02_2004_GER_LU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estimmte Produkte boykottiert?</text:p>
          </table:table-cell>
          <table:table-cell office:value-type="float" office:value="14066" calcext:value-type="float">
            <text:p>14066</text:p>
          </table:table-cell>
        </table:table-row>
        <table:table-row table:style-name="ro1">
          <table:table-cell office:value-type="string" calcext:value-type="string">
            <text:p>ESS_R02_2004_GER_LU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Gibt es eine politische Partei, der Sie näher stehen als allen anderen Parteien?</text:p>
          </table:table-cell>
          <table:table-cell office:value-type="float" office:value="14070" calcext:value-type="float">
            <text:p>14070</text:p>
          </table:table-cell>
        </table:table-row>
        <table:table-row table:style-name="ro1">
          <table:table-cell office:value-type="string" calcext:value-type="string">
            <text:p>ESS_R02_2004_GER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Welcher?</text:p>
          </table:table-cell>
          <table:table-cell office:value-type="float" office:value="12509" calcext:value-type="float">
            <text:p>12509</text:p>
          </table:table-cell>
        </table:table-row>
        <table:table-row table:style-name="ro1">
          <table:table-cell office:value-type="string" calcext:value-type="string">
            <text:p>ESS_R02_2004_GER_L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Wie nahe stehen Sie dieser Partei?</text:p>
          </table:table-cell>
          <table:table-cell office:value-type="float" office:value="14071" calcext:value-type="float">
            <text:p>14071</text:p>
          </table:table-cell>
        </table:table-row>
        <table:table-row table:style-name="ro1">
          <table:table-cell office:value-type="string" calcext:value-type="string">
            <text:p>ESS_R02_2004_GER_L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Fühlen Sie sich ihr...</text:p>
          </table:table-cell>
          <table:table-cell office:value-type="float" office:value="14072" calcext:value-type="float">
            <text:p>14072</text:p>
          </table:table-cell>
        </table:table-row>
        <table:table-row table:style-name="ro1">
          <table:table-cell office:value-type="string" calcext:value-type="string">
            <text:p>ESS_R02_2004_GER_LU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Sind Sie Mitglied einer politischen Partei?</text:p>
          </table:table-cell>
          <table:table-cell office:value-type="float" office:value="13319" calcext:value-type="float">
            <text:p>13319</text:p>
          </table:table-cell>
        </table:table-row>
        <table:table-row table:style-name="ro1">
          <table:table-cell office:value-type="string" calcext:value-type="string">
            <text:p>ESS_R02_2004_GER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Welcher Partei?</text:p>
          </table:table-cell>
          <table:table-cell office:value-type="float" office:value="14073" calcext:value-type="float">
            <text:p>14073</text:p>
          </table:table-cell>
        </table:table-row>
        <table:table-row table:style-name="ro1">
          <table:table-cell office:value-type="string" calcext:value-type="string">
            <text:p>ESS_R02_2004_GER_L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{INTRO}</text:p>
          </table:table-cell>
          <table:table-cell office:value-type="float" office:value="9056" calcext:value-type="float">
            <text:p>9056</text:p>
          </table:table-cell>
        </table:table-row>
        <table:table-row table:style-name="ro1">
          <table:table-cell office:value-type="string" calcext:value-type="string">
            <text:p>ESS_R02_2004_GER_L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In der Politik spricht man manchmal von „links“ und „rechts“.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string" calcext:value-type="string">
            <text:p>ESS_R02_2004_GER_L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Wenn 0 für links steht und 10 für rechts?</text:p>
          </table:table-cell>
          <table:table-cell office:value-type="float" office:value="15546" calcext:value-type="float">
            <text:p>15546</text:p>
          </table:table-cell>
        </table:table-row>
        <table:table-row table:style-name="ro1">
          <table:table-cell office:value-type="string" calcext:value-type="string">
            <text:p>ESS_R02_2004_GER_LU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Wie zufrieden sind Sie - alles in allem - mit Ihrem gegenwärtigen Leben?</text:p>
          </table:table-cell>
          <table:table-cell office:value-type="float" office:value="14074" calcext:value-type="float">
            <text:p>14074</text:p>
          </table:table-cell>
        </table:table-row>
        <table:table-row table:style-name="ro1">
          <table:table-cell office:value-type="string" calcext:value-type="string">
            <text:p>ESS_R02_2004_GER_LU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0 bedeutet äußerst unzufrieden und 10 äußerst zufrieden.</text:p>
          </table:table-cell>
          <table:table-cell office:value-type="float" office:value="13323" calcext:value-type="float">
            <text:p>13323</text:p>
          </table:table-cell>
        </table:table-row>
        <table:table-row table:style-name="ro1">
          <table:table-cell office:value-type="string" calcext:value-type="string">
            <text:p>ESS_R02_2004_GER_LU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Und wie zufrieden sind Sie - alles in allem - mit der gegenwärtigen Wirtschaftslage in Luxemburg?</text:p>
          </table:table-cell>
          <table:table-cell office:value-type="float" office:value="15547" calcext:value-type="float">
            <text:p>15547</text:p>
          </table:table-cell>
        </table:table-row>
        <table:table-row table:style-name="ro1">
          <table:table-cell office:value-type="string" calcext:value-type="string">
            <text:p>ESS_R02_2004_GER_LU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0 bedeutet äußerst unzufrieden und 10 äußerst zufrieden.</text:p>
          </table:table-cell>
          <table:table-cell office:value-type="float" office:value="13323" calcext:value-type="float">
            <text:p>13323</text:p>
          </table:table-cell>
        </table:table-row>
        <table:table-row table:style-name="ro1">
          <table:table-cell office:value-type="string" calcext:value-type="string">
            <text:p>ESS_R02_2004_GER_LU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Wenn Sie nun einmal an die Leistungen der luxemburgischen Regierung denken.</text:p>
          </table:table-cell>
          <table:table-cell office:value-type="float" office:value="15548" calcext:value-type="float">
            <text:p>15548</text:p>
          </table:table-cell>
        </table:table-row>
        <table:table-row table:style-name="ro1">
          <table:table-cell office:value-type="string" calcext:value-type="string">
            <text:p>ESS_R02_2004_GER_LU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Wie zufrieden</text:p>
          </table:table-cell>
          <table:table-cell office:value-type="float" office:value="15549" calcext:value-type="float">
            <text:p>15549</text:p>
          </table:table-cell>
        </table:table-row>
        <table:table-row table:style-name="ro1">
          <table:table-cell office:value-type="string" calcext:value-type="string">
            <text:p>ESS_R02_2004_GER_LU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ind Sie mit der Art und Weise, wie sie ihre Arbeit erledigt?</text:p>
          </table:table-cell>
          <table:table-cell office:value-type="float" office:value="15550" calcext:value-type="float">
            <text:p>15550</text:p>
          </table:table-cell>
        </table:table-row>
        <table:table-row table:style-name="ro1">
          <table:table-cell office:value-type="string" calcext:value-type="string">
            <text:p>ESS_R02_2004_GER_LU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0 bedeutet äußerst unzufrieden und 10</text:p>
          </table:table-cell>
          <table:table-cell office:value-type="float" office:value="15551" calcext:value-type="float">
            <text:p>15551</text:p>
          </table:table-cell>
        </table:table-row>
        <table:table-row table:style-name="ro1">
          <table:table-cell office:value-type="string" calcext:value-type="string">
            <text:p>ESS_R02_2004_GER_LU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äußerst zufrieden.</text:p>
          </table:table-cell>
          <table:table-cell office:value-type="float" office:value="15552" calcext:value-type="float">
            <text:p>15552</text:p>
          </table:table-cell>
        </table:table-row>
        <table:table-row table:style-name="ro1">
          <table:table-cell office:value-type="string" calcext:value-type="string">
            <text:p>ESS_R02_2004_GER_LU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Und wie zufrieden sind Sie - alles in allem - mit der Art und Weise, wie die Demokratie in</text:p>
          </table:table-cell>
          <table:table-cell office:value-type="float" office:value="15553" calcext:value-type="float">
            <text:p>15553</text:p>
          </table:table-cell>
        </table:table-row>
        <table:table-row table:style-name="ro1">
          <table:table-cell office:value-type="string" calcext:value-type="string">
            <text:p>ESS_R02_2004_GER_LU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Luxemburg funktioniert.</text:p>
          </table:table-cell>
          <table:table-cell office:value-type="float" office:value="15554" calcext:value-type="float">
            <text:p>15554</text:p>
          </table:table-cell>
        </table:table-row>
        <table:table-row table:style-name="ro1">
          <table:table-cell office:value-type="string" calcext:value-type="string">
            <text:p>ESS_R02_2004_GER_LU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0 bedeutet äußerst unzufrieden und 10 äußerst zufrieden.</text:p>
          </table:table-cell>
          <table:table-cell office:value-type="float" office:value="13323" calcext:value-type="float">
            <text:p>13323</text:p>
          </table:table-cell>
        </table:table-row>
        <table:table-row table:style-name="ro1">
          <table:table-cell office:value-type="string" calcext:value-type="string">
            <text:p>ESS_R02_2004_GER_LU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Wie Sie - alles in allem - den derzeitigen Zustand des Bildungssystems in Luxemburg einschätzen.</text:p>
          </table:table-cell>
          <table:table-cell office:value-type="float" office:value="15555" calcext:value-type="float">
            <text:p>15555</text:p>
          </table:table-cell>
        </table:table-row>
        <table:table-row table:style-name="ro1">
          <table:table-cell office:value-type="string" calcext:value-type="string">
            <text:p>ESS_R02_2004_GER_LU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0 bedeutet äußerst unzufrieden und 10 äußerst zufrieden.</text:p>
          </table:table-cell>
          <table:table-cell office:value-type="float" office:value="13323" calcext:value-type="float">
            <text:p>13323</text:p>
          </table:table-cell>
        </table:table-row>
        <table:table-row table:style-name="ro1">
          <table:table-cell office:value-type="string" calcext:value-type="string">
            <text:p>ESS_R02_2004_GER_LU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Wie Sie – alles in allem - den derzeitigen Zustand des Gesundheitssystems in Luxemburg einschätzen.</text:p>
          </table:table-cell>
          <table:table-cell office:value-type="float" office:value="15556" calcext:value-type="float">
            <text:p>15556</text:p>
          </table:table-cell>
        </table:table-row>
        <table:table-row table:style-name="ro1">
          <table:table-cell office:value-type="string" calcext:value-type="string">
            <text:p>ESS_R02_2004_GER_LU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0 bedeutet äußerst unzufrieden und 10 äußerst zufrieden.</text:p>
          </table:table-cell>
          <table:table-cell office:value-type="float" office:value="13323" calcext:value-type="float">
            <text:p>13323</text:p>
          </table:table-cell>
        </table:table-row>
        <table:table-row table:style-name="ro1">
          <table:table-cell office:value-type="string" calcext:value-type="string">
            <text:p>ESS_R02_2004_GER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Sagen Sie mir, wie sehr Sie jeder der folgenden Aussagen zustimmen oder wie sehr Sie diese ablehnen.</text:p>
          </table:table-cell>
          <table:table-cell office:value-type="float" office:value="15557" calcext:value-type="float">
            <text:p>15557</text:p>
          </table:table-cell>
        </table:table-row>
        <table:table-row table:style-name="ro1">
          <table:table-cell office:value-type="string" calcext:value-type="string">
            <text:p>ESS_R02_2004_GER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Der Staat sollte Maßnahmen ergreifen, um Einkommensunterschiede zu verringern.</text:p>
          </table:table-cell>
          <table:table-cell office:value-type="float" office:value="14093" calcext:value-type="float">
            <text:p>14093</text:p>
          </table:table-cell>
        </table:table-row>
        <table:table-row table:style-name="ro1">
          <table:table-cell office:value-type="string" calcext:value-type="string">
            <text:p>ESS_R02_2004_GER_LU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Schwule und Lesben sollten die Freiheit haben, ihr Leben so führen zu dürfen, wie sie es wollen.</text:p>
          </table:table-cell>
          <table:table-cell office:value-type="float" office:value="15558" calcext:value-type="float">
            <text:p>15558</text:p>
          </table:table-cell>
        </table:table-row>
        <table:table-row table:style-name="ro1">
          <table:table-cell office:value-type="string" calcext:value-type="string">
            <text:p>ESS_R02_2004_GER_LU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Politische Parteien, die die Demokratie abschaffen wollen, sollten verboten werden.</text:p>
          </table:table-cell>
          <table:table-cell office:value-type="float" office:value="14097" calcext:value-type="float">
            <text:p>14097</text:p>
          </table:table-cell>
        </table:table-row>
        <table:table-row table:style-name="ro1">
          <table:table-cell office:value-type="string" calcext:value-type="string">
            <text:p>ESS_R02_2004_GER_LU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Man kann darauf vertrauen, dass die moderne Wissenschaft unsere Umweltprobleme lösen wird.</text:p>
          </table:table-cell>
          <table:table-cell office:value-type="float" office:value="13333" calcext:value-type="float">
            <text:p>13333</text:p>
          </table:table-cell>
        </table:table-row>
        <table:table-row table:style-name="ro1">
          <table:table-cell office:value-type="string" calcext:value-type="string">
            <text:p>ESS_R02_2004_GER_LU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Wir kommen jetzt zum Thema Europäische Union.</text:p>
          </table:table-cell>
          <table:table-cell office:value-type="float" office:value="15559" calcext:value-type="float">
            <text:p>15559</text:p>
          </table:table-cell>
        </table:table-row>
        <table:table-row table:style-name="ro1">
          <table:table-cell office:value-type="string" calcext:value-type="string">
            <text:p>ESS_R02_2004_GER_LU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Manche Leute sagen, dass die europäische Einigung weiter gehe n sollte.</text:p>
          </table:table-cell>
          <table:table-cell office:value-type="float" office:value="15560" calcext:value-type="float">
            <text:p>15560</text:p>
          </table:table-cell>
        </table:table-row>
        <table:table-row table:style-name="ro1">
          <table:table-cell office:value-type="string" calcext:value-type="string">
            <text:p>ESS_R02_2004_GER_LU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Andere sagen, dass sie schon zu weit gegangen ist.</text:p>
          </table:table-cell>
          <table:table-cell office:value-type="float" office:value="15065" calcext:value-type="float">
            <text:p>15065</text:p>
          </table:table-cell>
        </table:table-row>
        <table:table-row table:style-name="ro1">
          <table:table-cell office:value-type="string" calcext:value-type="string">
            <text:p>ESS_R02_2004_GER_LU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Wie denken Sie darüber.</text:p>
          </table:table-cell>
          <table:table-cell office:value-type="float" office:value="15561" calcext:value-type="float">
            <text:p>15561</text:p>
          </table:table-cell>
        </table:table-row>
        <table:table-row table:style-name="ro1">
          <table:table-cell office:value-type="string" calcext:value-type="string">
            <text:p>ESS_R02_2004_GER_LU_48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Zunächst geht es um die Zuwanderer, die derselben ethnischen Gruppe angehören wie die Mehrheit der Luxemburger.</text:p>
          </table:table-cell>
          <table:table-cell office:value-type="float" office:value="15562" calcext:value-type="float">
            <text:p>15562</text:p>
          </table:table-cell>
        </table:table-row>
        <table:table-row table:style-name="ro1">
          <table:table-cell office:value-type="string" calcext:value-type="string">
            <text:p>ESS_R02_2004_GER_LU_48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Wie vielen von ihnen sollte Luxemburg erlauben, hier zu leben?</text:p>
          </table:table-cell>
          <table:table-cell office:value-type="float" office:value="15563" calcext:value-type="float">
            <text:p>15563</text:p>
          </table:table-cell>
        </table:table-row>
        <table:table-row table:style-name="ro1">
          <table:table-cell office:value-type="string" calcext:value-type="string">
            <text:p>ESS_R02_2004_GER_LU_48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Sollte Luxemburg es...</text:p>
          </table:table-cell>
          <table:table-cell office:value-type="float" office:value="15564" calcext:value-type="float">
            <text:p>15564</text:p>
          </table:table-cell>
        </table:table-row>
        <table:table-row table:style-name="ro1">
          <table:table-cell office:value-type="string" calcext:value-type="string">
            <text:p>ESS_R02_2004_GER_LU_49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Wie ist das mit Zuwanderern, die einer anderen ethnischen Gruppe angehören als die Mehrheit der Luxemburger.</text:p>
          </table:table-cell>
          <table:table-cell office:value-type="float" office:value="15565" calcext:value-type="float">
            <text:p>15565</text:p>
          </table:table-cell>
        </table:table-row>
        <table:table-row table:style-name="ro1">
          <table:table-cell office:value-type="string" calcext:value-type="string">
            <text:p>ESS_R02_2004_GER_LU_49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Sollte Luxemburg es...</text:p>
          </table:table-cell>
          <table:table-cell office:value-type="float" office:value="15564" calcext:value-type="float">
            <text:p>15564</text:p>
          </table:table-cell>
        </table:table-row>
        <table:table-row table:style-name="ro1">
          <table:table-cell office:value-type="string" calcext:value-type="string">
            <text:p>ESS_R02_2004_GER_LU_50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Und wie ist das mit Zuwanderern, die aus den ärmeren Ländern außerhalb Europas kommen?</text:p>
          </table:table-cell>
          <table:table-cell office:value-type="float" office:value="15070" calcext:value-type="float">
            <text:p>15070</text:p>
          </table:table-cell>
        </table:table-row>
        <table:table-row table:style-name="ro1">
          <table:table-cell office:value-type="string" calcext:value-type="string">
            <text:p>ESS_R02_2004_GER_LU_50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Sollte Luxemburg es...</text:p>
          </table:table-cell>
          <table:table-cell office:value-type="float" office:value="15564" calcext:value-type="float">
            <text:p>15564</text:p>
          </table:table-cell>
        </table:table-row>
        <table:table-row table:style-name="ro1">
          <table:table-cell office:value-type="string" calcext:value-type="string">
            <text:p>ESS_R02_2004_GER_LU_51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Was würden Sie sagen, ist es im Allgemeinen gut oder schlecht für die Luxemburger Wirtschaft, dass Zuwanderer hierher kommen?</text:p>
          </table:table-cell>
          <table:table-cell office:value-type="float" office:value="15566" calcext:value-type="float">
            <text:p>15566</text:p>
          </table:table-cell>
        </table:table-row>
        <table:table-row table:style-name="ro1">
          <table:table-cell office:value-type="string" calcext:value-type="string">
            <text:p>ESS_R02_2004_GER_LU_52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Und würden Sie sagen, dass das kulturelle Leben in Luxemburg im Allgemeinen durch Zuwanderer untergraben oder bereichert wird?</text:p>
          </table:table-cell>
          <table:table-cell office:value-type="float" office:value="15567" calcext:value-type="float">
            <text:p>15567</text:p>
          </table:table-cell>
        </table:table-row>
        <table:table-row table:style-name="ro1">
          <table:table-cell office:value-type="string" calcext:value-type="string">
            <text:p>ESS_R02_2004_GER_LU_53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Wird Luxemburg durch Zuwanderer zu einem schlechteren oder besseren Ort zum Leben?</text:p>
          </table:table-cell>
          <table:table-cell office:value-type="float" office:value="15568" calcext:value-type="float">
            <text:p>15568</text:p>
          </table:table-cell>
        </table:table-row>
        <table:table-row table:style-name="ro1">
          <table:table-cell office:value-type="string" calcext:value-type="string">
            <text:p>ESS_R02_2004_GER_LU_5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lles in allem betrachtet, was würden Sie sagen, wie glücklich sind Sie?</text:p>
          </table:table-cell>
          <table:table-cell office:value-type="float" office:value="14100" calcext:value-type="float">
            <text:p>14100</text:p>
          </table:table-cell>
        </table:table-row>
        <table:table-row table:style-name="ro1">
          <table:table-cell office:value-type="string" calcext:value-type="string">
            <text:p>ESS_R02_2004_GER_LU_5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Wie oft treffen Sie sich mit Freunden, Verwandten oder privat mit Arbeitskollegen?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ESS_R02_2004_GER_LU_57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Haben Sie jemanden, mit dem Sie über vertrauliche und persönliche Angelegenheiten reden können?</text:p>
          </table:table-cell>
          <table:table-cell office:value-type="float" office:value="14101" calcext:value-type="float">
            <text:p>14101</text:p>
          </table:table-cell>
        </table:table-row>
        <table:table-row table:style-name="ro1">
          <table:table-cell office:value-type="string" calcext:value-type="string">
            <text:p>ESS_R02_2004_GER_LU_5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Wenn Sie sich mit Gleichaltrigen vergleichen, wie oft nehmen Sie an geselligen Ereignissen oder Treffen teil?</text:p>
          </table:table-cell>
          <table:table-cell office:value-type="float" office:value="13350" calcext:value-type="float">
            <text:p>13350</text:p>
          </table:table-cell>
        </table:table-row>
        <table:table-row table:style-name="ro1">
          <table:table-cell office:value-type="string" calcext:value-type="string">
            <text:p>ESS_R02_2004_GER_LU_59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Sind Sie oder ein Mitglied Ihres Haushalts in den letzten fünf Jahren Opfer eines Einbruchs oder Überfalls geworden?</text:p>
          </table:table-cell>
          <table:table-cell office:value-type="float" office:value="14102" calcext:value-type="float">
            <text:p>14102</text:p>
          </table:table-cell>
        </table:table-row>
        <table:table-row table:style-name="ro1">
          <table:table-cell office:value-type="string" calcext:value-type="string">
            <text:p>ESS_R02_2004_GER_LU_6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Wie sicher fühlen Sie sich – oder würden Sie sich fühlen – wenn Sie nach Einbruch der Dunkelheit alleine zu Fuß in Ihrer Wohngegend unterwegs sind oder wären?</text:p>
          </table:table-cell>
          <table:table-cell office:value-type="float" office:value="15073" calcext:value-type="float">
            <text:p>15073</text:p>
          </table:table-cell>
        </table:table-row>
        <table:table-row table:style-name="ro1">
          <table:table-cell office:value-type="string" calcext:value-type="string">
            <text:p>ESS_R02_2004_GER_LU_6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Fühlen Sie sich – oder wie würden Sie sich fühlen...</text:p>
          </table:table-cell>
          <table:table-cell office:value-type="float" office:value="15074" calcext:value-type="float">
            <text:p>15074</text:p>
          </table:table-cell>
        </table:table-row>
        <table:table-row table:style-name="ro1">
          <table:table-cell office:value-type="string" calcext:value-type="string">
            <text:p>ESS_R02_2004_GER_LU_6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Wie schätzen Sie - alles in allem - Ihren Gesundheitszustand ein?</text:p>
          </table:table-cell>
          <table:table-cell office:value-type="float" office:value="14105" calcext:value-type="float">
            <text:p>14105</text:p>
          </table:table-cell>
        </table:table-row>
        <table:table-row table:style-name="ro1">
          <table:table-cell office:value-type="string" calcext:value-type="string">
            <text:p>ESS_R02_2004_GER_LU_6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Würden Sie sagen, er ist...</text:p>
          </table:table-cell>
          <table:table-cell office:value-type="float" office:value="14106" calcext:value-type="float">
            <text:p>14106</text:p>
          </table:table-cell>
        </table:table-row>
        <table:table-row table:style-name="ro1">
          <table:table-cell office:value-type="string" calcext:value-type="string">
            <text:p>ESS_R02_2004_GER_LU_62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Werden Sie bei Ihren täglichen Aktivitäten in irgendeiner Weise von einer längeren Krankheit oder einer Behinderung, einem Gebrechen oder einer seelischen Krankheit beeinträchtigt?</text:p>
          </table:table-cell>
          <table:table-cell office:value-type="float" office:value="14107" calcext:value-type="float">
            <text:p>14107</text:p>
          </table:table-cell>
        </table:table-row>
        <table:table-row table:style-name="ro1">
          <table:table-cell office:value-type="string" calcext:value-type="string">
            <text:p>ESS_R02_2004_GER_LU_62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Wenn ja, gilt das stark oder nur bis zu einem gewissen Grad?</text:p>
          </table:table-cell>
          <table:table-cell office:value-type="float" office:value="15569" calcext:value-type="float">
            <text:p>15569</text:p>
          </table:table-cell>
        </table:table-row>
        <table:table-row table:style-name="ro1">
          <table:table-cell office:value-type="string" calcext:value-type="string">
            <text:p>ESS_R02_2004_GER_LU_63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Fühlen Sie sich einer bestimmten Religion oder Konfession zugehörig?</text:p>
          </table:table-cell>
          <table:table-cell office:value-type="float" office:value="13369" calcext:value-type="float">
            <text:p>13369</text:p>
          </table:table-cell>
        </table:table-row>
        <table:table-row table:style-name="ro1">
          <table:table-cell office:value-type="string" calcext:value-type="string">
            <text:p>ESS_R02_2004_GER_LU_64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Welche Religion oder konfession ist das?</text:p>
          </table:table-cell>
          <table:table-cell office:value-type="float" office:value="15570" calcext:value-type="float">
            <text:p>15570</text:p>
          </table:table-cell>
        </table:table-row>
        <table:table-row table:style-name="ro1">
          <table:table-cell office:value-type="string" calcext:value-type="string">
            <text:p>ESS_R02_2004_GER_LU_6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Haben Sie sich früher einmal einer Religion oder Konfession zugehörig gefühlt?</text:p>
          </table:table-cell>
          <table:table-cell office:value-type="float" office:value="14109" calcext:value-type="float">
            <text:p>14109</text:p>
          </table:table-cell>
        </table:table-row>
        <table:table-row table:style-name="ro1">
          <table:table-cell office:value-type="string" calcext:value-type="string">
            <text:p>ESS_R02_2004_GER_LU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Und welche Religion oder Konfession war das?</text:p>
          </table:table-cell>
          <table:table-cell office:value-type="float" office:value="14110" calcext:value-type="float">
            <text:p>14110</text:p>
          </table:table-cell>
        </table:table-row>
        <table:table-row table:style-name="ro1">
          <table:table-cell office:value-type="string" calcext:value-type="string">
            <text:p>ESS_R02_2004_GER_LU_67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Unabhängig davon, ob Sie sich einer bestimmten Religion zugehörig fühlen, für wie religiös würden Sie sich selber halten?</text:p>
          </table:table-cell>
          <table:table-cell office:value-type="float" office:value="14111" calcext:value-type="float">
            <text:p>14111</text:p>
          </table:table-cell>
        </table:table-row>
        <table:table-row table:style-name="ro1">
          <table:table-cell office:value-type="string" calcext:value-type="string">
            <text:p>ESS_R02_2004_GER_LU_68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bgesehen von besonderen Anlässen wie Hochzeiten und Beerdigungen, wie oft gehen Sie derzeit zum Gottesdienst?</text:p>
          </table:table-cell>
          <table:table-cell office:value-type="float" office:value="14112" calcext:value-type="float">
            <text:p>14112</text:p>
          </table:table-cell>
        </table:table-row>
        <table:table-row table:style-name="ro1">
          <table:table-cell office:value-type="string" calcext:value-type="string">
            <text:p>ESS_R02_2004_GER_LU_69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bgesehen von Gottesdiensten, wie oft beten Sie – wenn überhaupt?</text:p>
          </table:table-cell>
          <table:table-cell office:value-type="float" office:value="13375" calcext:value-type="float">
            <text:p>13375</text:p>
          </table:table-cell>
        </table:table-row>
        <table:table-row table:style-name="ro1">
          <table:table-cell office:value-type="string" calcext:value-type="string">
            <text:p>ESS_R02_2004_GER_LU_70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Würden Sie sich selbst als Angehörige einer Bevölkerungsgruppe bezeichnen, die in Luxemburg diskriminiert wird?</text:p>
          </table:table-cell>
          <table:table-cell office:value-type="float" office:value="15571" calcext:value-type="float">
            <text:p>15571</text:p>
          </table:table-cell>
        </table:table-row>
        <table:table-row table:style-name="ro1">
          <table:table-cell office:value-type="string" calcext:value-type="string">
            <text:p>ESS_R02_2004_GER_LU_7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Aus welchen Gründen wird Ihre Gruppe diskriminiert?</text:p>
          </table:table-cell>
          <table:table-cell office:value-type="float" office:value="12990" calcext:value-type="float">
            <text:p>12990</text:p>
          </table:table-cell>
        </table:table-row>
        <table:table-row table:style-name="ro1">
          <table:table-cell office:value-type="string" calcext:value-type="string">
            <text:p>ESS_R02_2004_GER_LU_72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Sind Sie Luxemburger Staatsbürger?</text:p>
          </table:table-cell>
          <table:table-cell office:value-type="float" office:value="15572" calcext:value-type="float">
            <text:p>15572</text:p>
          </table:table-cell>
        </table:table-row>
        <table:table-row table:style-name="ro1">
          <table:table-cell office:value-type="string" calcext:value-type="string">
            <text:p>ESS_R02_2004_GER_LU_73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Welche Staatsangehörigkeit besitzen Sie?</text:p>
          </table:table-cell>
          <table:table-cell office:value-type="float" office:value="14115" calcext:value-type="float">
            <text:p>14115</text:p>
          </table:table-cell>
        </table:table-row>
        <table:table-row table:style-name="ro1">
          <table:table-cell office:value-type="string" calcext:value-type="string">
            <text:p>ESS_R02_2004_GER_LU_74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Sind Sie in Luxemburg geboren?</text:p>
          </table:table-cell>
          <table:table-cell office:value-type="float" office:value="15573" calcext:value-type="float">
            <text:p>15573</text:p>
          </table:table-cell>
        </table:table-row>
        <table:table-row table:style-name="ro1">
          <table:table-cell office:value-type="string" calcext:value-type="string">
            <text:p>ESS_R02_2004_GER_LU_75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In welchem Land sind Sie geboren?</text:p>
          </table:table-cell>
          <table:table-cell office:value-type="float" office:value="13383" calcext:value-type="float">
            <text:p>13383</text:p>
          </table:table-cell>
        </table:table-row>
        <table:table-row table:style-name="ro1">
          <table:table-cell office:value-type="string" calcext:value-type="string">
            <text:p>ESS_R02_2004_GER_LU_76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Wann sind Sie zum ersten Mal nach Luxemburg gekommen, um hier zu leben?</text:p>
          </table:table-cell>
          <table:table-cell office:value-type="float" office:value="15574" calcext:value-type="float">
            <text:p>15574</text:p>
          </table:table-cell>
        </table:table-row>
        <table:table-row table:style-name="ro1">
          <table:table-cell office:value-type="string" calcext:value-type="string">
            <text:p>ESS_R02_2004_GER_LU_77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Welche Sprache oder Sprachen sprechen Sie zu Hause (hier in Luxemburg) am häufigsten?</text:p>
          </table:table-cell>
          <table:table-cell office:value-type="float" office:value="15575" calcext:value-type="float">
            <text:p>15575</text:p>
          </table:table-cell>
        </table:table-row>
        <table:table-row table:style-name="ro1">
          <table:table-cell office:value-type="string" calcext:value-type="string">
            <text:p>ESS_R02_2004_GER_LU_7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Gehören Sie einer ethnischen Gruppe an, die in Luxemburg in der Minderheit ist?</text:p>
          </table:table-cell>
          <table:table-cell office:value-type="float" office:value="15576" calcext:value-type="float">
            <text:p>15576</text:p>
          </table:table-cell>
        </table:table-row>
        <table:table-row table:style-name="ro1">
          <table:table-cell office:value-type="string" calcext:value-type="string">
            <text:p>ESS_R02_2004_GER_LU_79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Ist Ihr Vater in Luxemburg geboren?</text:p>
          </table:table-cell>
          <table:table-cell office:value-type="float" office:value="15577" calcext:value-type="float">
            <text:p>15577</text:p>
          </table:table-cell>
        </table:table-row>
        <table:table-row table:style-name="ro1">
          <table:table-cell office:value-type="string" calcext:value-type="string">
            <text:p>ESS_R02_2004_GER_LU_80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In welchem Land ist Ihr Vater geboren?</text:p>
          </table:table-cell>
          <table:table-cell office:value-type="float" office:value="15087" calcext:value-type="float">
            <text:p>15087</text:p>
          </table:table-cell>
        </table:table-row>
        <table:table-row table:style-name="ro1">
          <table:table-cell office:value-type="string" calcext:value-type="string">
            <text:p>ESS_R02_2004_GER_LU_8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Ist Ihre Mutter in Luxemburg geboren?</text:p>
          </table:table-cell>
          <table:table-cell office:value-type="float" office:value="15578" calcext:value-type="float">
            <text:p>15578</text:p>
          </table:table-cell>
        </table:table-row>
        <table:table-row table:style-name="ro1">
          <table:table-cell office:value-type="string" calcext:value-type="string">
            <text:p>ESS_R02_2004_GER_LU_82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In welchem Land ist Ihre Mutter geboren?</text:p>
          </table:table-cell>
          <table:table-cell office:value-type="float" office:value="13391" calcext:value-type="float">
            <text:p>13391</text:p>
          </table:table-cell>
        </table:table-row>
        <table:table-row table:style-name="ro1">
          <table:table-cell office:value-type="string" calcext:value-type="string">
            <text:p>ESS_R02_2004_GER_LU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inden Sie es eher richtig oder eher nicht richtig, wenn ansonsten gesunde Menschen Medikamente nehmen...</text:p>
          </table:table-cell>
          <table:table-cell office:value-type="float" office:value="15579" calcext:value-type="float">
            <text:p>15579</text:p>
          </table:table-cell>
        </table:table-row>
        <table:table-row table:style-name="ro1">
          <table:table-cell office:value-type="string" calcext:value-type="string">
            <text:p>ESS_R02_2004_GER_LU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...um abzunehmen?</text:p>
          </table:table-cell>
          <table:table-cell office:value-type="float" office:value="15580" calcext:value-type="float">
            <text:p>15580</text:p>
          </table:table-cell>
        </table:table-row>
        <table:table-row table:style-name="ro1">
          <table:table-cell office:value-type="string" calcext:value-type="string">
            <text:p>ESS_R02_2004_GER_LU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... um Haarausfall zu reduzieren?</text:p>
          </table:table-cell>
          <table:table-cell office:value-type="float" office:value="15581" calcext:value-type="float">
            <text:p>15581</text:p>
          </table:table-cell>
        </table:table-row>
        <table:table-row table:style-name="ro1">
          <table:table-cell office:value-type="string" calcext:value-type="string">
            <text:p>ESS_R02_2004_GER_LU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... um ihr Gedächtnis zu verbessern?</text:p>
          </table:table-cell>
          <table:table-cell office:value-type="float" office:value="15582" calcext:value-type="float">
            <text:p>15582</text:p>
          </table:table-cell>
        </table:table-row>
        <table:table-row table:style-name="ro1">
          <table:table-cell office:value-type="string" calcext:value-type="string">
            <text:p>ESS_R02_2004_GER_LU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 um sich glücklicher zu fühlen?</text:p>
          </table:table-cell>
          <table:table-cell office:value-type="float" office:value="15583" calcext:value-type="float">
            <text:p>15583</text:p>
          </table:table-cell>
        </table:table-row>
        <table:table-row table:style-name="ro1">
          <table:table-cell office:value-type="string" calcext:value-type="string">
            <text:p>ESS_R02_2004_GER_LU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um ihr Sexualleben zu verbessern?</text:p>
          </table:table-cell>
          <table:table-cell office:value-type="float" office:value="15584" calcext:value-type="float">
            <text:p>15584</text:p>
          </table:table-cell>
        </table:table-row>
        <table:table-row table:style-name="ro1">
          <table:table-cell office:value-type="string" calcext:value-type="string">
            <text:p>ESS_R02_2004_GER_LU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Wenn Sie ein Gesundheitsproblem haben, wie oft nehmen Sie dann pflanzliche Heilmittel?</text:p>
          </table:table-cell>
          <table:table-cell office:value-type="float" office:value="15585" calcext:value-type="float">
            <text:p>15585</text:p>
          </table:table-cell>
        </table:table-row>
        <table:table-row table:style-name="ro1">
          <table:table-cell office:value-type="string" calcext:value-type="string">
            <text:p>ESS_R02_2004_GER_LU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Wenn Sie ein Medikament verschrieben bekommen, wie oft machen Sie sich dann Gedanken über die Nebenwirkungen?</text:p>
          </table:table-cell>
          <table:table-cell office:value-type="float" office:value="15586" calcext:value-type="float">
            <text:p>15586</text:p>
          </table:table-cell>
        </table:table-row>
        <table:table-row table:style-name="ro1">
          <table:table-cell office:value-type="string" calcext:value-type="string">
            <text:p>ESS_R02_2004_GER_LU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Manche Leute bevorzugen, wenn sie ein Gesundheitsproblem haben, ein Medikament, das ihnen vom Arzt verschrieben wurde.</text:p>
          </table:table-cell>
          <table:table-cell office:value-type="float" office:value="15587" calcext:value-type="float">
            <text:p>15587</text:p>
          </table:table-cell>
        </table:table-row>
        <table:table-row table:style-name="ro1">
          <table:table-cell office:value-type="string" calcext:value-type="string">
            <text:p>ESS_R02_2004_GER_LU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ndere nehmen lieber ein frei verkäufliches oder von einem Alternativmediziner oder anderen Gesundheitsspezialisten verordnetes Arzneimittel.</text:p>
          </table:table-cell>
          <table:table-cell office:value-type="float" office:value="15588" calcext:value-type="float">
            <text:p>15588</text:p>
          </table:table-cell>
        </table:table-row>
        <table:table-row table:style-name="ro1">
          <table:table-cell office:value-type="string" calcext:value-type="string">
            <text:p>ESS_R02_2004_GER_LU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Wie oft bevorzugen Sie ein Medikament, das Ihnen vo m Arzt verschrieben wurde?</text:p>
          </table:table-cell>
          <table:table-cell office:value-type="float" office:value="15589" calcext:value-type="float">
            <text:p>15589</text:p>
          </table:table-cell>
        </table:table-row>
        <table:table-row table:style-name="ro1">
          <table:table-cell office:value-type="string" calcext:value-type="string">
            <text:p>ESS_R02_2004_GER_LU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Bitte denken Sie einmal daran, als Sie das letzte Mal vom Arzt ein Medikament verschrieben bekommen haben, das Sie vorher noch nie eingenommen hatten.</text:p>
          </table:table-cell>
          <table:table-cell office:value-type="float" office:value="15590" calcext:value-type="float">
            <text:p>15590</text:p>
          </table:table-cell>
        </table:table-row>
        <table:table-row table:style-name="ro1">
          <table:table-cell office:value-type="string" calcext:value-type="string">
            <text:p>ESS_R02_2004_GER_LU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Welche von den folgenden Aussagen kommt dem am nächsten, was Sie damals mit dem Rezept gemacht haben?</text:p>
          </table:table-cell>
          <table:table-cell office:value-type="float" office:value="15591" calcext:value-type="float">
            <text:p>15591</text:p>
          </table:table-cell>
        </table:table-row>
        <table:table-row table:style-name="ro1">
          <table:table-cell office:value-type="string" calcext:value-type="string">
            <text:p>ESS_R02_2004_GER_LU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Nehmen Sie regelmäßig irgendwelche Tabletten oder sonstige Medikamente, die Ihnen verschrieben worden sind?</text:p>
          </table:table-cell>
          <table:table-cell office:value-type="float" office:value="15592" calcext:value-type="float">
            <text:p>15592</text:p>
          </table:table-cell>
        </table:table-row>
        <table:table-row table:style-name="ro1">
          <table:table-cell office:value-type="string" calcext:value-type="string">
            <text:p>ESS_R02_2004_GER_LU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Viele Leute nehmen gelegentlich Medikamente, die eigentlich jemand anderem verschrieben wurden.</text:p>
          </table:table-cell>
          <table:table-cell office:value-type="float" office:value="15593" calcext:value-type="float">
            <text:p>15593</text:p>
          </table:table-cell>
        </table:table-row>
        <table:table-row table:style-name="ro1">
          <table:table-cell office:value-type="string" calcext:value-type="string">
            <text:p>ESS_R02_2004_GER_LU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Wie oft haben Sie in den letzten fünf Jahren ein Medikament, das eigentlich jemand anderem verschrieben wurde, angewendet?</text:p>
          </table:table-cell>
          <table:table-cell office:value-type="float" office:value="15594" calcext:value-type="float">
            <text:p>15594</text:p>
          </table:table-cell>
        </table:table-row>
        <table:table-row table:style-name="ro1">
          <table:table-cell office:value-type="string" calcext:value-type="string">
            <text:p>ESS_R02_2004_GER_LU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tellen Sie sich vor, Sie hätten sehr starke Halsschmerzen.</text:p>
          </table:table-cell>
          <table:table-cell office:value-type="float" office:value="15595" calcext:value-type="float">
            <text:p>15595</text:p>
          </table:table-cell>
        </table:table-row>
        <table:table-row table:style-name="ro1">
          <table:table-cell office:value-type="string" calcext:value-type="string">
            <text:p>ESS_R02_2004_GER_LU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on wem, wenn überhaupt von jemandem, würden Sie sich als erstes beraten oder behandeln lassen?</text:p>
          </table:table-cell>
          <table:table-cell office:value-type="float" office:value="15596" calcext:value-type="float">
            <text:p>15596</text:p>
          </table:table-cell>
        </table:table-row>
        <table:table-row table:style-name="ro1">
          <table:table-cell office:value-type="string" calcext:value-type="string">
            <text:p>ESS_R02_2004_GER_LU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Zu welchem dieser medizinischen Angebote würden Sie zuerst greifen, um sich beraten oder behandeln zu lassen?</text:p>
          </table:table-cell>
          <table:table-cell office:value-type="float" office:value="15597" calcext:value-type="float">
            <text:p>15597</text:p>
          </table:table-cell>
        </table:table-row>
        <table:table-row table:style-name="ro1">
          <table:table-cell office:value-type="string" calcext:value-type="string">
            <text:p>ESS_R02_2004_GER_LU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tellen Sie sich jetzt bitte vor, Sie hätten starke Kopfschmerzen.</text:p>
          </table:table-cell>
          <table:table-cell office:value-type="float" office:value="15598" calcext:value-type="float">
            <text:p>15598</text:p>
          </table:table-cell>
        </table:table-row>
        <table:table-row table:style-name="ro1">
          <table:table-cell office:value-type="string" calcext:value-type="string">
            <text:p>ESS_R02_2004_GER_LU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on wem, wenn überhaupt von jemandem, würden Sie sich als erstes beraten oder behandeln lassen?</text:p>
          </table:table-cell>
          <table:table-cell office:value-type="float" office:value="15596" calcext:value-type="float">
            <text:p>15596</text:p>
          </table:table-cell>
        </table:table-row>
        <table:table-row table:style-name="ro1">
          <table:table-cell office:value-type="string" calcext:value-type="string">
            <text:p>ESS_R02_2004_GER_LU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Zu welchem dieser medizinischen Angebote würden Sie zuerst greifen, um sich beraten oder behandeln zu lassen?</text:p>
          </table:table-cell>
          <table:table-cell office:value-type="float" office:value="15597" calcext:value-type="float">
            <text:p>15597</text:p>
          </table:table-cell>
        </table:table-row>
        <table:table-row table:style-name="ro1">
          <table:table-cell office:value-type="string" calcext:value-type="string">
            <text:p>ESS_R02_2004_GER_LU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Stellen Sie sich jetzt bitte vor, Sie hätten große Schlafstörungen.</text:p>
          </table:table-cell>
          <table:table-cell office:value-type="float" office:value="15599" calcext:value-type="float">
            <text:p>15599</text:p>
          </table:table-cell>
        </table:table-row>
        <table:table-row table:style-name="ro1">
          <table:table-cell office:value-type="string" calcext:value-type="string">
            <text:p>ESS_R02_2004_GER_LU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Von wem, wenn überhaupt von jemandem, würden Sie sich als erstes beraten oder behandeln lassen?</text:p>
          </table:table-cell>
          <table:table-cell office:value-type="float" office:value="15596" calcext:value-type="float">
            <text:p>15596</text:p>
          </table:table-cell>
        </table:table-row>
        <table:table-row table:style-name="ro1">
          <table:table-cell office:value-type="string" calcext:value-type="string">
            <text:p>ESS_R02_2004_GER_LU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Zu welchem dieser medizinischen Angebote würden Sie zuerst greifen, um sich beraten oder behandeln zu lassen?</text:p>
          </table:table-cell>
          <table:table-cell office:value-type="float" office:value="15597" calcext:value-type="float">
            <text:p>15597</text:p>
          </table:table-cell>
        </table:table-row>
        <table:table-row table:style-name="ro1">
          <table:table-cell office:value-type="string" calcext:value-type="string">
            <text:p>ESS_R02_2004_GER_LU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Und stellen Sie sich jetzt bitte vor, Sie hätten starke Rückenschmerzen.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ESS_R02_2004_GER_LU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Von wem, wenn überhaupt von jemandem, würden Sie sich als erstes beraten oder behandeln lassen?</text:p>
          </table:table-cell>
          <table:table-cell office:value-type="float" office:value="15596" calcext:value-type="float">
            <text:p>15596</text:p>
          </table:table-cell>
        </table:table-row>
        <table:table-row table:style-name="ro1">
          <table:table-cell office:value-type="string" calcext:value-type="string">
            <text:p>ESS_R02_2004_GER_LU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Zu welchem dieser medizinischen Angebote würden Sie zuerst greifen, um sich beraten oder behandeln zu lassen?</text:p>
          </table:table-cell>
          <table:table-cell office:value-type="float" office:value="15597" calcext:value-type="float">
            <text:p>15597</text:p>
          </table:table-cell>
        </table:table-row>
        <table:table-row table:style-name="ro1">
          <table:table-cell office:value-type="string" calcext:value-type="string">
            <text:p>ESS_R02_2004_GER_LU_10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Finden Sie, dass Sie bei der Suche nach einem Hausarzt...</text:p>
          </table:table-cell>
          <table:table-cell office:value-type="float" office:value="15601" calcext:value-type="float">
            <text:p>15601</text:p>
          </table:table-cell>
        </table:table-row>
        <table:table-row table:style-name="ro1">
          <table:table-cell office:value-type="string" calcext:value-type="string">
            <text:p>ESS_R02_2004_GER_LU_10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Manche Menschen gehen bei alltäglichen Gesundheitsprobleme am liebsten immer zum gleichen Arzt.</text:p>
          </table:table-cell>
          <table:table-cell office:value-type="float" office:value="15602" calcext:value-type="float">
            <text:p>15602</text:p>
          </table:table-cell>
        </table:table-row>
        <table:table-row table:style-name="ro1">
          <table:table-cell office:value-type="string" calcext:value-type="string">
            <text:p>ESS_R02_2004_GER_LU_10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Andere ziehen es vor, bei verschiedenen alltäglichen Gesundheitsproblemen unterschiedliche Ärzte aufzusuchen.</text:p>
          </table:table-cell>
          <table:table-cell office:value-type="float" office:value="15603" calcext:value-type="float">
            <text:p>15603</text:p>
          </table:table-cell>
        </table:table-row>
        <table:table-row table:style-name="ro1">
          <table:table-cell office:value-type="string" calcext:value-type="string">
            <text:p>ESS_R02_2004_GER_LU_10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Wie ist das bei Ihnen?</text:p>
          </table:table-cell>
          <table:table-cell office:value-type="float" office:value="13304" calcext:value-type="float">
            <text:p>13304</text:p>
          </table:table-cell>
        </table:table-row>
        <table:table-row table:style-name="ro1">
          <table:table-cell office:value-type="string" calcext:value-type="string">
            <text:p>ESS_R02_2004_GER_LU_10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Gehen Sie lieber ...</text:p>
          </table:table-cell>
          <table:table-cell office:value-type="float" office:value="15604" calcext:value-type="float">
            <text:p>15604</text:p>
          </table:table-cell>
        </table:table-row>
        <table:table-row table:style-name="ro1">
          <table:table-cell office:value-type="string" calcext:value-type="string">
            <text:p>ESS_R02_2004_GER_LU_104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Wie oft haben Sie wegen eigener Gesundheitsprobleme in den letzten 12 Monaten einen Arzt aufgesucht?</text:p>
          </table:table-cell>
          <table:table-cell office:value-type="float" office:value="15605" calcext:value-type="float">
            <text:p>15605</text:p>
          </table:table-cell>
        </table:table-row>
        <table:table-row table:style-name="ro1">
          <table:table-cell office:value-type="string" calcext:value-type="string">
            <text:p>ESS_R02_2004_GER_LU_104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enken Sie bitte an alle Arztbesuche, einschließlich Besuche beim Hausarzt und bei Spezialisten.</text:p>
          </table:table-cell>
          <table:table-cell office:value-type="float" office:value="15606" calcext:value-type="float">
            <text:p>15606</text:p>
          </table:table-cell>
        </table:table-row>
        <table:table-row table:style-name="ro1">
          <table:table-cell office:value-type="string" calcext:value-type="string">
            <text:p>ESS_R02_2004_GER_LU_105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agen Sie mir, wie sehr Sie jeder der folgenden Aussagen zustimmen oder wie sehr Sie diese ablehnen.</text:p>
          </table:table-cell>
          <table:table-cell office:value-type="float" office:value="15557" calcext:value-type="float">
            <text:p>15557</text:p>
          </table:table-cell>
        </table:table-row>
        <table:table-row table:style-name="ro1">
          <table:table-cell office:value-type="string" calcext:value-type="string">
            <text:p>ESS_R02_2004_GER_LU_105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ie meisten Krankheiten heilen von selbst, ohne dass man dazu einen Arzt aufsuchen muss</text:p>
          </table:table-cell>
          <table:table-cell office:value-type="float" office:value="15607" calcext:value-type="float">
            <text:p>15607</text:p>
          </table:table-cell>
        </table:table-row>
        <table:table-row table:style-name="ro1">
          <table:table-cell office:value-type="string" calcext:value-type="string">
            <text:p>ESS_R02_2004_GER_LU_106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Bei Krankheiten wie einer normalen Erkältung können sich die Leute selbst helfen.</text:p>
          </table:table-cell>
          <table:table-cell office:value-type="float" office:value="15608" calcext:value-type="float">
            <text:p>15608</text:p>
          </table:table-cell>
        </table:table-row>
        <table:table-row table:style-name="ro1">
          <table:table-cell office:value-type="string" calcext:value-type="string">
            <text:p>ESS_R02_2004_GER_LU_107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ie Menschen verlassen sich zu stark auf ihre Ärzte statt auf sich selbst, um gesund zu bleiben</text:p>
          </table:table-cell>
          <table:table-cell office:value-type="float" office:value="15609" calcext:value-type="float">
            <text:p>15609</text:p>
          </table:table-cell>
        </table:table-row>
        <table:table-row table:style-name="ro1">
          <table:table-cell office:value-type="string" calcext:value-type="string">
            <text:p>ESS_R02_2004_GER_LU_108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Wenn man sich sicher ist, welches Medikament man braucht, sollte der Arzt es einfach verschreiben.</text:p>
          </table:table-cell>
          <table:table-cell office:value-type="float" office:value="15610" calcext:value-type="float">
            <text:p>15610</text:p>
          </table:table-cell>
        </table:table-row>
        <table:table-row table:style-name="ro1">
          <table:table-cell office:value-type="string" calcext:value-type="string">
            <text:p>ESS_R02_2004_GER_LU_109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Es ist am besten, wenn man die Anweisungen des Arztes befolgt.</text:p>
          </table:table-cell>
          <table:table-cell office:value-type="float" office:value="15611" calcext:value-type="float">
            <text:p>15611</text:p>
          </table:table-cell>
        </table:table-row>
        <table:table-row table:style-name="ro1">
          <table:table-cell office:value-type="string" calcext:value-type="string">
            <text:p>ESS_R02_2004_GER_LU_110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Ich bin eigentlich ein wenig enttäuscht, wenn ich die Arztpraxis ohne Rezept verlasse.</text:p>
          </table:table-cell>
          <table:table-cell office:value-type="float" office:value="15612" calcext:value-type="float">
            <text:p>15612</text:p>
          </table:table-cell>
        </table:table-row>
        <table:table-row table:style-name="ro1">
          <table:table-cell office:value-type="string" calcext:value-type="string">
            <text:p>ESS_R02_2004_GER_LU_11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Bitte sagen Sie mir anhand von der Liste, wie häufig Ihrer Meinung nach die folgenden Aussagen im Allgemeinen auf Ärzte zutreffen.</text:p>
          </table:table-cell>
          <table:table-cell office:value-type="float" office:value="15613" calcext:value-type="float">
            <text:p>15613</text:p>
          </table:table-cell>
        </table:table-row>
        <table:table-row table:style-name="ro1">
          <table:table-cell office:value-type="string" calcext:value-type="string">
            <text:p>ESS_R02_2004_GER_LU_11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Ärzte verschweigen ihren Patienten die volle Wahrheit.</text:p>
          </table:table-cell>
          <table:table-cell office:value-type="float" office:value="15614" calcext:value-type="float">
            <text:p>15614</text:p>
          </table:table-cell>
        </table:table-row>
        <table:table-row table:style-name="ro1">
          <table:table-cell office:value-type="string" calcext:value-type="string">
            <text:p>ESS_R02_2004_GER_LU_11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Hausärzte behandeln ihre Patienten als gleichberechtigte Partner.</text:p>
          </table:table-cell>
          <table:table-cell office:value-type="float" office:value="15615" calcext:value-type="float">
            <text:p>15615</text:p>
          </table:table-cell>
        </table:table-row>
        <table:table-row table:style-name="ro1">
          <table:table-cell office:value-type="string" calcext:value-type="string">
            <text:p>ESS_R02_2004_GER_LU_11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Bevor Ärzte sich für eine Behandlung entscheiden, diskutieren sie mit ihrem Patienten darüber.</text:p>
          </table:table-cell>
          <table:table-cell office:value-type="float" office:value="15616" calcext:value-type="float">
            <text:p>15616</text:p>
          </table:table-cell>
        </table:table-row>
        <table:table-row table:style-name="ro1">
          <table:table-cell office:value-type="string" calcext:value-type="string">
            <text:p>ESS_R02_2004_GER_LU_11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Patienten haben Hemmungen, ihrem Arzt alle Fragen zu stellen, die sie gerne stellen würden.</text:p>
          </table:table-cell>
          <table:table-cell office:value-type="float" office:value="15617" calcext:value-type="float">
            <text:p>15617</text:p>
          </table:table-cell>
        </table:table-row>
        <table:table-row table:style-name="ro1">
          <table:table-cell office:value-type="string" calcext:value-type="string">
            <text:p>ESS_R02_2004_GER_LU_115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Ärzte sind dazu bereit ihren Partienten gegenüber ihre Fehler zuzugeben.</text:p>
          </table:table-cell>
          <table:table-cell office:value-type="float" office:value="15618" calcext:value-type="float">
            <text:p>15618</text:p>
          </table:table-cell>
        </table:table-row>
        <table:table-row table:style-name="ro1">
          <table:table-cell office:value-type="string" calcext:value-type="string">
            <text:p>ESS_R02_2004_GER_LU_116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Ärzte verwenden Wörter oder Formulierungen, die für ihre Patienten schwierig zu verstehen sind.</text:p>
          </table:table-cell>
          <table:table-cell office:value-type="float" office:value="15619" calcext:value-type="float">
            <text:p>15619</text:p>
          </table:table-cell>
        </table:table-row>
        <table:table-row table:style-name="ro1">
          <table:table-cell office:value-type="string" calcext:value-type="string">
            <text:p>ESS_R02_2004_GER_LU_11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Wie sehr stimmen Sie den folgenden Aussagen zu oder wie sehr lehnen Sie diese ab?</text:p>
          </table:table-cell>
          <table:table-cell office:value-type="float" office:value="15620" calcext:value-type="float">
            <text:p>15620</text:p>
          </table:table-cell>
        </table:table-row>
        <table:table-row table:style-name="ro1">
          <table:table-cell office:value-type="string" calcext:value-type="string">
            <text:p>ESS_R02_2004_GER_LU_11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Jeder sollte zumindest einen Teil seiner Freizeit dafür verwenden, anderen zu helfen.</text:p>
          </table:table-cell>
          <table:table-cell office:value-type="float" office:value="15621" calcext:value-type="float">
            <text:p>15621</text:p>
          </table:table-cell>
        </table:table-row>
        <table:table-row table:style-name="ro1">
          <table:table-cell office:value-type="string" calcext:value-type="string">
            <text:p>ESS_R02_2004_GER_LU_119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Unsere Gesellschaft wäre besser dran, wenn sich jeder nur um sich selbst kümmern würde.</text:p>
          </table:table-cell>
          <table:table-cell office:value-type="float" office:value="15622" calcext:value-type="float">
            <text:p>15622</text:p>
          </table:table-cell>
        </table:table-row>
        <table:table-row table:style-name="ro1">
          <table:table-cell office:value-type="string" calcext:value-type="string">
            <text:p>ESS_R02_2004_GER_LU_12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Man sollte bei der Steuer keine falschen Angaben machen.</text:p>
          </table:table-cell>
          <table:table-cell office:value-type="float" office:value="15623" calcext:value-type="float">
            <text:p>15623</text:p>
          </table:table-cell>
        </table:table-row>
        <table:table-row table:style-name="ro1">
          <table:table-cell office:value-type="string" calcext:value-type="string">
            <text:p>ESS_R02_2004_GER_LU_1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agen Sie mir, wie sehr Sie den folgenden Personengruppen und Unternehmen vertrauen, dass sie mit Leuten wie Ihnen ehrlich umgehen.</text:p>
          </table:table-cell>
          <table:table-cell office:value-type="float" office:value="15624" calcext:value-type="float">
            <text:p>15624</text:p>
          </table:table-cell>
        </table:table-row>
        <table:table-row table:style-name="ro1">
          <table:table-cell office:value-type="string" calcext:value-type="string">
            <text:p>ESS_R02_2004_GER_LU_1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1 bedeutet, dass Sie diesen Personengruppen oder Unternehmen sehr misstrauen, dass sie mit Ihnen ehrlich umgehen, 5 bedeutet, dass Sie ihnen sehr vertrauen, dass sie mit Ihnen ehrlich umgehen.</text:p>
          </table:table-cell>
          <table:table-cell office:value-type="float" office:value="15625" calcext:value-type="float">
            <text:p>15625</text:p>
          </table:table-cell>
        </table:table-row>
        <table:table-row table:style-name="ro1">
          <table:table-cell office:value-type="string" calcext:value-type="string">
            <text:p>ESS_R02_2004_GER_LU_1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Mit den Werten dazwischen können Sie Ihre Meinung abstufen.</text:p>
          </table:table-cell>
          <table:table-cell office:value-type="float" office:value="15626" calcext:value-type="float">
            <text:p>15626</text:p>
          </table:table-cell>
        </table:table-row>
        <table:table-row table:style-name="ro1">
          <table:table-cell office:value-type="string" calcext:value-type="string">
            <text:p>ESS_R02_2004_GER_LU_1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Klempner, Bauhandwerker oder andere Handwerker, Automechaniker oder andere Mitarbeiter von Reparaturdiensten.</text:p>
          </table:table-cell>
          <table:table-cell office:value-type="float" office:value="15627" calcext:value-type="float">
            <text:p>15627</text:p>
          </table:table-cell>
        </table:table-row>
        <table:table-row table:style-name="ro1">
          <table:table-cell office:value-type="string" calcext:value-type="string">
            <text:p>ESS_R02_2004_GER_LU_12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inanzunternehmen wie Banken und Versicherungen.</text:p>
          </table:table-cell>
          <table:table-cell office:value-type="float" office:value="15628" calcext:value-type="float">
            <text:p>15628</text:p>
          </table:table-cell>
        </table:table-row>
        <table:table-row table:style-name="ro1">
          <table:table-cell office:value-type="string" calcext:value-type="string">
            <text:p>ESS_R02_2004_GER_LU_12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Mitarbeiter von Behörden (öffentlicherDienst/Beamte).</text:p>
          </table:table-cell>
          <table:table-cell office:value-type="float" office:value="15629" calcext:value-type="float">
            <text:p>15629</text:p>
          </table:table-cell>
        </table:table-row>
        <table:table-row table:style-name="ro1">
          <table:table-cell office:value-type="string" calcext:value-type="string">
            <text:p>ESS_R02_2004_GER_LU_12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Mitarbeiter von Behörden (öffentlicherDienst/Beamte).</text:p>
          </table:table-cell>
          <table:table-cell office:value-type="float" office:value="15629" calcext:value-type="float">
            <text:p>15629</text:p>
          </table:table-cell>
        </table:table-row>
        <table:table-row table:style-name="ro1">
          <table:table-cell office:value-type="string" calcext:value-type="string">
            <text:p>ESS_R02_2004_GER_LU_12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Ihnen wurden Lebensmittel verkauft, die so verpackt waren, dass die schlechteren Stellen nicht zu sehen waren.</text:p>
          </table:table-cell>
          <table:table-cell office:value-type="float" office:value="15630" calcext:value-type="float">
            <text:p>15630</text:p>
          </table:table-cell>
        </table:table-row>
        <table:table-row table:style-name="ro1">
          <table:table-cell office:value-type="string" calcext:value-type="string">
            <text:p>ESS_R02_2004_GER_LU_12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ine Bank oder Versicherung hat es unterlassen, Ihnen das beste Angebot zu unterbreiten.</text:p>
          </table:table-cell>
          <table:table-cell office:value-type="float" office:value="15631" calcext:value-type="float">
            <text:p>15631</text:p>
          </table:table-cell>
        </table:table-row>
        <table:table-row table:style-name="ro1">
          <table:table-cell office:value-type="string" calcext:value-type="string">
            <text:p>ESS_R02_2004_GER_LU_12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Ihnen wurde etwas Second-Hand verkauft, von dem Sie schnell gemerkt haben, dass es nicht in Ordnung war.</text:p>
          </table:table-cell>
          <table:table-cell office:value-type="float" office:value="15632" calcext:value-type="float">
            <text:p>15632</text:p>
          </table:table-cell>
        </table:table-row>
        <table:table-row table:style-name="ro1">
          <table:table-cell office:value-type="string" calcext:value-type="string">
            <text:p>ESS_R02_2004_GER_LU_12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Im Gegenzug für eine Leistung verlangte ein Mitarbeiter einer Behörde einen Gefallen oder ein Bestechungsgeld.</text:p>
          </table:table-cell>
          <table:table-cell office:value-type="float" office:value="15633" calcext:value-type="float">
            <text:p>15633</text:p>
          </table:table-cell>
        </table:table-row>
        <table:table-row table:style-name="ro1">
          <table:table-cell office:value-type="string" calcext:value-type="string">
            <text:p>ESS_R02_2004_GER_LU_12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Gerade habe ich Sie gefragt, welche Erfahrungen Sie in den letzten fünf Jahren damit gemacht haben, unehrlich behandelt worden zu sein.</text:p>
          </table:table-cell>
          <table:table-cell office:value-type="float" office:value="15634" calcext:value-type="float">
            <text:p>15634</text:p>
          </table:table-cell>
        </table:table-row>
        <table:table-row table:style-name="ro1">
          <table:table-cell office:value-type="string" calcext:value-type="string">
            <text:p>ESS_R02_2004_GER_LU_12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Wie sehr befürchten Sie, dass Ihnen solche Dinge in der Zukunft passieren werden?</text:p>
          </table:table-cell>
          <table:table-cell office:value-type="float" office:value="15635" calcext:value-type="float">
            <text:p>15635</text:p>
          </table:table-cell>
        </table:table-row>
        <table:table-row table:style-name="ro1">
          <table:table-cell office:value-type="string" calcext:value-type="string">
            <text:p>ESS_R02_2004_GER_LU_13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Wie schlimm, wenn überhaupt, finden Sie die folgenden Verhaltensweisen?</text:p>
          </table:table-cell>
          <table:table-cell office:value-type="float" office:value="15636" calcext:value-type="float">
            <text:p>15636</text:p>
          </table:table-cell>
        </table:table-row>
        <table:table-row table:style-name="ro1">
          <table:table-cell office:value-type="string" calcext:value-type="string">
            <text:p>ESS_R02_2004_GER_LU_13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Jemand za hlt etwas bar ohne Quittung, um Mehrwertsteuern oder andere Steuern zu umgehen.</text:p>
          </table:table-cell>
          <table:table-cell office:value-type="float" office:value="15637" calcext:value-type="float">
            <text:p>15637</text:p>
          </table:table-cell>
        </table:table-row>
        <table:table-row table:style-name="ro1">
          <table:table-cell office:value-type="string" calcext:value-type="string">
            <text:p>ESS_R02_2004_GER_LU_13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Jemand verkauft etwas Second-Hand und verschweigt dabei einige oder alle Mängel der Ware.</text:p>
          </table:table-cell>
          <table:table-cell office:value-type="float" office:value="15638" calcext:value-type="float">
            <text:p>15638</text:p>
          </table:table-cell>
        </table:table-row>
        <table:table-row table:style-name="ro1">
          <table:table-cell office:value-type="string" calcext:value-type="string">
            <text:p>ESS_R02_2004_GER_LU_132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Jemand stellt überhöhte oder ungerechtfertigte Forderungen an eine Versicherung.</text:p>
          </table:table-cell>
          <table:table-cell office:value-type="float" office:value="15639" calcext:value-type="float">
            <text:p>15639</text:p>
          </table:table-cell>
        </table:table-row>
        <table:table-row table:style-name="ro1">
          <table:table-cell office:value-type="string" calcext:value-type="string">
            <text:p>ESS_R02_2004_GER_LU_133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in Mitarbeiter einer Behörde verlangt für seine Leistung von jemandem Geld oder einen Gefallen.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string" calcext:value-type="string">
            <text:p>ESS_R02_2004_GER_LU_13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agen Sie mir, wie sehr Sie den folgenden Aussagen zustimmen oder wie sehr Sie diese ablehnen.</text:p>
          </table:table-cell>
          <table:table-cell office:value-type="float" office:value="15641" calcext:value-type="float">
            <text:p>15641</text:p>
          </table:table-cell>
        </table:table-row>
        <table:table-row table:style-name="ro1">
          <table:table-cell office:value-type="string" calcext:value-type="string">
            <text:p>ESS_R02_2004_GER_LU_13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Wenn man richtig Geld verdienen will, kann man nicht immer ehrlich sein</text:p>
          </table:table-cell>
          <table:table-cell office:value-type="float" office:value="15642" calcext:value-type="float">
            <text:p>15642</text:p>
          </table:table-cell>
        </table:table-row>
        <table:table-row table:style-name="ro1">
          <table:table-cell office:value-type="string" calcext:value-type="string">
            <text:p>ESS_R02_2004_GER_LU_135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Man sollte sich immer genau an die Gesetze halten, auch wenn man dadurch gute Gelegenheiten verpasst.</text:p>
          </table:table-cell>
          <table:table-cell office:value-type="float" office:value="15643" calcext:value-type="float">
            <text:p>15643</text:p>
          </table:table-cell>
        </table:table-row>
        <table:table-row table:style-name="ro1">
          <table:table-cell office:value-type="string" calcext:value-type="string">
            <text:p>ESS_R02_2004_GER_LU_136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s ist in Ordnung, ab und zu das Gesetz nicht zu befolgen und das zu tun, was man will.</text:p>
          </table:table-cell>
          <table:table-cell office:value-type="float" office:value="14538" calcext:value-type="float">
            <text:p>14538</text:p>
          </table:table-cell>
        </table:table-row>
        <table:table-row table:style-name="ro1">
          <table:table-cell office:value-type="string" calcext:value-type="string">
            <text:p>ESS_R02_2004_GER_LU_137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Wie sehr stimmen Sie den folgenden Aussagen über die Art und Weise, wie die Wirtschaft heutzutage funktioniert, zu oder wie sehr lehnen Sie diese ab?</text:p>
          </table:table-cell>
          <table:table-cell office:value-type="float" office:value="15644" calcext:value-type="float">
            <text:p>15644</text:p>
          </table:table-cell>
        </table:table-row>
        <table:table-row table:style-name="ro1">
          <table:table-cell office:value-type="string" calcext:value-type="string">
            <text:p>ESS_R02_2004_GER_LU_137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Heutzutage sind Unternehmen nur an Gewinnen und nicht an der Verbesserung ihrer Dienstleistungen oder der Qualität ihrer Produkte für die Verbraucher interessiert.</text:p>
          </table:table-cell>
          <table:table-cell office:value-type="float" office:value="15645" calcext:value-type="float">
            <text:p>15645</text:p>
          </table:table-cell>
        </table:table-row>
        <table:table-row table:style-name="ro1">
          <table:table-cell office:value-type="string" calcext:value-type="string">
            <text:p>ESS_R02_2004_GER_LU_138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Heutzutage tun sich große Firmen zusammen, um ihre Preise unnötig hoch zu halten.</text:p>
          </table:table-cell>
          <table:table-cell office:value-type="float" office:value="15646" calcext:value-type="float">
            <text:p>15646</text:p>
          </table:table-cell>
        </table:table-row>
        <table:table-row table:style-name="ro1">
          <table:table-cell office:value-type="string" calcext:value-type="string">
            <text:p>ESS_R02_2004_GER_LU_139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Heutzutage sind Kunden und Verbraucher in einer besseren Position, um ihre Interessen zu schützen.</text:p>
          </table:table-cell>
          <table:table-cell office:value-type="float" office:value="15647" calcext:value-type="float">
            <text:p>15647</text:p>
          </table:table-cell>
        </table:table-row>
        <table:table-row table:style-name="ro1">
          <table:table-cell office:value-type="string" calcext:value-type="string">
            <text:p>ESS_R02_2004_GER_LU_140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Stellen Sie sich vor, Sie wollen Leistungen oder Hilfen in Anspruch nehmen, die Ihnen eigentlich gar nicht zustehen.</text:p>
          </table:table-cell>
          <table:table-cell office:value-type="float" office:value="15648" calcext:value-type="float">
            <text:p>15648</text:p>
          </table:table-cell>
        </table:table-row>
        <table:table-row table:style-name="ro1">
          <table:table-cell office:value-type="string" calcext:value-type="string">
            <text:p>ESS_R02_2004_GER_LU_140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Wie viele Ihrer Freunde oder Verwandten könnten Sie dabei um Unterstützung bitten?</text:p>
          </table:table-cell>
          <table:table-cell office:value-type="float" office:value="15649" calcext:value-type="float">
            <text:p>15649</text:p>
          </table:table-cell>
        </table:table-row>
        <table:table-row table:style-name="ro1">
          <table:table-cell office:value-type="string" calcext:value-type="string">
            <text:p>ESS_R02_2004_GER_LU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agen Sie mir, wie oft Sie, wenn überhaupt, in den letzten fünf Jahren die folgenden Dinge getan haben.</text:p>
          </table:table-cell>
          <table:table-cell office:value-type="float" office:value="15650" calcext:value-type="float">
            <text:p>15650</text:p>
          </table:table-cell>
        </table:table-row>
        <table:table-row table:style-name="ro1">
          <table:table-cell office:value-type="string" calcext:value-type="string">
            <text:p>ESS_R02_2004_GER_LU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Das Wechselgeld eines Verkäufers oder Kellners behalten, obwohl Sie wussten, dass es zu viel war.</text:p>
          </table:table-cell>
          <table:table-cell office:value-type="float" office:value="15651" calcext:value-type="float">
            <text:p>15651</text:p>
          </table:table-cell>
        </table:table-row>
        <table:table-row table:style-name="ro1">
          <table:table-cell office:value-type="string" calcext:value-type="string">
            <text:p>ESS_R02_2004_GER_LU_142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twas bar und ohne Quittung bezahlt, um Mehrwertsteuern oder andere Steuern zu umgehen.</text:p>
          </table:table-cell>
          <table:table-cell office:value-type="float" office:value="15652" calcext:value-type="float">
            <text:p>15652</text:p>
          </table:table-cell>
        </table:table-row>
        <table:table-row table:style-name="ro1">
          <table:table-cell office:value-type="string" calcext:value-type="string">
            <text:p>ESS_R02_2004_GER_LU_14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twas Second-Hand verkauft und dabei einige oder alle Mängel der Ware verschwiegen.</text:p>
          </table:table-cell>
          <table:table-cell office:value-type="float" office:value="15653" calcext:value-type="float">
            <text:p>15653</text:p>
          </table:table-cell>
        </table:table-row>
        <table:table-row table:style-name="ro1">
          <table:table-cell office:value-type="string" calcext:value-type="string">
            <text:p>ESS_R02_2004_GER_LU_14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inen Ausweis oder ein Dokument missbräuchlich genutzt oder abgeändert, um vorzutäuschen, Sie hätten Anspruch auf etwas, das Ihnen eigentlich nicht zusteht.</text:p>
          </table:table-cell>
          <table:table-cell office:value-type="float" office:value="15654" calcext:value-type="float">
            <text:p>15654</text:p>
          </table:table-cell>
        </table:table-row>
        <table:table-row table:style-name="ro1">
          <table:table-cell office:value-type="string" calcext:value-type="string">
            <text:p>ESS_R02_2004_GER_LU_14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ine überhöhte oder ungerechtfertigte Forderung an eine Versicherung gestellt.</text:p>
          </table:table-cell>
          <table:table-cell office:value-type="float" office:value="15655" calcext:value-type="float">
            <text:p>15655</text:p>
          </table:table-cell>
        </table:table-row>
        <table:table-row table:style-name="ro1">
          <table:table-cell office:value-type="string" calcext:value-type="string">
            <text:p>ESS_R02_2004_GER_LU_14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inem Mitarbeiter einer Behörde für seine Dienste einen Gefallen oder ein Bestechungsgeld angeboten.</text:p>
          </table:table-cell>
          <table:table-cell office:value-type="float" office:value="15656" calcext:value-type="float">
            <text:p>15656</text:p>
          </table:table-cell>
        </table:table-row>
        <table:table-row table:style-name="ro1">
          <table:table-cell office:value-type="string" calcext:value-type="string">
            <text:p>ESS_R02_2004_GER_LU_147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Zu hohe oder ungerechtfertigte Ansprüche auf staatliche Hilfen wie Sozialleistungen oder andere Vergünstigungen gestellt.</text:p>
          </table:table-cell>
          <table:table-cell office:value-type="float" office:value="15657" calcext:value-type="float">
            <text:p>15657</text:p>
          </table:table-cell>
        </table:table-row>
        <table:table-row table:style-name="ro1">
          <table:table-cell office:value-type="string" calcext:value-type="string">
            <text:p>ESS_R02_2004_GER_LU_14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ie viele Personen leben ständig in diesem Haushalt, Sie selbst eingeschlossen?</text:p>
          </table:table-cell>
          <table:table-cell office:value-type="float" office:value="14255" calcext:value-type="float">
            <text:p>14255</text:p>
          </table:table-cell>
        </table:table-row>
        <table:table-row table:style-name="ro1">
          <table:table-cell office:value-type="string" calcext:value-type="string">
            <text:p>ESS_R02_2004_GER_LU_14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enken Sie dabei bitte auch an alle im Haushalt lebenden Kinder.</text:p>
          </table:table-cell>
          <table:table-cell office:value-type="float" office:value="14256" calcext:value-type="float">
            <text:p>14256</text:p>
          </table:table-cell>
        </table:table-row>
        <table:table-row table:style-name="ro1">
          <table:table-cell office:value-type="string" calcext:value-type="string">
            <text:p>ESS_R02_2004_GER_LU_15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eburtsjahr</text:p>
          </table:table-cell>
          <table:table-cell office:value-type="float" office:value="15658" calcext:value-type="float">
            <text:p>15658</text:p>
          </table:table-cell>
        </table:table-row>
        <table:table-row table:style-name="ro1">
          <table:table-cell office:value-type="string" calcext:value-type="string">
            <text:p>ESS_R02_2004_GER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In welcher Beziehung steht (..) zu Ihnen?</text:p>
          </table:table-cell>
          <table:table-cell office:value-type="float" office:value="15659" calcext:value-type="float">
            <text:p>15659</text:p>
          </table:table-cell>
        </table:table-row>
        <table:table-row table:style-name="ro1">
          <table:table-cell office:value-type="string" calcext:value-type="string">
            <text:p>ESS_R02_2004_GER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Welche der auf Liste 41 ufgeführten Kategorien beschreibt Ihr Wohngebiet am treffendsten?</text:p>
          </table:table-cell>
          <table:table-cell office:value-type="float" office:value="15660" calcext:value-type="float">
            <text:p>15660</text:p>
          </table:table-cell>
        </table:table-row>
        <table:table-row table:style-name="ro1">
          <table:table-cell office:value-type="string" calcext:value-type="string">
            <text:p>ESS_R02_2004_GER_LU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Sind Sie oder ein anderes Mitglied ihres Haushaltes Eigentümer dieser Wohnung oder dieses Hauses?</text:p>
          </table:table-cell>
          <table:table-cell office:value-type="float" office:value="15661" calcext:value-type="float">
            <text:p>15661</text:p>
          </table:table-cell>
        </table:table-row>
        <table:table-row table:style-name="ro1">
          <table:table-cell office:value-type="string" calcext:value-type="string">
            <text:p>ESS_R02_2004_GER_LU_154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Wie viele Zimmer stehen Ihrem Haushalt zur Verfügung, Küche, Badezimmer und Toilette nicht mitgezählt?</text:p>
          </table:table-cell>
          <table:table-cell office:value-type="float" office:value="15662" calcext:value-type="float">
            <text:p>15662</text:p>
          </table:table-cell>
        </table:table-row>
        <table:table-row table:style-name="ro1">
          <table:table-cell office:value-type="string" calcext:value-type="string">
            <text:p>ESS_R02_2004_GER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Welches ist Ihre höchste abgeschlossene Ausbildung?</text:p>
          </table:table-cell>
          <table:table-cell office:value-type="float" office:value="13564" calcext:value-type="float">
            <text:p>13564</text:p>
          </table:table-cell>
        </table:table-row>
        <table:table-row table:style-name="ro1">
          <table:table-cell office:value-type="string" calcext:value-type="string">
            <text:p>ESS_R02_2004_GER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In welchem der Bereiche auf der Liste haben Sie Ihre höchste Qualifikation?</text:p>
          </table:table-cell>
          <table:table-cell office:value-type="float" office:value="15663" calcext:value-type="float">
            <text:p>15663</text:p>
          </table:table-cell>
        </table:table-row>
        <table:table-row table:style-name="ro1">
          <table:table-cell office:value-type="string" calcext:value-type="string">
            <text:p>ESS_R02_2004_GER_LU_15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Wie viele Jahre Vollzeitausbildung haben Sie absolviert?</text:p>
          </table:table-cell>
          <table:table-cell office:value-type="float" office:value="15664" calcext:value-type="float">
            <text:p>15664</text:p>
          </table:table-cell>
        </table:table-row>
        <table:table-row table:style-name="ro1">
          <table:table-cell office:value-type="string" calcext:value-type="string">
            <text:p>ESS_R02_2004_GER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Sagen Sie mir alles, was davon in den letzten sieben Tagen auf Sie zutraf.</text:p>
          </table:table-cell>
          <table:table-cell office:value-type="float" office:value="15665" calcext:value-type="float">
            <text:p>15665</text:p>
          </table:table-cell>
        </table:table-row>
        <table:table-row table:style-name="ro1">
          <table:table-cell office:value-type="string" calcext:value-type="string">
            <text:p>ESS_R02_2004_GER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Was davon trifft am besten auf Ihre Situation (in den letzten sieben Tagen) zu?</text:p>
          </table:table-cell>
          <table:table-cell office:value-type="float" office:value="14271" calcext:value-type="float">
            <text:p>14271</text:p>
          </table:table-cell>
        </table:table-row>
        <table:table-row table:style-name="ro1">
          <table:table-cell office:value-type="string" calcext:value-type="string">
            <text:p>ESS_R02_2004_GER_LU_1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Darf ich noch einmal nachfragen: Haben Sie in den letzten sieben Tagen irgendeine bezahlte Tätigkeit (von einer Stunde oder mehr) ausgeübt?</text:p>
          </table:table-cell>
          <table:table-cell office:value-type="float" office:value="14272" calcext:value-type="float">
            <text:p>14272</text:p>
          </table:table-cell>
        </table:table-row>
        <table:table-row table:style-name="ro1">
          <table:table-cell office:value-type="string" calcext:value-type="string">
            <text:p>ESS_R02_2004_GER_LU_1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Sind Sie jemals einer bezahlten Tätigkeit nachgegangen?</text:p>
          </table:table-cell>
          <table:table-cell office:value-type="float" office:value="14273" calcext:value-type="float">
            <text:p>14273</text:p>
          </table:table-cell>
        </table:table-row>
        <table:table-row table:style-name="ro1">
          <table:table-cell office:value-type="string" calcext:value-type="string">
            <text:p>ESS_R02_2004_GER_LU_16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In welchem Jahr sind Sie zum letzten Mal einer bezahlten Tätigkeit nachgegangen?</text:p>
          </table:table-cell>
          <table:table-cell office:value-type="float" office:value="14274" calcext:value-type="float">
            <text:p>14274</text:p>
          </table:table-cell>
        </table:table-row>
        <table:table-row table:style-name="ro1">
          <table:table-cell office:value-type="string" calcext:value-type="string">
            <text:p>ESS_R02_2004_GER_LU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Sind Sie in Ihrem Hauptberuf oder in Ihrer bezahlten Tätigkeit...</text:p>
          </table:table-cell>
          <table:table-cell office:value-type="float" office:value="14275" calcext:value-type="float">
            <text:p>14275</text:p>
          </table:table-cell>
        </table:table-row>
        <table:table-row table:style-name="ro1">
          <table:table-cell office:value-type="string" calcext:value-type="string">
            <text:p>ESS_R02_2004_GER_LU_164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ie viele Beschäftigte haben Sie (falls überhaupt)?</text:p>
          </table:table-cell>
          <table:table-cell office:value-type="float" office:value="14276" calcext:value-type="float">
            <text:p>14276</text:p>
          </table:table-cell>
        </table:table-row>
        <table:table-row table:style-name="ro1">
          <table:table-cell office:value-type="string" calcext:value-type="string">
            <text:p>ESS_R02_2004_GER_LU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st Ihr letztes Beschäftigungsverhältnis ...</text:p>
          </table:table-cell>
          <table:table-cell office:value-type="float" office:value="15222" calcext:value-type="float">
            <text:p>15222</text:p>
          </table:table-cell>
        </table:table-row>
        <table:table-row table:style-name="ro1">
          <table:table-cell office:value-type="string" calcext:value-type="string">
            <text:p>ESS_R02_2004_GER_LU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Wie viele Menschen sind/waren in Ihrem Betrieb oder Dienststelle beschäftigt – Sie selbst eingeschlossen?</text:p>
          </table:table-cell>
          <table:table-cell office:value-type="float" office:value="15666" calcext:value-type="float">
            <text:p>15666</text:p>
          </table:table-cell>
        </table:table-row>
        <table:table-row table:style-name="ro1">
          <table:table-cell office:value-type="string" calcext:value-type="string">
            <text:p>ESS_R02_2004_GER_LU_1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Gehört es in Ihrem Hauptberuf zu Ihren Aufgaben, die Arbeit anderer Mitarbeiter zu beaufsichtigen?</text:p>
          </table:table-cell>
          <table:table-cell office:value-type="float" office:value="14279" calcext:value-type="float">
            <text:p>14279</text:p>
          </table:table-cell>
        </table:table-row>
        <table:table-row table:style-name="ro1">
          <table:table-cell office:value-type="string" calcext:value-type="string">
            <text:p>ESS_R02_2004_GER_LU_16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Wie viele sind das?</text:p>
          </table:table-cell>
          <table:table-cell office:value-type="float" office:value="14280" calcext:value-type="float">
            <text:p>14280</text:p>
          </table:table-cell>
        </table:table-row>
        <table:table-row table:style-name="ro1">
          <table:table-cell office:value-type="string" calcext:value-type="string">
            <text:p>ESS_R02_2004_GER_LU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...entscheiden, wie Sie Ihre tägliche Arbeit organisieren?</text:p>
          </table:table-cell>
          <table:table-cell office:value-type="float" office:value="15667" calcext:value-type="float">
            <text:p>15667</text:p>
          </table:table-cell>
        </table:table-row>
        <table:table-row table:style-name="ro1">
          <table:table-cell office:value-type="string" calcext:value-type="string">
            <text:p>ESS_R02_2004_GER_LU_1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... Entscheidungen über die Tätigkeit Ihres Betriebs oder Ihrer Dienststelle beeinflussen?</text:p>
          </table:table-cell>
          <table:table-cell office:value-type="float" office:value="15668" calcext:value-type="float">
            <text:p>15668</text:p>
          </table:table-cell>
        </table:table-row>
        <table:table-row table:style-name="ro1">
          <table:table-cell office:value-type="string" calcext:value-type="string">
            <text:p>ESS_R02_2004_GER_LU_171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... Ihr Arbeitstempo selbst bestimmen oder verändern?</text:p>
          </table:table-cell>
          <table:table-cell office:value-type="float" office:value="15669" calcext:value-type="float">
            <text:p>15669</text:p>
          </table:table-cell>
        </table:table-row>
        <table:table-row table:style-name="ro1">
          <table:table-cell office:value-type="string" calcext:value-type="string">
            <text:p>ESS_R02_2004_GER_LU_172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Wie viele Stunden pro Woche beträgt Ihre reguläre oder im Arbeitsvertrag festgelegte Arbeitszeit - ohne bezahlte oder unbezahlte Überstunden?</text:p>
          </table:table-cell>
          <table:table-cell office:value-type="float" office:value="15670" calcext:value-type="float">
            <text:p>15670</text:p>
          </table:table-cell>
        </table:table-row>
        <table:table-row table:style-name="ro1">
          <table:table-cell office:value-type="string" calcext:value-type="string">
            <text:p>ESS_R02_2004_GER_LU_173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Wie viele Stunden arbeiten Sie normalerweise tatsächlich in einer Woche in Ihrem Hauptberuf, einschließlich bezahlter oder unbezahlter Überstunden?</text:p>
          </table:table-cell>
          <table:table-cell office:value-type="float" office:value="14284" calcext:value-type="float">
            <text:p>14284</text:p>
          </table:table-cell>
        </table:table-row>
        <table:table-row table:style-name="ro1">
          <table:table-cell office:value-type="string" calcext:value-type="string">
            <text:p>ESS_R02_2004_GER_LU_174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Was ist die genaue Bezeichnung Ihres Hauptberufes?</text:p>
          </table:table-cell>
          <table:table-cell office:value-type="float" office:value="14285" calcext:value-type="float">
            <text:p>14285</text:p>
          </table:table-cell>
        </table:table-row>
        <table:table-row table:style-name="ro1">
          <table:table-cell office:value-type="string" calcext:value-type="string">
            <text:p>ESS_R02_2004_GER_LU_175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Welche Tätigkeiten üben Sie überwiegend in Ihrem Hauptberuf aus?</text:p>
          </table:table-cell>
          <table:table-cell office:value-type="float" office:value="14286" calcext:value-type="float">
            <text:p>14286</text:p>
          </table:table-cell>
        </table:table-row>
        <table:table-row table:style-name="ro1">
          <table:table-cell office:value-type="string" calcext:value-type="string">
            <text:p>ESS_R02_2004_GER_LU_176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Welche Ausbildung oder Qualifikationen sind für Ihren Hauptberuf erforderlich?</text:p>
          </table:table-cell>
          <table:table-cell office:value-type="float" office:value="13590" calcext:value-type="float">
            <text:p>13590</text:p>
          </table:table-cell>
        </table:table-row>
        <table:table-row table:style-name="ro1">
          <table:table-cell office:value-type="string" calcext:value-type="string">
            <text:p>ESS_R02_2004_GER_LU_177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Was produziert oder macht der Betrieb oder die Dienststelle, für die Sie arbeiten, hauptsächlich?</text:p>
          </table:table-cell>
          <table:table-cell office:value-type="float" office:value="14287" calcext:value-type="float">
            <text:p>14287</text:p>
          </table:table-cell>
        </table:table-row>
        <table:table-row table:style-name="ro1">
          <table:table-cell office:value-type="string" calcext:value-type="string">
            <text:p>ESS_R02_2004_GER_LU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Haben Sie in den letzten 10 Jahren für 6 Monate oder länger eine bezahlte Tätigkeit im Ausland ausgeübt?</text:p>
          </table:table-cell>
          <table:table-cell office:value-type="float" office:value="15230" calcext:value-type="float">
            <text:p>15230</text:p>
          </table:table-cell>
        </table:table-row>
        <table:table-row table:style-name="ro1">
          <table:table-cell office:value-type="string" calcext:value-type="string">
            <text:p>ESS_R02_2004_GER_LU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Waren Sie jemals mehr als drei Monate arbeitslos und auf Arbeitssuche?</text:p>
          </table:table-cell>
          <table:table-cell office:value-type="float" office:value="14289" calcext:value-type="float">
            <text:p>14289</text:p>
          </table:table-cell>
        </table:table-row>
        <table:table-row table:style-name="ro1">
          <table:table-cell office:value-type="string" calcext:value-type="string">
            <text:p>ESS_R02_2004_GER_LU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Waren Sie einmal ununterbrochen 12 Monate lang oder länger arbeitslos?</text:p>
          </table:table-cell>
          <table:table-cell office:value-type="float" office:value="15231" calcext:value-type="float">
            <text:p>15231</text:p>
          </table:table-cell>
        </table:table-row>
        <table:table-row table:style-name="ro1">
          <table:table-cell office:value-type="string" calcext:value-type="string">
            <text:p>ESS_R02_2004_GER_LU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Ist das innerhalb der letzten 5 Jahre gewesen?</text:p>
          </table:table-cell>
          <table:table-cell office:value-type="float" office:value="14290" calcext:value-type="float">
            <text:p>14290</text:p>
          </table:table-cell>
        </table:table-row>
        <table:table-row table:style-name="ro1">
          <table:table-cell office:value-type="string" calcext:value-type="string">
            <text:p>ESS_R02_2004_GER_LU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Sind Sie gegenwärtig oder waren Sie früher Mitglied einer Gewerkschaft oder einer ähnlichen Organisation?</text:p>
          </table:table-cell>
          <table:table-cell office:value-type="float" office:value="14291" calcext:value-type="float">
            <text:p>14291</text:p>
          </table:table-cell>
        </table:table-row>
        <table:table-row table:style-name="ro1">
          <table:table-cell office:value-type="string" calcext:value-type="string">
            <text:p>ESS_R02_2004_GER_LU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Wenn ja: sind Sie gegenwärtig oder waren Sie früher Mitglied?</text:p>
          </table:table-cell>
          <table:table-cell office:value-type="float" office:value="15232" calcext:value-type="float">
            <text:p>15232</text:p>
          </table:table-cell>
        </table:table-row>
        <table:table-row table:style-name="ro1">
          <table:table-cell office:value-type="string" calcext:value-type="string">
            <text:p>ESS_R02_2004_GER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Bitte denken Sie einmal an das Einkommen aller Haushaltsmitglieder und an alle Einkommensarten, die der Haushalt bezieht.</text:p>
          </table:table-cell>
          <table:table-cell office:value-type="float" office:value="14292" calcext:value-type="float">
            <text:p>14292</text:p>
          </table:table-cell>
        </table:table-row>
        <table:table-row table:style-name="ro1">
          <table:table-cell office:value-type="string" calcext:value-type="string">
            <text:p>ESS_R02_2004_GER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Was ist die wichtigste Einkommensquelle Ihres Haushaltes?</text:p>
          </table:table-cell>
          <table:table-cell office:value-type="float" office:value="14293" calcext:value-type="float">
            <text:p>14293</text:p>
          </table:table-cell>
        </table:table-row>
        <table:table-row table:style-name="ro1">
          <table:table-cell office:value-type="string" calcext:value-type="string">
            <text:p>ESS_R02_2004_GER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Wenn Sie die Einkommen aus allen Quellen zusammenzählen, welcher Buchstabe auf Liste 46 trifft für das gesamte Nettoeinkommen Ihres Haushalts zu?</text:p>
          </table:table-cell>
          <table:table-cell office:value-type="float" office:value="15671" calcext:value-type="float">
            <text:p>15671</text:p>
          </table:table-cell>
        </table:table-row>
        <table:table-row table:style-name="ro1">
          <table:table-cell office:value-type="string" calcext:value-type="string">
            <text:p>ESS_R02_2004_GER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Wenn Sie die genaue Summe nicht wissen, schätzen Sie bitte.</text:p>
          </table:table-cell>
          <table:table-cell office:value-type="float" office:value="14297" calcext:value-type="float">
            <text:p>14297</text:p>
          </table:table-cell>
        </table:table-row>
        <table:table-row table:style-name="ro1">
          <table:table-cell office:value-type="string" calcext:value-type="string">
            <text:p>ESS_R02_2004_GER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Sie können das monatliche oder jährliche Nettoeinkommen in Euro angeben, so wie Sie es am besten wissen</text:p>
          </table:table-cell>
          <table:table-cell office:value-type="float" office:value="15672" calcext:value-type="float">
            <text:p>15672</text:p>
          </table:table-cell>
        </table:table-row>
        <table:table-row table:style-name="ro1">
          <table:table-cell office:value-type="string" calcext:value-type="string">
            <text:p>ESS_R02_2004_GER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Monatlich (ungefähr):</text:p>
          </table:table-cell>
          <table:table-cell office:value-type="float" office:value="15673" calcext:value-type="float">
            <text:p>15673</text:p>
          </table:table-cell>
        </table:table-row>
        <table:table-row table:style-name="ro1">
          <table:table-cell office:value-type="string" calcext:value-type="string">
            <text:p>ESS_R02_2004_GER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Wenn Sie die Einkommen aus allen Quellen zusammenzählen, welcher Buchstabe auf Liste 46 trifft für das gesamte Nettoeinkommen Ihres Haushalts zu?</text:p>
          </table:table-cell>
          <table:table-cell office:value-type="float" office:value="15671" calcext:value-type="float">
            <text:p>15671</text:p>
          </table:table-cell>
        </table:table-row>
        <table:table-row table:style-name="ro1">
          <table:table-cell office:value-type="string" calcext:value-type="string">
            <text:p>ESS_R02_2004_GER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Wenn Sie die genaue Summe nicht wissen, schätzen Sie bitte.</text:p>
          </table:table-cell>
          <table:table-cell office:value-type="float" office:value="14297" calcext:value-type="float">
            <text:p>14297</text:p>
          </table:table-cell>
        </table:table-row>
        <table:table-row table:style-name="ro1">
          <table:table-cell office:value-type="string" calcext:value-type="string">
            <text:p>ESS_R02_2004_GER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Sie können das monatliche oder jährliche Nettoeinkommen in Euro angeben, so wie Sie es am besten wissen</text:p>
          </table:table-cell>
          <table:table-cell office:value-type="float" office:value="15672" calcext:value-type="float">
            <text:p>15672</text:p>
          </table:table-cell>
        </table:table-row>
        <table:table-row table:style-name="ro1">
          <table:table-cell office:value-type="string" calcext:value-type="string">
            <text:p>ESS_R02_2004_GER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Jährlich (ungefähr):</text:p>
          </table:table-cell>
          <table:table-cell office:value-type="float" office:value="15674" calcext:value-type="float">
            <text:p>15674</text:p>
          </table:table-cell>
        </table:table-row>
        <table:table-row table:style-name="ro1">
          <table:table-cell office:value-type="string" calcext:value-type="string">
            <text:p>ESS_R02_2004_GER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Wieviel ungefähr tragen Sie persönlich zum Haushaltseinkommen bei?</text:p>
          </table:table-cell>
          <table:table-cell office:value-type="float" office:value="15675" calcext:value-type="float">
            <text:p>15675</text:p>
          </table:table-cell>
        </table:table-row>
        <table:table-row table:style-name="ro1">
          <table:table-cell office:value-type="string" calcext:value-type="string">
            <text:p>ESS_R02_2004_GER_LU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Was auf Liste 48 beschreibt am besten, wie Sie Ihr gegenwärtiges Haushaltseinkommen beurteilen?</text:p>
          </table:table-cell>
          <table:table-cell office:value-type="float" office:value="15676" calcext:value-type="float">
            <text:p>15676</text:p>
          </table:table-cell>
        </table:table-row>
        <table:table-row table:style-name="ro1">
          <table:table-cell office:value-type="string" calcext:value-type="string">
            <text:p>ESS_R02_2004_GER_LU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Mit dem gegenwärtigen Einkommen kann ich wir...</text:p>
          </table:table-cell>
          <table:table-cell office:value-type="float" office:value="15239" calcext:value-type="float">
            <text:p>15239</text:p>
          </table:table-cell>
        </table:table-row>
        <table:table-row table:style-name="ro1">
          <table:table-cell office:value-type="string" calcext:value-type="string">
            <text:p>ESS_R02_2004_GER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Wenn Sie aus irgendwelchen Gründen in ernsten finanziellen Schwierigkeiten stecken würden und Geld leihen müssten, um über die Runden zu kommen, wie schwierig oder leicht wäre das für Sie?</text:p>
          </table:table-cell>
          <table:table-cell office:value-type="float" office:value="14304" calcext:value-type="float">
            <text:p>14304</text:p>
          </table:table-cell>
        </table:table-row>
        <table:table-row table:style-name="ro1">
          <table:table-cell office:value-type="string" calcext:value-type="string">
            <text:p>ESS_R02_2004_GER_LU_189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Die antwortende Person lebt zusammen mit dem Ehegatte, Partner</text:p>
          </table:table-cell>
          <table:table-cell office:value-type="float" office:value="15677" calcext:value-type="float">
            <text:p>15677</text:p>
          </table:table-cell>
        </table:table-row>
        <table:table-row table:style-name="ro1">
          <table:table-cell office:value-type="string" calcext:value-type="string">
            <text:p>ESS_R02_2004_GER_LU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Welches ist der höchste Bildungsabschluß des Ehegattens, Partners?</text:p>
          </table:table-cell>
          <table:table-cell office:value-type="float" office:value="15678" calcext:value-type="float">
            <text:p>15678</text:p>
          </table:table-cell>
        </table:table-row>
        <table:table-row table:style-name="ro1">
          <table:table-cell office:value-type="string" calcext:value-type="string">
            <text:p>ESS_R02_2004_GER_LU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Welche der Beschreibungen auf dieser Liste trifft auf das zu, was Ihr Partner in den letzten 7 Tagen getan hat?</text:p>
          </table:table-cell>
          <table:table-cell office:value-type="float" office:value="14310" calcext:value-type="float">
            <text:p>14310</text:p>
          </table:table-cell>
        </table:table-row>
        <table:table-row table:style-name="ro1">
          <table:table-cell office:value-type="string" calcext:value-type="string">
            <text:p>ESS_R02_2004_GER_LU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Mehrfachnennungen möglich.</text:p>
          </table:table-cell>
          <table:table-cell office:value-type="float" office:value="15679" calcext:value-type="float">
            <text:p>15679</text:p>
          </table:table-cell>
        </table:table-row>
        <table:table-row table:style-name="ro1">
          <table:table-cell office:value-type="string" calcext:value-type="string">
            <text:p>ESS_R02_2004_GER_LU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Und welche dieser Beschreibungen trifft auf seine Situation (in den letzten sieben Tagen) am besten zu?</text:p>
          </table:table-cell>
          <table:table-cell office:value-type="float" office:value="15680" calcext:value-type="float">
            <text:p>15680</text:p>
          </table:table-cell>
        </table:table-row>
        <table:table-row table:style-name="ro1">
          <table:table-cell office:value-type="string" calcext:value-type="string">
            <text:p>ESS_R02_2004_GER_LU_193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Darf ich noch einmal nachfragen: Hat ihr Partner Partnerin in den letzten sieben Tagen irgendeine bezahlte Tätigkeit (von einer Stunde oder mehr) ausgeübt?</text:p>
          </table:table-cell>
          <table:table-cell office:value-type="float" office:value="15681" calcext:value-type="float">
            <text:p>15681</text:p>
          </table:table-cell>
        </table:table-row>
        <table:table-row table:style-name="ro1">
          <table:table-cell office:value-type="string" calcext:value-type="string">
            <text:p>ESS_R02_2004_GER_LU_194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Was ist die genaue Bezeichnung seines Hauptberufes oder seiner bezahlten Tätigkeit?</text:p>
          </table:table-cell>
          <table:table-cell office:value-type="float" office:value="14313" calcext:value-type="float">
            <text:p>14313</text:p>
          </table:table-cell>
        </table:table-row>
        <table:table-row table:style-name="ro1">
          <table:table-cell office:value-type="string" calcext:value-type="string">
            <text:p>ESS_R02_2004_GER_LU_19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Welche Tätigkeiten übt er überwiegend in seinem Hauptberuf aus?</text:p>
          </table:table-cell>
          <table:table-cell office:value-type="float" office:value="14314" calcext:value-type="float">
            <text:p>14314</text:p>
          </table:table-cell>
        </table:table-row>
        <table:table-row table:style-name="ro1">
          <table:table-cell office:value-type="string" calcext:value-type="string">
            <text:p>ESS_R02_2004_GER_LU_19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Welche Ausbildung oder Qualifikationen sind für den Hauptberuf Ihres Partners erforderlich?</text:p>
          </table:table-cell>
          <table:table-cell office:value-type="float" office:value="14315" calcext:value-type="float">
            <text:p>14315</text:p>
          </table:table-cell>
        </table:table-row>
        <table:table-row table:style-name="ro1">
          <table:table-cell office:value-type="string" calcext:value-type="string">
            <text:p>ESS_R02_2004_GER_LU_19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In seinem Hauptberuf ist er ...</text:p>
          </table:table-cell>
          <table:table-cell office:value-type="float" office:value="15244" calcext:value-type="float">
            <text:p>15244</text:p>
          </table:table-cell>
        </table:table-row>
        <table:table-row table:style-name="ro1">
          <table:table-cell office:value-type="string" calcext:value-type="string">
            <text:p>ESS_R02_2004_GER_LU_19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Wie viele Beschäftigte hat er (falls überhaupt welche)?</text:p>
          </table:table-cell>
          <table:table-cell office:value-type="float" office:value="14317" calcext:value-type="float">
            <text:p>14317</text:p>
          </table:table-cell>
        </table:table-row>
        <table:table-row table:style-name="ro1">
          <table:table-cell office:value-type="string" calcext:value-type="string">
            <text:p>ESS_R02_2004_GER_LU_199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Gehört es in seinem Hauptberuf zu seinen Aufgaben, die Arbeit anderer Mitarbeiter zu beaufsichtigen?</text:p>
          </table:table-cell>
          <table:table-cell office:value-type="float" office:value="14318" calcext:value-type="float">
            <text:p>14318</text:p>
          </table:table-cell>
        </table:table-row>
        <table:table-row table:style-name="ro1">
          <table:table-cell office:value-type="string" calcext:value-type="string">
            <text:p>ESS_R02_2004_GER_LU_20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Wie viele sind das?</text:p>
          </table:table-cell>
          <table:table-cell office:value-type="float" office:value="14280" calcext:value-type="float">
            <text:p>14280</text:p>
          </table:table-cell>
        </table:table-row>
        <table:table-row table:style-name="ro1">
          <table:table-cell office:value-type="string" calcext:value-type="string">
            <text:p>ESS_R02_2004_GER_LU_20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...entscheidet, wie er seine tägliche Arbeit organisiert?</text:p>
          </table:table-cell>
          <table:table-cell office:value-type="float" office:value="15682" calcext:value-type="float">
            <text:p>15682</text:p>
          </table:table-cell>
        </table:table-row>
        <table:table-row table:style-name="ro1">
          <table:table-cell office:value-type="string" calcext:value-type="string">
            <text:p>ESS_R02_2004_GER_LU_20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... strategische Entscheidungen über die Tätigkeit seines Betriebs oder seiner Dienststelle beeinflusst?</text:p>
          </table:table-cell>
          <table:table-cell office:value-type="float" office:value="15683" calcext:value-type="float">
            <text:p>15683</text:p>
          </table:table-cell>
        </table:table-row>
        <table:table-row table:style-name="ro1">
          <table:table-cell office:value-type="string" calcext:value-type="string">
            <text:p>ESS_R02_2004_GER_LU_203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Wie viele Stunden arbeitet er normalerweise in einer Woche in seinem Hauptberuf, einschließlich bezahlter oder unbezahlter Überstunden?</text:p>
          </table:table-cell>
          <table:table-cell office:value-type="float" office:value="15249" calcext:value-type="float">
            <text:p>15249</text:p>
          </table:table-cell>
        </table:table-row>
        <table:table-row table:style-name="ro1">
          <table:table-cell office:value-type="string" calcext:value-type="string">
            <text:p>ESS_R02_2004_GER_LU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Welches ist der hö chste Bildungsabschluß Ihres Vaters?</text:p>
          </table:table-cell>
          <table:table-cell office:value-type="float" office:value="15684" calcext:value-type="float">
            <text:p>15684</text:p>
          </table:table-cell>
        </table:table-row>
        <table:table-row table:style-name="ro1">
          <table:table-cell office:value-type="string" calcext:value-type="string">
            <text:p>ESS_R02_2004_GER_LU_20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Als Sie 14 Jahre alt waren, hat Ihr Vater da als abhängig Beschäftigter gearbeitet, war er selbständig oder ist er damals keiner bezahlten Tätigkeit nachgegangen?</text:p>
          </table:table-cell>
          <table:table-cell office:value-type="float" office:value="14324" calcext:value-type="float">
            <text:p>14324</text:p>
          </table:table-cell>
        </table:table-row>
        <table:table-row table:style-name="ro1">
          <table:table-cell office:value-type="string" calcext:value-type="string">
            <text:p>ESS_R02_2004_GER_LU_20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Wie viele Beschäftigte hatte er?</text:p>
          </table:table-cell>
          <table:table-cell office:value-type="float" office:value="12707" calcext:value-type="float">
            <text:p>12707</text:p>
          </table:table-cell>
        </table:table-row>
        <table:table-row table:style-name="ro1">
          <table:table-cell office:value-type="string" calcext:value-type="string">
            <text:p>ESS_R02_2004_GER_LU_20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Gehörte es zu seinen Aufgaben, die Arbeit anderer Mitarbeiter zu beaufsichtigen?</text:p>
          </table:table-cell>
          <table:table-cell office:value-type="float" office:value="14325" calcext:value-type="float">
            <text:p>14325</text:p>
          </table:table-cell>
        </table:table-row>
        <table:table-row table:style-name="ro1">
          <table:table-cell office:value-type="string" calcext:value-type="string">
            <text:p>ESS_R02_2004_GER_LU_20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Was war die genaue Bezeichnung seines Hauptberufes?</text:p>
          </table:table-cell>
          <table:table-cell office:value-type="float" office:value="14326" calcext:value-type="float">
            <text:p>14326</text:p>
          </table:table-cell>
        </table:table-row>
        <table:table-row table:style-name="ro1">
          <table:table-cell office:value-type="string" calcext:value-type="string">
            <text:p>ESS_R02_2004_GER_LU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Welche der Beschreibungen auf Liste 54 trifft am besten auf die Berufstätigkeit Ihres Vaters zu, als</text:p>
          </table:table-cell>
          <table:table-cell office:value-type="float" office:value="15685" calcext:value-type="float">
            <text:p>15685</text:p>
          </table:table-cell>
        </table:table-row>
        <table:table-row table:style-name="ro1">
          <table:table-cell office:value-type="string" calcext:value-type="string">
            <text:p>ESS_R02_2004_GER_LU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Sie 14 Jahre alt waren?</text:p>
          </table:table-cell>
          <table:table-cell office:value-type="float" office:value="15686" calcext:value-type="float">
            <text:p>15686</text:p>
          </table:table-cell>
        </table:table-row>
        <table:table-row table:style-name="ro1">
          <table:table-cell office:value-type="string" calcext:value-type="string">
            <text:p>ESS_R02_2004_GER_LU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Welches ist der höchste Bildungsabschluß Ihrer Mutter?</text:p>
          </table:table-cell>
          <table:table-cell office:value-type="float" office:value="15687" calcext:value-type="float">
            <text:p>15687</text:p>
          </table:table-cell>
        </table:table-row>
        <table:table-row table:style-name="ro1">
          <table:table-cell office:value-type="string" calcext:value-type="string">
            <text:p>ESS_R02_2004_GER_LU_21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Als Sie 14 Jahre alt waren, hat Ihre Mutter da als abhängig Beschäftigte gearbeitet, war sie selbständig oder ist sie damals keiner bezahlten Tätigkeit nachgegangen?</text:p>
          </table:table-cell>
          <table:table-cell office:value-type="float" office:value="14331" calcext:value-type="float">
            <text:p>14331</text:p>
          </table:table-cell>
        </table:table-row>
        <table:table-row table:style-name="ro1">
          <table:table-cell office:value-type="string" calcext:value-type="string">
            <text:p>ESS_R02_2004_GER_LU_21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Wie viele Beschäftigte hatte Sie?</text:p>
          </table:table-cell>
          <table:table-cell office:value-type="float" office:value="14332" calcext:value-type="float">
            <text:p>14332</text:p>
          </table:table-cell>
        </table:table-row>
        <table:table-row table:style-name="ro1">
          <table:table-cell office:value-type="string" calcext:value-type="string">
            <text:p>ESS_R02_2004_GER_LU_21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Gehörte es zu ihren Aufgaben, die Arbeit anderer Mitarbeiter zu beaufsichtigen?</text:p>
          </table:table-cell>
          <table:table-cell office:value-type="float" office:value="14333" calcext:value-type="float">
            <text:p>14333</text:p>
          </table:table-cell>
        </table:table-row>
        <table:table-row table:style-name="ro1">
          <table:table-cell office:value-type="string" calcext:value-type="string">
            <text:p>ESS_R02_2004_GER_LU_214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Was war die genaue Bezeichnung ihres Hauptberufes?</text:p>
          </table:table-cell>
          <table:table-cell office:value-type="float" office:value="14334" calcext:value-type="float">
            <text:p>14334</text:p>
          </table:table-cell>
        </table:table-row>
        <table:table-row table:style-name="ro1">
          <table:table-cell office:value-type="string" calcext:value-type="string">
            <text:p>ESS_R02_2004_GER_LU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Welche der Beschreibungen auf Liste 56 trifft am besten auf die Berufstätigkeit Ihrer Mutter zu, als Sie 14 Jahre alt waren?</text:p>
          </table:table-cell>
          <table:table-cell office:value-type="float" office:value="15688" calcext:value-type="float">
            <text:p>15688</text:p>
          </table:table-cell>
        </table:table-row>
        <table:table-row table:style-name="ro1">
          <table:table-cell office:value-type="string" calcext:value-type="string">
            <text:p>ESS_R02_2004_GER_LU_21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Nun wieder zu Ihnen.</text:p>
          </table:table-cell>
          <table:table-cell office:value-type="float" office:value="14336" calcext:value-type="float">
            <text:p>14336</text:p>
          </table:table-cell>
        </table:table-row>
        <table:table-row table:style-name="ro1">
          <table:table-cell office:value-type="string" calcext:value-type="string">
            <text:p>ESS_R02_2004_GER_LU_21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Haben Sie während der letzten 12 Monate Kurse belegt oder Vorträge oder Veranstaltungen besucht, die Ihrer beruflichen Fort- und Weiterbildung dienten?</text:p>
          </table:table-cell>
          <table:table-cell office:value-type="float" office:value="14337" calcext:value-type="float">
            <text:p>14337</text:p>
          </table:table-cell>
        </table:table-row>
        <table:table-row table:style-name="ro1">
          <table:table-cell office:value-type="string" calcext:value-type="string">
            <text:p>ESS_R02_2004_GER_LU_21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Darf ich Sie nach Ihrem gegenwärtigen Familienstand fragen?</text:p>
          </table:table-cell>
          <table:table-cell office:value-type="float" office:value="14338" calcext:value-type="float">
            <text:p>14338</text:p>
          </table:table-cell>
        </table:table-row>
        <table:table-row table:style-name="ro1">
          <table:table-cell office:value-type="string" calcext:value-type="string">
            <text:p>ESS_R02_2004_GER_LU_21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Leben Sie gegenwärtig mit Ihrem Ehemann/Ihrer Ehefrau zusammen?</text:p>
          </table:table-cell>
          <table:table-cell office:value-type="float" office:value="15689" calcext:value-type="float">
            <text:p>15689</text:p>
          </table:table-cell>
        </table:table-row>
        <table:table-row table:style-name="ro1">
          <table:table-cell office:value-type="string" calcext:value-type="string">
            <text:p>ESS_R02_2004_GER_LU_21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Leben Sie gegenwärtig mit einem anderen Partner zusammen?</text:p>
          </table:table-cell>
          <table:table-cell office:value-type="float" office:value="13643" calcext:value-type="float">
            <text:p>13643</text:p>
          </table:table-cell>
        </table:table-row>
        <table:table-row table:style-name="ro1">
          <table:table-cell office:value-type="string" calcext:value-type="string">
            <text:p>ESS_R02_2004_GER_LU_22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Leben Sie gegenwärtig mit einem Partner zusammen?</text:p>
          </table:table-cell>
          <table:table-cell office:value-type="float" office:value="13901" calcext:value-type="float">
            <text:p>13901</text:p>
          </table:table-cell>
        </table:table-row>
        <table:table-row table:style-name="ro1">
          <table:table-cell office:value-type="string" calcext:value-type="string">
            <text:p>ESS_R02_2004_GER_LU_221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Haben Sie jemals mit einem Partner zusammengelebt, mit dem der Sie nicht verheiratet waren?</text:p>
          </table:table-cell>
          <table:table-cell office:value-type="float" office:value="14340" calcext:value-type="float">
            <text:p>14340</text:p>
          </table:table-cell>
        </table:table-row>
        <table:table-row table:style-name="ro1">
          <table:table-cell office:value-type="string" calcext:value-type="string">
            <text:p>ESS_R02_2004_GER_LU_222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Sind Sie jemals geschieden worden?</text:p>
          </table:table-cell>
          <table:table-cell office:value-type="float" office:value="14341" calcext:value-type="float">
            <text:p>14341</text:p>
          </table:table-cell>
        </table:table-row>
        <table:table-row table:style-name="ro1">
          <table:table-cell office:value-type="string" calcext:value-type="string">
            <text:p>ESS_R02_2004_GER_LU_223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Haben Sie jemals mit eigenen oder adoptierten Kindern, Stiefkindern, Pflegekindern oder Kindern eines Partners/einer Partnerin in Ihrem Haushalt zusammengelebt?</text:p>
          </table:table-cell>
          <table:table-cell office:value-type="float" office:value="13242" calcext:value-type="float">
            <text:p>13242</text:p>
          </table:table-cell>
        </table:table-row>
        <table:table-row table:style-name="ro1">
          <table:table-cell office:value-type="string" calcext:value-type="string">
            <text:p>ESS_R02_2004_GER_LU_224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Lebt Ihre Mutter noch?</text:p>
          </table:table-cell>
          <table:table-cell office:value-type="float" office:value="15690" calcext:value-type="float">
            <text:p>15690</text:p>
          </table:table-cell>
        </table:table-row>
        <table:table-row table:style-name="ro1">
          <table:table-cell office:value-type="string" calcext:value-type="string">
            <text:p>ESS_R02_2004_GER_LU_22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Lebt Ihr Vater noch?</text:p>
          </table:table-cell>
          <table:table-cell office:value-type="float" office:value="15691" calcext:value-type="float">
            <text:p>15691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2_2004_GER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ar keine Zeit</text:p>
          </table:table-cell>
          <table:table-cell office:value-type="float" office:value="41103" calcext:value-type="float">
            <text:p>41103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eniger als eine ½ Stunde</text:p>
          </table:table-cell>
          <table:table-cell office:value-type="float" office:value="41104" calcext:value-type="float">
            <text:p>41104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½ bis zu 1 Stunde</text:p>
          </table:table-cell>
          <table:table-cell office:value-type="float" office:value="41105" calcext:value-type="float">
            <text:p>41105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1, bis zu 1 ½ Stunde</text:p>
          </table:table-cell>
          <table:table-cell office:value-type="float" office:value="41106" calcext:value-type="float">
            <text:p>41106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1 ½ bis zu 2 Stunden</text:p>
          </table:table-cell>
          <table:table-cell office:value-type="float" office:value="41107" calcext:value-type="float">
            <text:p>41107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2, bis zu 2 ½ Stunden</text:p>
          </table:table-cell>
          <table:table-cell office:value-type="float" office:value="41108" calcext:value-type="float">
            <text:p>41108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2 ½, bis zu 3 Stunden</text:p>
          </table:table-cell>
          <table:table-cell office:value-type="float" office:value="41109" calcext:value-type="float">
            <text:p>41109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3 Stunden</text:p>
          </table:table-cell>
          <table:table-cell office:value-type="float" office:value="41110" calcext:value-type="float">
            <text:p>41110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Weiß nicht)</text:p>
          </table:table-cell>
          <table:table-cell office:value-type="float" office:value="41111" calcext:value-type="float">
            <text:p>41111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ar keine Zeit</text:p>
          </table:table-cell>
          <table:table-cell office:value-type="float" office:value="41103" calcext:value-type="float">
            <text:p>41103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Weniger als eine ½ Stunde</text:p>
          </table:table-cell>
          <table:table-cell office:value-type="float" office:value="41104" calcext:value-type="float">
            <text:p>41104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½ bis zu 1 Stunde</text:p>
          </table:table-cell>
          <table:table-cell office:value-type="float" office:value="41105" calcext:value-type="float">
            <text:p>41105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1, bis zu 1 ½ Stunde</text:p>
          </table:table-cell>
          <table:table-cell office:value-type="float" office:value="41106" calcext:value-type="float">
            <text:p>41106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1 ½ bis zu 2 Stunden</text:p>
          </table:table-cell>
          <table:table-cell office:value-type="float" office:value="41107" calcext:value-type="float">
            <text:p>41107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2, bis zu 2 ½ Stunden</text:p>
          </table:table-cell>
          <table:table-cell office:value-type="float" office:value="41108" calcext:value-type="float">
            <text:p>41108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2 ½, bis zu 3 Stunden</text:p>
          </table:table-cell>
          <table:table-cell office:value-type="float" office:value="41109" calcext:value-type="float">
            <text:p>41109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3 Stunden</text:p>
          </table:table-cell>
          <table:table-cell office:value-type="float" office:value="41110" calcext:value-type="float">
            <text:p>41110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Weiß nicht)</text:p>
          </table:table-cell>
          <table:table-cell office:value-type="float" office:value="41111" calcext:value-type="float">
            <text:p>41111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ar keine Zeit</text:p>
          </table:table-cell>
          <table:table-cell office:value-type="float" office:value="41103" calcext:value-type="float">
            <text:p>41103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Weniger als eine ½ Stunde</text:p>
          </table:table-cell>
          <table:table-cell office:value-type="float" office:value="41104" calcext:value-type="float">
            <text:p>41104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½ bis zu 1 Stunde</text:p>
          </table:table-cell>
          <table:table-cell office:value-type="float" office:value="41105" calcext:value-type="float">
            <text:p>41105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1, bis zu 1 ½ Stunde</text:p>
          </table:table-cell>
          <table:table-cell office:value-type="float" office:value="41106" calcext:value-type="float">
            <text:p>41106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1 ½ bis zu 2 Stunden</text:p>
          </table:table-cell>
          <table:table-cell office:value-type="float" office:value="41107" calcext:value-type="float">
            <text:p>41107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2, bis zu 2 ½ Stunden</text:p>
          </table:table-cell>
          <table:table-cell office:value-type="float" office:value="41108" calcext:value-type="float">
            <text:p>41108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2 ½, bis zu 3 Stunden</text:p>
          </table:table-cell>
          <table:table-cell office:value-type="float" office:value="41109" calcext:value-type="float">
            <text:p>41109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3 Stunden</text:p>
          </table:table-cell>
          <table:table-cell office:value-type="float" office:value="41110" calcext:value-type="float">
            <text:p>41110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Weiß nicht)</text:p>
          </table:table-cell>
          <table:table-cell office:value-type="float" office:value="41111" calcext:value-type="float">
            <text:p>41111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Gar keine Zeit</text:p>
          </table:table-cell>
          <table:table-cell office:value-type="float" office:value="41103" calcext:value-type="float">
            <text:p>41103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eniger als eine ½ Stunde</text:p>
          </table:table-cell>
          <table:table-cell office:value-type="float" office:value="41104" calcext:value-type="float">
            <text:p>41104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½ bis zu 1 Stunde</text:p>
          </table:table-cell>
          <table:table-cell office:value-type="float" office:value="41105" calcext:value-type="float">
            <text:p>41105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1, bis zu 1 ½ Stunde</text:p>
          </table:table-cell>
          <table:table-cell office:value-type="float" office:value="41106" calcext:value-type="float">
            <text:p>41106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1 ½ bis zu 2 Stunden</text:p>
          </table:table-cell>
          <table:table-cell office:value-type="float" office:value="41107" calcext:value-type="float">
            <text:p>41107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2, bis zu 2 ½ Stunden</text:p>
          </table:table-cell>
          <table:table-cell office:value-type="float" office:value="41108" calcext:value-type="float">
            <text:p>41108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2 ½, bis zu 3 Stunden</text:p>
          </table:table-cell>
          <table:table-cell office:value-type="float" office:value="41109" calcext:value-type="float">
            <text:p>41109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3 Stunden</text:p>
          </table:table-cell>
          <table:table-cell office:value-type="float" office:value="41110" calcext:value-type="float">
            <text:p>41110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Weiß nicht)</text:p>
          </table:table-cell>
          <table:table-cell office:value-type="float" office:value="41111" calcext:value-type="float">
            <text:p>41111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Gar keine Zeit</text:p>
          </table:table-cell>
          <table:table-cell office:value-type="float" office:value="41103" calcext:value-type="float">
            <text:p>41103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Weniger als eine ½ Stunde</text:p>
          </table:table-cell>
          <table:table-cell office:value-type="float" office:value="41104" calcext:value-type="float">
            <text:p>41104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½ bis zu 1 Stunde</text:p>
          </table:table-cell>
          <table:table-cell office:value-type="float" office:value="41105" calcext:value-type="float">
            <text:p>41105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1, bis zu 1 ½ Stunde</text:p>
          </table:table-cell>
          <table:table-cell office:value-type="float" office:value="41106" calcext:value-type="float">
            <text:p>41106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1 ½ bis zu 2 Stunden</text:p>
          </table:table-cell>
          <table:table-cell office:value-type="float" office:value="41107" calcext:value-type="float">
            <text:p>41107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2, bis zu 2 ½ Stunden</text:p>
          </table:table-cell>
          <table:table-cell office:value-type="float" office:value="41108" calcext:value-type="float">
            <text:p>41108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2 ½, bis zu 3 Stunden</text:p>
          </table:table-cell>
          <table:table-cell office:value-type="float" office:value="41109" calcext:value-type="float">
            <text:p>41109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3 Stunden</text:p>
          </table:table-cell>
          <table:table-cell office:value-type="float" office:value="41110" calcext:value-type="float">
            <text:p>41110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Weiß nicht)</text:p>
          </table:table-cell>
          <table:table-cell office:value-type="float" office:value="41111" calcext:value-type="float">
            <text:p>41111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Gar keine Zeit</text:p>
          </table:table-cell>
          <table:table-cell office:value-type="float" office:value="41103" calcext:value-type="float">
            <text:p>41103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Weniger als eine ½ Stunde</text:p>
          </table:table-cell>
          <table:table-cell office:value-type="float" office:value="41104" calcext:value-type="float">
            <text:p>41104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½ bis zu 1 Stunde</text:p>
          </table:table-cell>
          <table:table-cell office:value-type="float" office:value="41105" calcext:value-type="float">
            <text:p>41105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1, bis zu 1 ½ Stunde</text:p>
          </table:table-cell>
          <table:table-cell office:value-type="float" office:value="41106" calcext:value-type="float">
            <text:p>41106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1 ½ bis zu 2 Stunden</text:p>
          </table:table-cell>
          <table:table-cell office:value-type="float" office:value="41107" calcext:value-type="float">
            <text:p>41107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2, bis zu 2 ½ Stunden</text:p>
          </table:table-cell>
          <table:table-cell office:value-type="float" office:value="41108" calcext:value-type="float">
            <text:p>41108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2 ½, bis zu 3 Stunden</text:p>
          </table:table-cell>
          <table:table-cell office:value-type="float" office:value="41109" calcext:value-type="float">
            <text:p>41109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3 Stunden</text:p>
          </table:table-cell>
          <table:table-cell office:value-type="float" office:value="41110" calcext:value-type="float">
            <text:p>41110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Weiß nicht)</text:p>
          </table:table-cell>
          <table:table-cell office:value-type="float" office:value="41111" calcext:value-type="float">
            <text:p>41111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2_2004_GER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Kein Zugang zu Hause oder am Arbeitsplatz</text:p>
          </table:table-cell>
          <table:table-cell office:value-type="float" office:value="37103" calcext:value-type="float">
            <text:p>37103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2_2004_GER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utze ich nie</text:p>
          </table:table-cell>
          <table:table-cell office:value-type="float" office:value="37104" calcext:value-type="float">
            <text:p>37104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2_2004_GER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Weniger als einmal im Monat</text:p>
          </table:table-cell>
          <table:table-cell office:value-type="float" office:value="37105" calcext:value-type="float">
            <text:p>37105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2_2004_GER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inmal im Monat</text:p>
          </table:table-cell>
          <table:table-cell office:value-type="float" office:value="37106" calcext:value-type="float">
            <text:p>37106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2_2004_GER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Mehrmals im Monat</text:p>
          </table:table-cell>
          <table:table-cell office:value-type="float" office:value="37107" calcext:value-type="float">
            <text:p>37107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2_2004_GER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inmal in der Woche</text:p>
          </table:table-cell>
          <table:table-cell office:value-type="float" office:value="37108" calcext:value-type="float">
            <text:p>37108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2_2004_GER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Mehrmals in der Woche</text:p>
          </table:table-cell>
          <table:table-cell office:value-type="float" office:value="37109" calcext:value-type="float">
            <text:p>37109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2_2004_GER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Täglich</text:p>
          </table:table-cell>
          <table:table-cell office:value-type="float" office:value="37110" calcext:value-type="float">
            <text:p>37110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2_2004_GER_L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Weiß nicht)</text:p>
          </table:table-cell>
          <table:table-cell office:value-type="float" office:value="37111" calcext:value-type="float">
            <text:p>37111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2_2004_GER_L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Man kann nicht vorsichtig genug sein</text:p>
          </table:table-cell>
          <table:table-cell office:value-type="float" office:value="41112" calcext:value-type="float">
            <text:p>41112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string" calcext:value-type="string">
            <text:p>ESS_R02_2004_GER_LU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41113" calcext:value-type="float">
            <text:p>41113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string" calcext:value-type="string">
            <text:p>ESS_R02_2004_GER_LU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41114" calcext:value-type="float">
            <text:p>41114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string" calcext:value-type="string">
            <text:p>ESS_R02_2004_GER_LU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41115" calcext:value-type="float">
            <text:p>41115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string" calcext:value-type="string">
            <text:p>ESS_R02_2004_GER_LU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41116" calcext:value-type="float">
            <text:p>41116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string" calcext:value-type="string">
            <text:p>ESS_R02_2004_GER_LU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41117" calcext:value-type="float">
            <text:p>41117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string" calcext:value-type="string">
            <text:p>ESS_R02_2004_GER_LU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41118" calcext:value-type="float">
            <text:p>41118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string" calcext:value-type="string">
            <text:p>ESS_R02_2004_GER_LU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41119" calcext:value-type="float">
            <text:p>41119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string" calcext:value-type="string">
            <text:p>ESS_R02_2004_GER_LU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41120" calcext:value-type="float">
            <text:p>41120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string" calcext:value-type="string">
            <text:p>ESS_R02_2004_GER_LU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41121" calcext:value-type="float">
            <text:p>41121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string" calcext:value-type="string">
            <text:p>ESS_R02_2004_GER_L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Man kann den meisten Menschen vertrauen</text:p>
          </table:table-cell>
          <table:table-cell office:value-type="float" office:value="41122" calcext:value-type="float">
            <text:p>41122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string" calcext:value-type="string">
            <text:p>ESS_R02_2004_GER_L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Weiß nicht)</text:p>
          </table:table-cell>
          <table:table-cell office:value-type="float" office:value="41123" calcext:value-type="float">
            <text:p>41123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string" calcext:value-type="string">
            <text:p>ESS_R02_2004_GER_LU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Die meisten Menschen versuchen mich auszunutzen</text:p>
          </table:table-cell>
          <table:table-cell office:value-type="float" office:value="41124" calcext:value-type="float">
            <text:p>41124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string" calcext:value-type="string">
            <text:p>ESS_R02_2004_GER_LU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41125" calcext:value-type="float">
            <text:p>41125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string" calcext:value-type="string">
            <text:p>ESS_R02_2004_GER_LU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41126" calcext:value-type="float">
            <text:p>41126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string" calcext:value-type="string">
            <text:p>ESS_R02_2004_GER_LU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1127" calcext:value-type="float">
            <text:p>41127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string" calcext:value-type="string">
            <text:p>ESS_R02_2004_GER_LU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41128" calcext:value-type="float">
            <text:p>41128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string" calcext:value-type="string">
            <text:p>ESS_R02_2004_GER_LU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41129" calcext:value-type="float">
            <text:p>41129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string" calcext:value-type="string">
            <text:p>ESS_R02_2004_GER_LU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41130" calcext:value-type="float">
            <text:p>41130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string" calcext:value-type="string">
            <text:p>ESS_R02_2004_GER_LU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41131" calcext:value-type="float">
            <text:p>41131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string" calcext:value-type="string">
            <text:p>ESS_R02_2004_GER_LU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41132" calcext:value-type="float">
            <text:p>41132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string" calcext:value-type="string">
            <text:p>ESS_R02_2004_GER_LU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41133" calcext:value-type="float">
            <text:p>41133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string" calcext:value-type="string">
            <text:p>ESS_R02_2004_GER_LU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Die meisten Menschen versuchen sich fair zu verhalten</text:p>
          </table:table-cell>
          <table:table-cell office:value-type="float" office:value="41134" calcext:value-type="float">
            <text:p>41134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string" calcext:value-type="string">
            <text:p>ESS_R02_2004_GER_LU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Weiß nicht)</text:p>
          </table:table-cell>
          <table:table-cell office:value-type="float" office:value="41135" calcext:value-type="float">
            <text:p>41135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string" calcext:value-type="string">
            <text:p>ESS_R02_2004_GER_LU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Die Menschen kümmern sich meist um sich selbst</text:p>
          </table:table-cell>
          <table:table-cell office:value-type="float" office:value="41136" calcext:value-type="float">
            <text:p>41136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string" calcext:value-type="string">
            <text:p>ESS_R02_2004_GER_LU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41137" calcext:value-type="float">
            <text:p>41137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string" calcext:value-type="string">
            <text:p>ESS_R02_2004_GER_LU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41138" calcext:value-type="float">
            <text:p>41138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string" calcext:value-type="string">
            <text:p>ESS_R02_2004_GER_LU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41139" calcext:value-type="float">
            <text:p>41139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string" calcext:value-type="string">
            <text:p>ESS_R02_2004_GER_LU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41140" calcext:value-type="float">
            <text:p>41140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string" calcext:value-type="string">
            <text:p>ESS_R02_2004_GER_LU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41141" calcext:value-type="float">
            <text:p>41141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string" calcext:value-type="string">
            <text:p>ESS_R02_2004_GER_LU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41142" calcext:value-type="float">
            <text:p>41142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string" calcext:value-type="string">
            <text:p>ESS_R02_2004_GER_LU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41143" calcext:value-type="float">
            <text:p>41143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string" calcext:value-type="string">
            <text:p>ESS_R02_2004_GER_LU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41144" calcext:value-type="float">
            <text:p>41144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string" calcext:value-type="string">
            <text:p>ESS_R02_2004_GER_LU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41145" calcext:value-type="float">
            <text:p>41145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string" calcext:value-type="string">
            <text:p>ESS_R02_2004_GER_LU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Die Menschen versuchen meistens, hilfsbereit zu sein</text:p>
          </table:table-cell>
          <table:table-cell office:value-type="float" office:value="41146" calcext:value-type="float">
            <text:p>41146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string" calcext:value-type="string">
            <text:p>ESS_R02_2004_GER_LU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Weiß nicht)</text:p>
          </table:table-cell>
          <table:table-cell office:value-type="float" office:value="41147" calcext:value-type="float">
            <text:p>41147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string" calcext:value-type="string">
            <text:p>ESS_R02_2004_GER_L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Sehr interessiert</text:p>
          </table:table-cell>
          <table:table-cell office:value-type="float" office:value="41148" calcext:value-type="float">
            <text:p>41148</text:p>
          </table:table-cell>
          <table:table-cell office:value-type="float" office:value="5049" calcext:value-type="float">
            <text:p>5049</text:p>
          </table:table-cell>
        </table:table-row>
        <table:table-row table:style-name="ro1">
          <table:table-cell office:value-type="string" calcext:value-type="string">
            <text:p>ESS_R02_2004_GER_L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Ziemlich interessiert</text:p>
          </table:table-cell>
          <table:table-cell office:value-type="float" office:value="41149" calcext:value-type="float">
            <text:p>41149</text:p>
          </table:table-cell>
          <table:table-cell office:value-type="float" office:value="5049" calcext:value-type="float">
            <text:p>5049</text:p>
          </table:table-cell>
        </table:table-row>
        <table:table-row table:style-name="ro1">
          <table:table-cell office:value-type="string" calcext:value-type="string">
            <text:p>ESS_R02_2004_GER_L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Wenig interessiert</text:p>
          </table:table-cell>
          <table:table-cell office:value-type="float" office:value="41150" calcext:value-type="float">
            <text:p>41150</text:p>
          </table:table-cell>
          <table:table-cell office:value-type="float" office:value="5049" calcext:value-type="float">
            <text:p>5049</text:p>
          </table:table-cell>
        </table:table-row>
        <table:table-row table:style-name="ro1">
          <table:table-cell office:value-type="string" calcext:value-type="string">
            <text:p>ESS_R02_2004_GER_L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der überhaupt nicht interessiert</text:p>
          </table:table-cell>
          <table:table-cell office:value-type="float" office:value="41151" calcext:value-type="float">
            <text:p>41151</text:p>
          </table:table-cell>
          <table:table-cell office:value-type="float" office:value="5049" calcext:value-type="float">
            <text:p>5049</text:p>
          </table:table-cell>
        </table:table-row>
        <table:table-row table:style-name="ro1">
          <table:table-cell office:value-type="string" calcext:value-type="string">
            <text:p>ESS_R02_2004_GER_L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Weiß nicht)</text:p>
          </table:table-cell>
          <table:table-cell office:value-type="float" office:value="41152" calcext:value-type="float">
            <text:p>41152</text:p>
          </table:table-cell>
          <table:table-cell office:value-type="float" office:value="5049" calcext:value-type="float">
            <text:p>5049</text:p>
          </table:table-cell>
        </table:table-row>
        <table:table-row table:style-name="ro1">
          <table:table-cell office:value-type="string" calcext:value-type="string">
            <text:p>ESS_R02_2004_GER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ie</text:p>
          </table:table-cell>
          <table:table-cell office:value-type="float" office:value="41153" calcext:value-type="float">
            <text:p>41153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string" calcext:value-type="string">
            <text:p>ESS_R02_2004_GER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elten</text:p>
          </table:table-cell>
          <table:table-cell office:value-type="float" office:value="41154" calcext:value-type="float">
            <text:p>41154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string" calcext:value-type="string">
            <text:p>ESS_R02_2004_GER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Manchmal</text:p>
          </table:table-cell>
          <table:table-cell office:value-type="float" office:value="41155" calcext:value-type="float">
            <text:p>41155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string" calcext:value-type="string">
            <text:p>ESS_R02_2004_GER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Ziemlich häufig</text:p>
          </table:table-cell>
          <table:table-cell office:value-type="float" office:value="41156" calcext:value-type="float">
            <text:p>41156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string" calcext:value-type="string">
            <text:p>ESS_R02_2004_GER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äufig</text:p>
          </table:table-cell>
          <table:table-cell office:value-type="float" office:value="41157" calcext:value-type="float">
            <text:p>41157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string" calcext:value-type="string">
            <text:p>ESS_R02_2004_GER_L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Weiß nicht)</text:p>
          </table:table-cell>
          <table:table-cell office:value-type="float" office:value="41158" calcext:value-type="float">
            <text:p>41158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string" calcext:value-type="string">
            <text:p>ESS_R02_2004_GER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hr schwer</text:p>
          </table:table-cell>
          <table:table-cell office:value-type="float" office:value="37165" calcext:value-type="float">
            <text:p>37165</text:p>
          </table:table-cell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string" calcext:value-type="string">
            <text:p>ESS_R02_2004_GER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chwer</text:p>
          </table:table-cell>
          <table:table-cell office:value-type="float" office:value="37166" calcext:value-type="float">
            <text:p>37166</text:p>
          </table:table-cell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string" calcext:value-type="string">
            <text:p>ESS_R02_2004_GER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Weder schwer noch leicht</text:p>
          </table:table-cell>
          <table:table-cell office:value-type="float" office:value="37167" calcext:value-type="float">
            <text:p>37167</text:p>
          </table:table-cell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string" calcext:value-type="string">
            <text:p>ESS_R02_2004_GER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eicht</text:p>
          </table:table-cell>
          <table:table-cell office:value-type="float" office:value="37168" calcext:value-type="float">
            <text:p>37168</text:p>
          </table:table-cell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string" calcext:value-type="string">
            <text:p>ESS_R02_2004_GER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hr leicht</text:p>
          </table:table-cell>
          <table:table-cell office:value-type="float" office:value="37169" calcext:value-type="float">
            <text:p>37169</text:p>
          </table:table-cell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string" calcext:value-type="string">
            <text:p>ESS_R02_2004_GER_L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Weiß nicht)</text:p>
          </table:table-cell>
          <table:table-cell office:value-type="float" office:value="37170" calcext:value-type="float">
            <text:p>37170</text:p>
          </table:table-cell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string" calcext:value-type="string">
            <text:p>ESS_R02_2004_GER_L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Vertraue überhaupt nicht</text:p>
          </table:table-cell>
          <table:table-cell office:value-type="float" office:value="37183" calcext:value-type="float">
            <text:p>3718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4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37184" calcext:value-type="float">
            <text:p>3718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4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37185" calcext:value-type="float">
            <text:p>37185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4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37186" calcext:value-type="float">
            <text:p>37186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4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37187" calcext:value-type="float">
            <text:p>3718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4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37188" calcext:value-type="float">
            <text:p>3718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4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37189" calcext:value-type="float">
            <text:p>37189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4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37190" calcext:value-type="float">
            <text:p>37190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4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37191" calcext:value-type="float">
            <text:p>37191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4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37192" calcext:value-type="float">
            <text:p>37192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Vertraue voll und ganz</text:p>
          </table:table-cell>
          <table:table-cell office:value-type="float" office:value="37193" calcext:value-type="float">
            <text:p>3719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Weiß nicht)</text:p>
          </table:table-cell>
          <table:table-cell office:value-type="float" office:value="37194" calcext:value-type="float">
            <text:p>3719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Vertraue überhaupt nicht</text:p>
          </table:table-cell>
          <table:table-cell office:value-type="float" office:value="37183" calcext:value-type="float">
            <text:p>3718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5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37184" calcext:value-type="float">
            <text:p>3718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5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37185" calcext:value-type="float">
            <text:p>37185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5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37186" calcext:value-type="float">
            <text:p>37186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5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37187" calcext:value-type="float">
            <text:p>3718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5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37188" calcext:value-type="float">
            <text:p>3718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5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37189" calcext:value-type="float">
            <text:p>37189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5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37190" calcext:value-type="float">
            <text:p>37190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5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37191" calcext:value-type="float">
            <text:p>37191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5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37192" calcext:value-type="float">
            <text:p>37192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Vertraue voll und ganz</text:p>
          </table:table-cell>
          <table:table-cell office:value-type="float" office:value="37193" calcext:value-type="float">
            <text:p>3719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Weiß nicht)</text:p>
          </table:table-cell>
          <table:table-cell office:value-type="float" office:value="37194" calcext:value-type="float">
            <text:p>3719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Vertraue überhaupt nicht</text:p>
          </table:table-cell>
          <table:table-cell office:value-type="float" office:value="37183" calcext:value-type="float">
            <text:p>3718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6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37184" calcext:value-type="float">
            <text:p>3718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6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37185" calcext:value-type="float">
            <text:p>37185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6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37186" calcext:value-type="float">
            <text:p>37186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6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37187" calcext:value-type="float">
            <text:p>3718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6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37188" calcext:value-type="float">
            <text:p>3718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6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37189" calcext:value-type="float">
            <text:p>37189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6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37190" calcext:value-type="float">
            <text:p>37190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6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37191" calcext:value-type="float">
            <text:p>37191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6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37192" calcext:value-type="float">
            <text:p>37192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Vertraue voll und ganz</text:p>
          </table:table-cell>
          <table:table-cell office:value-type="float" office:value="37193" calcext:value-type="float">
            <text:p>3719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Weiß nicht)</text:p>
          </table:table-cell>
          <table:table-cell office:value-type="float" office:value="37194" calcext:value-type="float">
            <text:p>3719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Vertraue überhaupt nicht</text:p>
          </table:table-cell>
          <table:table-cell office:value-type="float" office:value="37183" calcext:value-type="float">
            <text:p>3718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37184" calcext:value-type="float">
            <text:p>3718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37185" calcext:value-type="float">
            <text:p>37185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37186" calcext:value-type="float">
            <text:p>37186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37187" calcext:value-type="float">
            <text:p>3718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37188" calcext:value-type="float">
            <text:p>3718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37189" calcext:value-type="float">
            <text:p>37189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37190" calcext:value-type="float">
            <text:p>37190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37191" calcext:value-type="float">
            <text:p>37191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37192" calcext:value-type="float">
            <text:p>37192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Vertraue voll und ganz</text:p>
          </table:table-cell>
          <table:table-cell office:value-type="float" office:value="37193" calcext:value-type="float">
            <text:p>3719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Weiß nicht)</text:p>
          </table:table-cell>
          <table:table-cell office:value-type="float" office:value="37194" calcext:value-type="float">
            <text:p>3719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Vertraue überhaupt nicht</text:p>
          </table:table-cell>
          <table:table-cell office:value-type="float" office:value="37183" calcext:value-type="float">
            <text:p>3718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37184" calcext:value-type="float">
            <text:p>3718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37185" calcext:value-type="float">
            <text:p>37185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37186" calcext:value-type="float">
            <text:p>37186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37187" calcext:value-type="float">
            <text:p>3718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37188" calcext:value-type="float">
            <text:p>3718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37189" calcext:value-type="float">
            <text:p>37189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37190" calcext:value-type="float">
            <text:p>37190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37191" calcext:value-type="float">
            <text:p>37191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37192" calcext:value-type="float">
            <text:p>37192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Vertraue voll und ganz</text:p>
          </table:table-cell>
          <table:table-cell office:value-type="float" office:value="37193" calcext:value-type="float">
            <text:p>3719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Weiß nicht)</text:p>
          </table:table-cell>
          <table:table-cell office:value-type="float" office:value="37194" calcext:value-type="float">
            <text:p>3719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Vertraue überhaupt nicht</text:p>
          </table:table-cell>
          <table:table-cell office:value-type="float" office:value="37183" calcext:value-type="float">
            <text:p>3718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37184" calcext:value-type="float">
            <text:p>3718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37185" calcext:value-type="float">
            <text:p>37185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37186" calcext:value-type="float">
            <text:p>37186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37187" calcext:value-type="float">
            <text:p>3718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37188" calcext:value-type="float">
            <text:p>3718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37189" calcext:value-type="float">
            <text:p>37189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37190" calcext:value-type="float">
            <text:p>37190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37191" calcext:value-type="float">
            <text:p>37191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37192" calcext:value-type="float">
            <text:p>37192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Vertraue voll und ganz</text:p>
          </table:table-cell>
          <table:table-cell office:value-type="float" office:value="37193" calcext:value-type="float">
            <text:p>3719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Weiß nicht)</text:p>
          </table:table-cell>
          <table:table-cell office:value-type="float" office:value="37194" calcext:value-type="float">
            <text:p>3719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Vertraue überhaupt nicht</text:p>
          </table:table-cell>
          <table:table-cell office:value-type="float" office:value="37183" calcext:value-type="float">
            <text:p>3718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37184" calcext:value-type="float">
            <text:p>3718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37185" calcext:value-type="float">
            <text:p>37185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37186" calcext:value-type="float">
            <text:p>37186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37187" calcext:value-type="float">
            <text:p>3718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37188" calcext:value-type="float">
            <text:p>3718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37189" calcext:value-type="float">
            <text:p>37189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37190" calcext:value-type="float">
            <text:p>37190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37191" calcext:value-type="float">
            <text:p>37191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37192" calcext:value-type="float">
            <text:p>37192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Vertraue voll und ganz</text:p>
          </table:table-cell>
          <table:table-cell office:value-type="float" office:value="37193" calcext:value-type="float">
            <text:p>3719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Weiß nicht)</text:p>
          </table:table-cell>
          <table:table-cell office:value-type="float" office:value="37194" calcext:value-type="float">
            <text:p>3719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L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Ja</text:p>
          </table:table-cell>
          <table:table-cell office:value-type="float" office:value="37195" calcext:value-type="float">
            <text:p>37195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string" calcext:value-type="string">
            <text:p>ESS_R02_2004_GER_L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ein</text:p>
          </table:table-cell>
          <table:table-cell office:value-type="float" office:value="37196" calcext:value-type="float">
            <text:p>37196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string" calcext:value-type="string">
            <text:p>ESS_R02_2004_GER_L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icht wahlberechtigt</text:p>
          </table:table-cell>
          <table:table-cell office:value-type="float" office:value="37197" calcext:value-type="float">
            <text:p>37197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string" calcext:value-type="string">
            <text:p>ESS_R02_2004_GER_L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Weiß nicht)</text:p>
          </table:table-cell>
          <table:table-cell office:value-type="float" office:value="37198" calcext:value-type="float">
            <text:p>37198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string" calcext:value-type="string">
            <text:p>ESS_R02_2004_GER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hrëschtlech Sozial Vollekspartei (CSV)/ Parti Chrétien Social (PCS)</text:p>
          </table:table-cell>
          <table:table-cell office:value-type="float" office:value="41159" calcext:value-type="float">
            <text:p>41159</text:p>
          </table:table-cell>
          <table:table-cell office:value-type="float" office:value="5051" calcext:value-type="float">
            <text:p>5051</text:p>
          </table:table-cell>
        </table:table-row>
        <table:table-row table:style-name="ro1">
          <table:table-cell office:value-type="string" calcext:value-type="string">
            <text:p>ESS_R02_2004_GER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ëtzebuerger Sozialistesch Aarbechter Partei (LSAP)/ Parti Socialiste Ouvrier Luxembourgeois (PSOL)</text:p>
          </table:table-cell>
          <table:table-cell office:value-type="float" office:value="41160" calcext:value-type="float">
            <text:p>41160</text:p>
          </table:table-cell>
          <table:table-cell office:value-type="float" office:value="5051" calcext:value-type="float">
            <text:p>5051</text:p>
          </table:table-cell>
        </table:table-row>
        <table:table-row table:style-name="ro1">
          <table:table-cell office:value-type="string" calcext:value-type="string">
            <text:p>ESS_R02_2004_GER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Demokratesch Partei (DP)/ Parti Démocrate (PD)</text:p>
          </table:table-cell>
          <table:table-cell office:value-type="float" office:value="41161" calcext:value-type="float">
            <text:p>41161</text:p>
          </table:table-cell>
          <table:table-cell office:value-type="float" office:value="5051" calcext:value-type="float">
            <text:p>5051</text:p>
          </table:table-cell>
        </table:table-row>
        <table:table-row table:style-name="ro1">
          <table:table-cell office:value-type="string" calcext:value-type="string">
            <text:p>ESS_R02_2004_GER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es Verts/Déi Gréng</text:p>
          </table:table-cell>
          <table:table-cell office:value-type="float" office:value="41162" calcext:value-type="float">
            <text:p>41162</text:p>
          </table:table-cell>
          <table:table-cell office:value-type="float" office:value="5051" calcext:value-type="float">
            <text:p>5051</text:p>
          </table:table-cell>
        </table:table-row>
        <table:table-row table:style-name="ro1">
          <table:table-cell office:value-type="string" calcext:value-type="string">
            <text:p>ESS_R02_2004_GER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a Gauche / Déi Lenk</text:p>
          </table:table-cell>
          <table:table-cell office:value-type="float" office:value="41163" calcext:value-type="float">
            <text:p>41163</text:p>
          </table:table-cell>
          <table:table-cell office:value-type="float" office:value="5051" calcext:value-type="float">
            <text:p>5051</text:p>
          </table:table-cell>
        </table:table-row>
        <table:table-row table:style-name="ro1">
          <table:table-cell office:value-type="string" calcext:value-type="string">
            <text:p>ESS_R02_2004_GER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Aktiounskomitee fir Demokratie an Rentengerechtegkeet (ADR)/ Comité d'action pour la Démocratie et la Justice sociale</text:p>
          </table:table-cell>
          <table:table-cell office:value-type="float" office:value="41164" calcext:value-type="float">
            <text:p>41164</text:p>
          </table:table-cell>
          <table:table-cell office:value-type="float" office:value="5051" calcext:value-type="float">
            <text:p>5051</text:p>
          </table:table-cell>
        </table:table-row>
        <table:table-row table:style-name="ro1">
          <table:table-cell office:value-type="string" calcext:value-type="string">
            <text:p>ESS_R02_2004_GER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Andere Partei</text:p>
          </table:table-cell>
          <table:table-cell office:value-type="float" office:value="41165" calcext:value-type="float">
            <text:p>41165</text:p>
          </table:table-cell>
          <table:table-cell office:value-type="float" office:value="5051" calcext:value-type="float">
            <text:p>5051</text:p>
          </table:table-cell>
        </table:table-row>
        <table:table-row table:style-name="ro1">
          <table:table-cell office:value-type="string" calcext:value-type="string">
            <text:p>ESS_R02_2004_GER_L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Weiß nicht)</text:p>
          </table:table-cell>
          <table:table-cell office:value-type="float" office:value="41166" calcext:value-type="float">
            <text:p>41166</text:p>
          </table:table-cell>
          <table:table-cell office:value-type="float" office:value="5051" calcext:value-type="float">
            <text:p>5051</text:p>
          </table:table-cell>
        </table:table-row>
        <table:table-row table:style-name="ro1">
          <table:table-cell office:value-type="string" calcext:value-type="string">
            <text:p>ESS_R02_2004_GER_L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<text:s/>Ja</text:p>
          </table:table-cell>
          <table:table-cell office:value-type="float" office:value="41167" calcext:value-type="float">
            <text:p>41167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ein</text:p>
          </table:table-cell>
          <table:table-cell office:value-type="float" office:value="41168" calcext:value-type="float">
            <text:p>41168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Weiß nicht)</text:p>
          </table:table-cell>
          <table:table-cell office:value-type="float" office:value="41169" calcext:value-type="float">
            <text:p>41169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<text:s/>Ja</text:p>
          </table:table-cell>
          <table:table-cell office:value-type="float" office:value="41167" calcext:value-type="float">
            <text:p>41167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Nein</text:p>
          </table:table-cell>
          <table:table-cell office:value-type="float" office:value="41168" calcext:value-type="float">
            <text:p>41168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Weiß nicht)</text:p>
          </table:table-cell>
          <table:table-cell office:value-type="float" office:value="41169" calcext:value-type="float">
            <text:p>41169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<text:s/>Ja</text:p>
          </table:table-cell>
          <table:table-cell office:value-type="float" office:value="41167" calcext:value-type="float">
            <text:p>41167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Nein</text:p>
          </table:table-cell>
          <table:table-cell office:value-type="float" office:value="41168" calcext:value-type="float">
            <text:p>41168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Weiß nicht)</text:p>
          </table:table-cell>
          <table:table-cell office:value-type="float" office:value="41169" calcext:value-type="float">
            <text:p>41169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<text:s/>Ja</text:p>
          </table:table-cell>
          <table:table-cell office:value-type="float" office:value="41167" calcext:value-type="float">
            <text:p>41167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Nein</text:p>
          </table:table-cell>
          <table:table-cell office:value-type="float" office:value="41168" calcext:value-type="float">
            <text:p>41168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Weiß nicht)</text:p>
          </table:table-cell>
          <table:table-cell office:value-type="float" office:value="41169" calcext:value-type="float">
            <text:p>41169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<text:s/>Ja</text:p>
          </table:table-cell>
          <table:table-cell office:value-type="float" office:value="41167" calcext:value-type="float">
            <text:p>41167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Nein</text:p>
          </table:table-cell>
          <table:table-cell office:value-type="float" office:value="41168" calcext:value-type="float">
            <text:p>41168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Weiß nicht)</text:p>
          </table:table-cell>
          <table:table-cell office:value-type="float" office:value="41169" calcext:value-type="float">
            <text:p>41169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<text:s/>Ja</text:p>
          </table:table-cell>
          <table:table-cell office:value-type="float" office:value="41167" calcext:value-type="float">
            <text:p>41167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ein</text:p>
          </table:table-cell>
          <table:table-cell office:value-type="float" office:value="41168" calcext:value-type="float">
            <text:p>41168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Weiß nicht)</text:p>
          </table:table-cell>
          <table:table-cell office:value-type="float" office:value="41169" calcext:value-type="float">
            <text:p>41169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<text:s/>Ja</text:p>
          </table:table-cell>
          <table:table-cell office:value-type="float" office:value="41167" calcext:value-type="float">
            <text:p>41167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Nein</text:p>
          </table:table-cell>
          <table:table-cell office:value-type="float" office:value="41168" calcext:value-type="float">
            <text:p>41168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Weiß nicht)</text:p>
          </table:table-cell>
          <table:table-cell office:value-type="float" office:value="41169" calcext:value-type="float">
            <text:p>41169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<text:s/>Ja</text:p>
          </table:table-cell>
          <table:table-cell office:value-type="float" office:value="41167" calcext:value-type="float">
            <text:p>41167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Nein</text:p>
          </table:table-cell>
          <table:table-cell office:value-type="float" office:value="41168" calcext:value-type="float">
            <text:p>41168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Weiß nicht)</text:p>
          </table:table-cell>
          <table:table-cell office:value-type="float" office:value="41169" calcext:value-type="float">
            <text:p>41169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Chrëschtlech Sozial Vollekspartei (CSV)/ Parti Chrétien Social (PCS)</text:p>
          </table:table-cell>
          <table:table-cell office:value-type="float" office:value="41170" calcext:value-type="float">
            <text:p>41170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string" calcext:value-type="string">
            <text:p>ESS_R02_2004_GER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Lëtzebuerger Sozialistesch Aarbechter Partei (LSAP)/ Parti Socialiste Ouvrier Luxembourgeois (PSOL)</text:p>
          </table:table-cell>
          <table:table-cell office:value-type="float" office:value="41171" calcext:value-type="float">
            <text:p>41171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string" calcext:value-type="string">
            <text:p>ESS_R02_2004_GER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Demokratesch Partei (DP)/ Parti Démocrate (PD)</text:p>
          </table:table-cell>
          <table:table-cell office:value-type="float" office:value="41172" calcext:value-type="float">
            <text:p>41172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string" calcext:value-type="string">
            <text:p>ESS_R02_2004_GER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Les Verts/Déi Gréng</text:p>
          </table:table-cell>
          <table:table-cell office:value-type="float" office:value="41173" calcext:value-type="float">
            <text:p>41173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string" calcext:value-type="string">
            <text:p>ESS_R02_2004_GER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La Gauche / Déi Lenk</text:p>
          </table:table-cell>
          <table:table-cell office:value-type="float" office:value="41174" calcext:value-type="float">
            <text:p>41174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string" calcext:value-type="string">
            <text:p>ESS_R02_2004_GER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Aktiounskomitee fir Demokratie an Rentengerechtegkeet (ADR)</text:p>
          </table:table-cell>
          <table:table-cell office:value-type="float" office:value="41175" calcext:value-type="float">
            <text:p>41175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string" calcext:value-type="string">
            <text:p>ESS_R02_2004_GER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Andere Partei</text:p>
          </table:table-cell>
          <table:table-cell office:value-type="float" office:value="41176" calcext:value-type="float">
            <text:p>41176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string" calcext:value-type="string">
            <text:p>ESS_R02_2004_GER_L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Weiß nicht)</text:p>
          </table:table-cell>
          <table:table-cell office:value-type="float" office:value="41177" calcext:value-type="float">
            <text:p>41177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string" calcext:value-type="string">
            <text:p>ESS_R02_2004_GER_L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sehr nahe</text:p>
          </table:table-cell>
          <table:table-cell office:value-type="float" office:value="37215" calcext:value-type="float">
            <text:p>37215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string" calcext:value-type="string">
            <text:p>ESS_R02_2004_GER_L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ziemlich nahe</text:p>
          </table:table-cell>
          <table:table-cell office:value-type="float" office:value="37216" calcext:value-type="float">
            <text:p>37216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string" calcext:value-type="string">
            <text:p>ESS_R02_2004_GER_L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nicht besonders nahe</text:p>
          </table:table-cell>
          <table:table-cell office:value-type="float" office:value="37217" calcext:value-type="float">
            <text:p>37217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string" calcext:value-type="string">
            <text:p>ESS_R02_2004_GER_L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oder überhaupt nicht nahe</text:p>
          </table:table-cell>
          <table:table-cell office:value-type="float" office:value="37218" calcext:value-type="float">
            <text:p>37218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string" calcext:value-type="string">
            <text:p>ESS_R02_2004_GER_L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Weiß nicht)</text:p>
          </table:table-cell>
          <table:table-cell office:value-type="float" office:value="37219" calcext:value-type="float">
            <text:p>37219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string" calcext:value-type="string">
            <text:p>ESS_R02_2004_GER_LU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<text:s/>Ja</text:p>
          </table:table-cell>
          <table:table-cell office:value-type="float" office:value="41167" calcext:value-type="float">
            <text:p>41167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Nein</text:p>
          </table:table-cell>
          <table:table-cell office:value-type="float" office:value="41168" calcext:value-type="float">
            <text:p>41168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Weiß nicht)</text:p>
          </table:table-cell>
          <table:table-cell office:value-type="float" office:value="41169" calcext:value-type="float">
            <text:p>41169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2_2004_GER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hrëschtlech Sozial Vollekspartei (CSV)/Parti Chrétien Social (PCS)</text:p>
          </table:table-cell>
          <table:table-cell office:value-type="float" office:value="41178" calcext:value-type="float">
            <text:p>41178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string" calcext:value-type="string">
            <text:p>ESS_R02_2004_GER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ëtzebuerger Sozialistesch Aarbechter Partei (LSAP)/ Parti Socialiste Ouvrier Luxembourgeois (PSOL)</text:p>
          </table:table-cell>
          <table:table-cell office:value-type="float" office:value="41179" calcext:value-type="float">
            <text:p>41179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string" calcext:value-type="string">
            <text:p>ESS_R02_2004_GER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Demokratesch Partei (DP)/ Parti Démocrate (PD)</text:p>
          </table:table-cell>
          <table:table-cell office:value-type="float" office:value="41180" calcext:value-type="float">
            <text:p>41180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string" calcext:value-type="string">
            <text:p>ESS_R02_2004_GER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es Verts/Déi Gréng</text:p>
          </table:table-cell>
          <table:table-cell office:value-type="float" office:value="41181" calcext:value-type="float">
            <text:p>41181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string" calcext:value-type="string">
            <text:p>ESS_R02_2004_GER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a Gauche / Déi Lenk</text:p>
          </table:table-cell>
          <table:table-cell office:value-type="float" office:value="41182" calcext:value-type="float">
            <text:p>41182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string" calcext:value-type="string">
            <text:p>ESS_R02_2004_GER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Aktiounskomitee fir Demokratie an Rentengerechtegkeet (ADR)</text:p>
          </table:table-cell>
          <table:table-cell office:value-type="float" office:value="41183" calcext:value-type="float">
            <text:p>41183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string" calcext:value-type="string">
            <text:p>ESS_R02_2004_GER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Andere Partei</text:p>
          </table:table-cell>
          <table:table-cell office:value-type="float" office:value="41184" calcext:value-type="float">
            <text:p>41184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string" calcext:value-type="string">
            <text:p>ESS_R02_2004_GER_L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Weiß nicht)</text:p>
          </table:table-cell>
          <table:table-cell office:value-type="float" office:value="41185" calcext:value-type="float">
            <text:p>41185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string" calcext:value-type="string">
            <text:p>ESS_R02_2004_GER_L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Links</text:p>
          </table:table-cell>
          <table:table-cell office:value-type="float" office:value="37220" calcext:value-type="float">
            <text:p>37220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LU_35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37221" calcext:value-type="float">
            <text:p>37221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LU_35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37222" calcext:value-type="float">
            <text:p>37222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LU_35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37223" calcext:value-type="float">
            <text:p>37223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LU_35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37224" calcext:value-type="float">
            <text:p>37224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LU_35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37225" calcext:value-type="float">
            <text:p>37225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LU_35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37226" calcext:value-type="float">
            <text:p>37226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LU_35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37227" calcext:value-type="float">
            <text:p>37227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LU_35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37228" calcext:value-type="float">
            <text:p>37228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LU_35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37229" calcext:value-type="float">
            <text:p>37229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L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Rechts</text:p>
          </table:table-cell>
          <table:table-cell office:value-type="float" office:value="37230" calcext:value-type="float">
            <text:p>37230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L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Weiß nicht)</text:p>
          </table:table-cell>
          <table:table-cell office:value-type="float" office:value="37231" calcext:value-type="float">
            <text:p>37231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LU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Äußerst unzufrieden</text:p>
          </table:table-cell>
          <table:table-cell office:value-type="float" office:value="33121" calcext:value-type="float">
            <text:p>3312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6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33122" calcext:value-type="float">
            <text:p>3312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6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33123" calcext:value-type="float">
            <text:p>33123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6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33124" calcext:value-type="float">
            <text:p>33124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6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33125" calcext:value-type="float">
            <text:p>3312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6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33126" calcext:value-type="float">
            <text:p>33126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6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33127" calcext:value-type="float">
            <text:p>33127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6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33128" calcext:value-type="float">
            <text:p>33128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6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33129" calcext:value-type="float">
            <text:p>33129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6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33130" calcext:value-type="float">
            <text:p>33130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Äußerst zufrieden</text:p>
          </table:table-cell>
          <table:table-cell office:value-type="float" office:value="33131" calcext:value-type="float">
            <text:p>3313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Weiß nicht)</text:p>
          </table:table-cell>
          <table:table-cell office:value-type="float" office:value="33132" calcext:value-type="float">
            <text:p>3313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Äußerst unzufrieden</text:p>
          </table:table-cell>
          <table:table-cell office:value-type="float" office:value="33121" calcext:value-type="float">
            <text:p>3312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7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33122" calcext:value-type="float">
            <text:p>3312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7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33123" calcext:value-type="float">
            <text:p>33123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7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33124" calcext:value-type="float">
            <text:p>33124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7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33125" calcext:value-type="float">
            <text:p>3312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7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33126" calcext:value-type="float">
            <text:p>33126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7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33127" calcext:value-type="float">
            <text:p>33127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7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33128" calcext:value-type="float">
            <text:p>33128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7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33129" calcext:value-type="float">
            <text:p>33129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7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33130" calcext:value-type="float">
            <text:p>33130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Äußerst zufrieden</text:p>
          </table:table-cell>
          <table:table-cell office:value-type="float" office:value="33131" calcext:value-type="float">
            <text:p>3313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Weiß nicht)</text:p>
          </table:table-cell>
          <table:table-cell office:value-type="float" office:value="33132" calcext:value-type="float">
            <text:p>3313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Äußerst unzufrieden</text:p>
          </table:table-cell>
          <table:table-cell office:value-type="float" office:value="33121" calcext:value-type="float">
            <text:p>3312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8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33122" calcext:value-type="float">
            <text:p>3312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8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33123" calcext:value-type="float">
            <text:p>33123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8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33124" calcext:value-type="float">
            <text:p>33124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8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33125" calcext:value-type="float">
            <text:p>3312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8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33126" calcext:value-type="float">
            <text:p>33126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8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33127" calcext:value-type="float">
            <text:p>33127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8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33128" calcext:value-type="float">
            <text:p>33128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8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33129" calcext:value-type="float">
            <text:p>33129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8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33130" calcext:value-type="float">
            <text:p>33130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Äußerst zufrieden</text:p>
          </table:table-cell>
          <table:table-cell office:value-type="float" office:value="33131" calcext:value-type="float">
            <text:p>3313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Weiß nicht)</text:p>
          </table:table-cell>
          <table:table-cell office:value-type="float" office:value="33132" calcext:value-type="float">
            <text:p>3313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Äußerst unzufrieden</text:p>
          </table:table-cell>
          <table:table-cell office:value-type="float" office:value="33121" calcext:value-type="float">
            <text:p>3312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9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33122" calcext:value-type="float">
            <text:p>3312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9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33123" calcext:value-type="float">
            <text:p>33123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9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33124" calcext:value-type="float">
            <text:p>33124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9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33125" calcext:value-type="float">
            <text:p>3312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9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33126" calcext:value-type="float">
            <text:p>33126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9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33127" calcext:value-type="float">
            <text:p>33127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9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33128" calcext:value-type="float">
            <text:p>33128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9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33129" calcext:value-type="float">
            <text:p>33129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9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33130" calcext:value-type="float">
            <text:p>33130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Äußerst zufrieden</text:p>
          </table:table-cell>
          <table:table-cell office:value-type="float" office:value="33131" calcext:value-type="float">
            <text:p>3313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Weiß nicht)</text:p>
          </table:table-cell>
          <table:table-cell office:value-type="float" office:value="33132" calcext:value-type="float">
            <text:p>3313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Äußerst unzufrieden</text:p>
          </table:table-cell>
          <table:table-cell office:value-type="float" office:value="33121" calcext:value-type="float">
            <text:p>3312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40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33122" calcext:value-type="float">
            <text:p>3312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40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33123" calcext:value-type="float">
            <text:p>33123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40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33124" calcext:value-type="float">
            <text:p>33124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40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33125" calcext:value-type="float">
            <text:p>3312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40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33126" calcext:value-type="float">
            <text:p>33126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40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33127" calcext:value-type="float">
            <text:p>33127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40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33128" calcext:value-type="float">
            <text:p>33128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40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33129" calcext:value-type="float">
            <text:p>33129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40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33130" calcext:value-type="float">
            <text:p>33130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Äußerst zufrieden</text:p>
          </table:table-cell>
          <table:table-cell office:value-type="float" office:value="33131" calcext:value-type="float">
            <text:p>3313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Weiß nicht)</text:p>
          </table:table-cell>
          <table:table-cell office:value-type="float" office:value="33132" calcext:value-type="float">
            <text:p>3313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LU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Äußerst schlecht</text:p>
          </table:table-cell>
          <table:table-cell office:value-type="float" office:value="33133" calcext:value-type="float">
            <text:p>33133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LU_41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33134" calcext:value-type="float">
            <text:p>33134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LU_41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33135" calcext:value-type="float">
            <text:p>3313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LU_41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33136" calcext:value-type="float">
            <text:p>33136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LU_41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33137" calcext:value-type="float">
            <text:p>33137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LU_41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33138" calcext:value-type="float">
            <text:p>33138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LU_41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33139" calcext:value-type="float">
            <text:p>33139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LU_41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33140" calcext:value-type="float">
            <text:p>33140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LU_41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33141" calcext:value-type="float">
            <text:p>33141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LU_41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33142" calcext:value-type="float">
            <text:p>33142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LU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Äußerst gut</text:p>
          </table:table-cell>
          <table:table-cell office:value-type="float" office:value="33143" calcext:value-type="float">
            <text:p>33143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LU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Weiß nicht)</text:p>
          </table:table-cell>
          <table:table-cell office:value-type="float" office:value="33144" calcext:value-type="float">
            <text:p>33144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Stimme stark zu</text:p>
          </table:table-cell>
          <table:table-cell office:value-type="float" office:value="33150" calcext:value-type="float">
            <text:p>3315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Stimme zu</text:p>
          </table:table-cell>
          <table:table-cell office:value-type="float" office:value="33151" calcext:value-type="float">
            <text:p>3315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Weder noch</text:p>
          </table:table-cell>
          <table:table-cell office:value-type="float" office:value="33152" calcext:value-type="float">
            <text:p>33152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ehne ab</text:p>
          </table:table-cell>
          <table:table-cell office:value-type="float" office:value="33153" calcext:value-type="float">
            <text:p>33153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ehne stark ab</text:p>
          </table:table-cell>
          <table:table-cell office:value-type="float" office:value="33154" calcext:value-type="float">
            <text:p>33154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Weiß nicht)</text:p>
          </table:table-cell>
          <table:table-cell office:value-type="float" office:value="33155" calcext:value-type="float">
            <text:p>3315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Stimme stark zu</text:p>
          </table:table-cell>
          <table:table-cell office:value-type="float" office:value="33150" calcext:value-type="float">
            <text:p>3315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Stimme zu</text:p>
          </table:table-cell>
          <table:table-cell office:value-type="float" office:value="33151" calcext:value-type="float">
            <text:p>3315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Weder noch</text:p>
          </table:table-cell>
          <table:table-cell office:value-type="float" office:value="33152" calcext:value-type="float">
            <text:p>33152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ehne ab</text:p>
          </table:table-cell>
          <table:table-cell office:value-type="float" office:value="33153" calcext:value-type="float">
            <text:p>33153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ehne stark ab</text:p>
          </table:table-cell>
          <table:table-cell office:value-type="float" office:value="33154" calcext:value-type="float">
            <text:p>33154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Weiß nicht)</text:p>
          </table:table-cell>
          <table:table-cell office:value-type="float" office:value="33155" calcext:value-type="float">
            <text:p>3315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Stimme stark zu</text:p>
          </table:table-cell>
          <table:table-cell office:value-type="float" office:value="33150" calcext:value-type="float">
            <text:p>3315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Stimme zu</text:p>
          </table:table-cell>
          <table:table-cell office:value-type="float" office:value="33151" calcext:value-type="float">
            <text:p>3315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Weder noch</text:p>
          </table:table-cell>
          <table:table-cell office:value-type="float" office:value="33152" calcext:value-type="float">
            <text:p>33152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ehne ab</text:p>
          </table:table-cell>
          <table:table-cell office:value-type="float" office:value="33153" calcext:value-type="float">
            <text:p>33153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ehne stark ab</text:p>
          </table:table-cell>
          <table:table-cell office:value-type="float" office:value="33154" calcext:value-type="float">
            <text:p>33154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Weiß nicht)</text:p>
          </table:table-cell>
          <table:table-cell office:value-type="float" office:value="33155" calcext:value-type="float">
            <text:p>3315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Stimme stark zu</text:p>
          </table:table-cell>
          <table:table-cell office:value-type="float" office:value="33150" calcext:value-type="float">
            <text:p>3315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Stimme zu</text:p>
          </table:table-cell>
          <table:table-cell office:value-type="float" office:value="33151" calcext:value-type="float">
            <text:p>3315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Weder noch</text:p>
          </table:table-cell>
          <table:table-cell office:value-type="float" office:value="33152" calcext:value-type="float">
            <text:p>33152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Lehne ab</text:p>
          </table:table-cell>
          <table:table-cell office:value-type="float" office:value="33153" calcext:value-type="float">
            <text:p>33153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Lehne stark ab</text:p>
          </table:table-cell>
          <table:table-cell office:value-type="float" office:value="33154" calcext:value-type="float">
            <text:p>33154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Weiß nicht)</text:p>
          </table:table-cell>
          <table:table-cell office:value-type="float" office:value="33155" calcext:value-type="float">
            <text:p>3315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Einigung ist schon zu weit gegangen</text:p>
          </table:table-cell>
          <table:table-cell office:value-type="float" office:value="39898" calcext:value-type="float">
            <text:p>39898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LU_46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39899" calcext:value-type="float">
            <text:p>39899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LU_46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39900" calcext:value-type="float">
            <text:p>39900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LU_46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39901" calcext:value-type="float">
            <text:p>39901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LU_46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39902" calcext:value-type="float">
            <text:p>39902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LU_46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39903" calcext:value-type="float">
            <text:p>39903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LU_46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39904" calcext:value-type="float">
            <text:p>39904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LU_46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39905" calcext:value-type="float">
            <text:p>39905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LU_46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39906" calcext:value-type="float">
            <text:p>39906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LU_46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39907" calcext:value-type="float">
            <text:p>39907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LU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Einigung sollte weiter gehen</text:p>
          </table:table-cell>
          <table:table-cell office:value-type="float" office:value="39908" calcext:value-type="float">
            <text:p>39908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LU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Weiß nicht)</text:p>
          </table:table-cell>
          <table:table-cell office:value-type="float" office:value="39909" calcext:value-type="float">
            <text:p>39909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LU_48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vielen erlauben, herzukommen und hier zu leben</text:p>
          </table:table-cell>
          <table:table-cell office:value-type="float" office:value="37319" calcext:value-type="float">
            <text:p>37319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LU_48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einigen erlauben</text:p>
          </table:table-cell>
          <table:table-cell office:value-type="float" office:value="37320" calcext:value-type="float">
            <text:p>37320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LU_48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ein paar wenigen erlauben</text:p>
          </table:table-cell>
          <table:table-cell office:value-type="float" office:value="37321" calcext:value-type="float">
            <text:p>37321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LU_48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iemandem erlauben</text:p>
          </table:table-cell>
          <table:table-cell office:value-type="float" office:value="37322" calcext:value-type="float">
            <text:p>37322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LU_48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Weiß nicht)</text:p>
          </table:table-cell>
          <table:table-cell office:value-type="float" office:value="37323" calcext:value-type="float">
            <text:p>37323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LU_49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vielen erlauben, herzukommen und hier zu leben</text:p>
          </table:table-cell>
          <table:table-cell office:value-type="float" office:value="37319" calcext:value-type="float">
            <text:p>37319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LU_49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einigen erlauben</text:p>
          </table:table-cell>
          <table:table-cell office:value-type="float" office:value="37320" calcext:value-type="float">
            <text:p>37320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LU_49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ein paar wenigen erlauben</text:p>
          </table:table-cell>
          <table:table-cell office:value-type="float" office:value="37321" calcext:value-type="float">
            <text:p>37321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LU_49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iemandem erlauben</text:p>
          </table:table-cell>
          <table:table-cell office:value-type="float" office:value="37322" calcext:value-type="float">
            <text:p>37322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LU_49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Weiß nicht)</text:p>
          </table:table-cell>
          <table:table-cell office:value-type="float" office:value="37323" calcext:value-type="float">
            <text:p>37323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LU_50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vielen erlauben, herzukommen und hier zu leben</text:p>
          </table:table-cell>
          <table:table-cell office:value-type="float" office:value="37319" calcext:value-type="float">
            <text:p>37319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LU_50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einigen erlauben</text:p>
          </table:table-cell>
          <table:table-cell office:value-type="float" office:value="37320" calcext:value-type="float">
            <text:p>37320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LU_50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ein paar wenigen erlauben</text:p>
          </table:table-cell>
          <table:table-cell office:value-type="float" office:value="37321" calcext:value-type="float">
            <text:p>37321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LU_50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iemandem erlauben</text:p>
          </table:table-cell>
          <table:table-cell office:value-type="float" office:value="37322" calcext:value-type="float">
            <text:p>37322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LU_50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Weiß nicht)</text:p>
          </table:table-cell>
          <table:table-cell office:value-type="float" office:value="37323" calcext:value-type="float">
            <text:p>37323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LU_51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Schlecht für die Wirtschaft</text:p>
          </table:table-cell>
          <table:table-cell office:value-type="float" office:value="40642" calcext:value-type="float">
            <text:p>40642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string" calcext:value-type="string">
            <text:p>ESS_R02_2004_GER_LU_51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40643" calcext:value-type="float">
            <text:p>40643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string" calcext:value-type="string">
            <text:p>ESS_R02_2004_GER_LU_51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40644" calcext:value-type="float">
            <text:p>40644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string" calcext:value-type="string">
            <text:p>ESS_R02_2004_GER_LU_51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40645" calcext:value-type="float">
            <text:p>40645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string" calcext:value-type="string">
            <text:p>ESS_R02_2004_GER_LU_51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40646" calcext:value-type="float">
            <text:p>40646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string" calcext:value-type="string">
            <text:p>ESS_R02_2004_GER_LU_51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40647" calcext:value-type="float">
            <text:p>40647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string" calcext:value-type="string">
            <text:p>ESS_R02_2004_GER_LU_51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40648" calcext:value-type="float">
            <text:p>40648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string" calcext:value-type="string">
            <text:p>ESS_R02_2004_GER_LU_51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40649" calcext:value-type="float">
            <text:p>40649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string" calcext:value-type="string">
            <text:p>ESS_R02_2004_GER_LU_51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40650" calcext:value-type="float">
            <text:p>40650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string" calcext:value-type="string">
            <text:p>ESS_R02_2004_GER_LU_51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40651" calcext:value-type="float">
            <text:p>40651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string" calcext:value-type="string">
            <text:p>ESS_R02_2004_GER_LU_51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Gut für die Wirtschaft</text:p>
          </table:table-cell>
          <table:table-cell office:value-type="float" office:value="40652" calcext:value-type="float">
            <text:p>40652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string" calcext:value-type="string">
            <text:p>ESS_R02_2004_GER_LU_51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Weiß nicht)</text:p>
          </table:table-cell>
          <table:table-cell office:value-type="float" office:value="40653" calcext:value-type="float">
            <text:p>40653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string" calcext:value-type="string">
            <text:p>ESS_R02_2004_GER_LU_52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Kulturelles Leben wird untergraben</text:p>
          </table:table-cell>
          <table:table-cell office:value-type="float" office:value="34209" calcext:value-type="float">
            <text:p>34209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LU_52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34210" calcext:value-type="float">
            <text:p>34210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LU_52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34211" calcext:value-type="float">
            <text:p>34211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LU_52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34212" calcext:value-type="float">
            <text:p>34212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LU_52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34213" calcext:value-type="float">
            <text:p>34213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LU_52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34214" calcext:value-type="float">
            <text:p>34214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LU_52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34215" calcext:value-type="float">
            <text:p>34215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LU_52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34216" calcext:value-type="float">
            <text:p>34216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LU_52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34217" calcext:value-type="float">
            <text:p>34217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LU_52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34218" calcext:value-type="float">
            <text:p>34218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LU_52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Kulturelles Leben wird bereichert</text:p>
          </table:table-cell>
          <table:table-cell office:value-type="float" office:value="34219" calcext:value-type="float">
            <text:p>34219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LU_52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Weiß nicht)</text:p>
          </table:table-cell>
          <table:table-cell office:value-type="float" office:value="34220" calcext:value-type="float">
            <text:p>34220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LU_53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wird zu einem schlechteren Ort zum Leben</text:p>
          </table:table-cell>
          <table:table-cell office:value-type="float" office:value="34221" calcext:value-type="float">
            <text:p>34221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LU_53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34222" calcext:value-type="float">
            <text:p>34222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LU_53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34223" calcext:value-type="float">
            <text:p>34223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LU_53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34224" calcext:value-type="float">
            <text:p>34224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LU_53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34225" calcext:value-type="float">
            <text:p>34225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LU_53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34226" calcext:value-type="float">
            <text:p>34226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LU_53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34227" calcext:value-type="float">
            <text:p>34227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LU_53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34228" calcext:value-type="float">
            <text:p>34228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LU_53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34229" calcext:value-type="float">
            <text:p>34229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LU_53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34230" calcext:value-type="float">
            <text:p>34230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LU_53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wird zu einem besseren Ort zum Leben</text:p>
          </table:table-cell>
          <table:table-cell office:value-type="float" office:value="34231" calcext:value-type="float">
            <text:p>34231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LU_53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Weiß nicht)</text:p>
          </table:table-cell>
          <table:table-cell office:value-type="float" office:value="34232" calcext:value-type="float">
            <text:p>34232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LU_5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Äußerst unglücklich</text:p>
          </table:table-cell>
          <table:table-cell office:value-type="float" office:value="33156" calcext:value-type="float">
            <text:p>33156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LU_55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33157" calcext:value-type="float">
            <text:p>33157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LU_55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33158" calcext:value-type="float">
            <text:p>33158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LU_55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33159" calcext:value-type="float">
            <text:p>33159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LU_55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LU_55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33161" calcext:value-type="float">
            <text:p>33161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LU_55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33162" calcext:value-type="float">
            <text:p>33162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LU_55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33163" calcext:value-type="float">
            <text:p>33163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LU_55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33164" calcext:value-type="float">
            <text:p>33164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LU_55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33165" calcext:value-type="float">
            <text:p>33165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LU_5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Äußerst glücklich</text:p>
          </table:table-cell>
          <table:table-cell office:value-type="float" office:value="33166" calcext:value-type="float">
            <text:p>33166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LU_5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Weiß nicht)</text:p>
          </table:table-cell>
          <table:table-cell office:value-type="float" office:value="33167" calcext:value-type="float">
            <text:p>33167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LU_5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ie</text:p>
          </table:table-cell>
          <table:table-cell office:value-type="float" office:value="34233" calcext:value-type="float">
            <text:p>34233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2_2004_GER_LU_5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Weniger als einmal im Monat</text:p>
          </table:table-cell>
          <table:table-cell office:value-type="float" office:value="34234" calcext:value-type="float">
            <text:p>34234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2_2004_GER_LU_5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inmal im Monat</text:p>
          </table:table-cell>
          <table:table-cell office:value-type="float" office:value="34235" calcext:value-type="float">
            <text:p>34235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2_2004_GER_LU_5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ehrmals im Monat</text:p>
          </table:table-cell>
          <table:table-cell office:value-type="float" office:value="34236" calcext:value-type="float">
            <text:p>34236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2_2004_GER_LU_5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inmal in der Woche</text:p>
          </table:table-cell>
          <table:table-cell office:value-type="float" office:value="34237" calcext:value-type="float">
            <text:p>34237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2_2004_GER_LU_5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ehrmals in der Woche</text:p>
          </table:table-cell>
          <table:table-cell office:value-type="float" office:value="34238" calcext:value-type="float">
            <text:p>34238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2_2004_GER_LU_5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äglich</text:p>
          </table:table-cell>
          <table:table-cell office:value-type="float" office:value="34239" calcext:value-type="float">
            <text:p>34239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2_2004_GER_LU_5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Weiß nicht)</text:p>
          </table:table-cell>
          <table:table-cell office:value-type="float" office:value="34240" calcext:value-type="float">
            <text:p>34240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2_2004_GER_LU_57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57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57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5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iel seltener als die meisten</text:p>
          </table:table-cell>
          <table:table-cell office:value-type="float" office:value="37249" calcext:value-type="float">
            <text:p>37249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string" calcext:value-type="string">
            <text:p>ESS_R02_2004_GER_LU_5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Seltener als die meisten</text:p>
          </table:table-cell>
          <table:table-cell office:value-type="float" office:value="37250" calcext:value-type="float">
            <text:p>37250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string" calcext:value-type="string">
            <text:p>ESS_R02_2004_GER_LU_5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Ungefähr gleich oft</text:p>
          </table:table-cell>
          <table:table-cell office:value-type="float" office:value="37251" calcext:value-type="float">
            <text:p>37251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string" calcext:value-type="string">
            <text:p>ESS_R02_2004_GER_LU_5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Häufiger als die meisten</text:p>
          </table:table-cell>
          <table:table-cell office:value-type="float" office:value="37252" calcext:value-type="float">
            <text:p>37252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string" calcext:value-type="string">
            <text:p>ESS_R02_2004_GER_LU_5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iel häufiger als die meisten</text:p>
          </table:table-cell>
          <table:table-cell office:value-type="float" office:value="37253" calcext:value-type="float">
            <text:p>37253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string" calcext:value-type="string">
            <text:p>ESS_R02_2004_GER_LU_5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Weiß nicht)</text:p>
          </table:table-cell>
          <table:table-cell office:value-type="float" office:value="37254" calcext:value-type="float">
            <text:p>37254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string" calcext:value-type="string">
            <text:p>ESS_R02_2004_GER_LU_59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59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59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6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ehr sicher</text:p>
          </table:table-cell>
          <table:table-cell office:value-type="float" office:value="33182" calcext:value-type="float">
            <text:p>33182</text:p>
          </table:table-cell>
          <table:table-cell office:value-type="float" office:value="4101" calcext:value-type="float">
            <text:p>4101</text:p>
          </table:table-cell>
        </table:table-row>
        <table:table-row table:style-name="ro1">
          <table:table-cell office:value-type="string" calcext:value-type="string">
            <text:p>ESS_R02_2004_GER_LU_6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icher</text:p>
          </table:table-cell>
          <table:table-cell office:value-type="float" office:value="33183" calcext:value-type="float">
            <text:p>33183</text:p>
          </table:table-cell>
          <table:table-cell office:value-type="float" office:value="4101" calcext:value-type="float">
            <text:p>4101</text:p>
          </table:table-cell>
        </table:table-row>
        <table:table-row table:style-name="ro1">
          <table:table-cell office:value-type="string" calcext:value-type="string">
            <text:p>ESS_R02_2004_GER_LU_6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unsicher</text:p>
          </table:table-cell>
          <table:table-cell office:value-type="float" office:value="33184" calcext:value-type="float">
            <text:p>33184</text:p>
          </table:table-cell>
          <table:table-cell office:value-type="float" office:value="4101" calcext:value-type="float">
            <text:p>4101</text:p>
          </table:table-cell>
        </table:table-row>
        <table:table-row table:style-name="ro1">
          <table:table-cell office:value-type="string" calcext:value-type="string">
            <text:p>ESS_R02_2004_GER_LU_6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oder sehr unsicher</text:p>
          </table:table-cell>
          <table:table-cell office:value-type="float" office:value="33185" calcext:value-type="float">
            <text:p>33185</text:p>
          </table:table-cell>
          <table:table-cell office:value-type="float" office:value="4101" calcext:value-type="float">
            <text:p>4101</text:p>
          </table:table-cell>
        </table:table-row>
        <table:table-row table:style-name="ro1">
          <table:table-cell office:value-type="string" calcext:value-type="string">
            <text:p>ESS_R02_2004_GER_LU_6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Weiß nicht)</text:p>
          </table:table-cell>
          <table:table-cell office:value-type="float" office:value="33186" calcext:value-type="float">
            <text:p>33186</text:p>
          </table:table-cell>
          <table:table-cell office:value-type="float" office:value="4101" calcext:value-type="float">
            <text:p>4101</text:p>
          </table:table-cell>
        </table:table-row>
        <table:table-row table:style-name="ro1">
          <table:table-cell office:value-type="string" calcext:value-type="string">
            <text:p>ESS_R02_2004_GER_LU_6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ehr gut</text:p>
          </table:table-cell>
          <table:table-cell office:value-type="float" office:value="41186" calcext:value-type="float">
            <text:p>41186</text:p>
          </table:table-cell>
          <table:table-cell office:value-type="float" office:value="5055" calcext:value-type="float">
            <text:p>5055</text:p>
          </table:table-cell>
        </table:table-row>
        <table:table-row table:style-name="ro1">
          <table:table-cell office:value-type="string" calcext:value-type="string">
            <text:p>ESS_R02_2004_GER_LU_6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gut</text:p>
          </table:table-cell>
          <table:table-cell office:value-type="float" office:value="41187" calcext:value-type="float">
            <text:p>41187</text:p>
          </table:table-cell>
          <table:table-cell office:value-type="float" office:value="5055" calcext:value-type="float">
            <text:p>5055</text:p>
          </table:table-cell>
        </table:table-row>
        <table:table-row table:style-name="ro1">
          <table:table-cell office:value-type="string" calcext:value-type="string">
            <text:p>ESS_R02_2004_GER_LU_6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urchschnittlich</text:p>
          </table:table-cell>
          <table:table-cell office:value-type="float" office:value="41188" calcext:value-type="float">
            <text:p>41188</text:p>
          </table:table-cell>
          <table:table-cell office:value-type="float" office:value="5055" calcext:value-type="float">
            <text:p>5055</text:p>
          </table:table-cell>
        </table:table-row>
        <table:table-row table:style-name="ro1">
          <table:table-cell office:value-type="string" calcext:value-type="string">
            <text:p>ESS_R02_2004_GER_LU_6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chlecht</text:p>
          </table:table-cell>
          <table:table-cell office:value-type="float" office:value="41189" calcext:value-type="float">
            <text:p>41189</text:p>
          </table:table-cell>
          <table:table-cell office:value-type="float" office:value="5055" calcext:value-type="float">
            <text:p>5055</text:p>
          </table:table-cell>
        </table:table-row>
        <table:table-row table:style-name="ro1">
          <table:table-cell office:value-type="string" calcext:value-type="string">
            <text:p>ESS_R02_2004_GER_LU_6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oder sehr schlecht</text:p>
          </table:table-cell>
          <table:table-cell office:value-type="float" office:value="41190" calcext:value-type="float">
            <text:p>41190</text:p>
          </table:table-cell>
          <table:table-cell office:value-type="float" office:value="5055" calcext:value-type="float">
            <text:p>5055</text:p>
          </table:table-cell>
        </table:table-row>
        <table:table-row table:style-name="ro1">
          <table:table-cell office:value-type="string" calcext:value-type="string">
            <text:p>ESS_R02_2004_GER_LU_6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Weiß nicht)</text:p>
          </table:table-cell>
          <table:table-cell office:value-type="float" office:value="41191" calcext:value-type="float">
            <text:p>41191</text:p>
          </table:table-cell>
          <table:table-cell office:value-type="float" office:value="5055" calcext:value-type="float">
            <text:p>5055</text:p>
          </table:table-cell>
        </table:table-row>
        <table:table-row table:style-name="ro1">
          <table:table-cell office:value-type="string" calcext:value-type="string">
            <text:p>ESS_R02_2004_GER_LU_62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Ja, stark</text:p>
          </table:table-cell>
          <table:table-cell office:value-type="float" office:value="34267" calcext:value-type="float">
            <text:p>34267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string" calcext:value-type="string">
            <text:p>ESS_R02_2004_GER_LU_62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Ja, bis zu einem gewissen Grad</text:p>
          </table:table-cell>
          <table:table-cell office:value-type="float" office:value="34268" calcext:value-type="float">
            <text:p>34268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string" calcext:value-type="string">
            <text:p>ESS_R02_2004_GER_LU_62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Nein</text:p>
          </table:table-cell>
          <table:table-cell office:value-type="float" office:value="34269" calcext:value-type="float">
            <text:p>34269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string" calcext:value-type="string">
            <text:p>ESS_R02_2004_GER_LU_62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Weiß nicht)</text:p>
          </table:table-cell>
          <table:table-cell office:value-type="float" office:value="34270" calcext:value-type="float">
            <text:p>34270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string" calcext:value-type="string">
            <text:p>ESS_R02_2004_GER_LU_63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63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63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64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hristlich, ohne weitere Unterscheidung</text:p>
          </table:table-cell>
          <table:table-cell office:value-type="float" office:value="41192" calcext:value-type="float">
            <text:p>41192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4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Römisch-Katholisch</text:p>
          </table:table-cell>
          <table:table-cell office:value-type="float" office:value="41193" calcext:value-type="float">
            <text:p>41193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4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Griechisch oder Russisch Orthodox</text:p>
          </table:table-cell>
          <table:table-cell office:value-type="float" office:value="41194" calcext:value-type="float">
            <text:p>41194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4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ndere orthodoxe Religion</text:p>
          </table:table-cell>
          <table:table-cell office:value-type="float" office:value="41195" calcext:value-type="float">
            <text:p>41195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4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Protestantisch (ohne weitere Unterscheidung)</text:p>
          </table:table-cell>
          <table:table-cell office:value-type="float" office:value="41196" calcext:value-type="float">
            <text:p>41196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4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ndere protestantische Religion</text:p>
          </table:table-cell>
          <table:table-cell office:value-type="float" office:value="41197" calcext:value-type="float">
            <text:p>41197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4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ndere christliche Religion</text:p>
          </table:table-cell>
          <table:table-cell office:value-type="float" office:value="41198" calcext:value-type="float">
            <text:p>41198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4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Hinduismus</text:p>
          </table:table-cell>
          <table:table-cell office:value-type="float" office:value="41199" calcext:value-type="float">
            <text:p>41199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4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Sikh</text:p>
          </table:table-cell>
          <table:table-cell office:value-type="float" office:value="41200" calcext:value-type="float">
            <text:p>41200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4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Buddhismus</text:p>
          </table:table-cell>
          <table:table-cell office:value-type="float" office:value="41201" calcext:value-type="float">
            <text:p>41201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4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ndere östliche Religion</text:p>
          </table:table-cell>
          <table:table-cell office:value-type="float" office:value="41202" calcext:value-type="float">
            <text:p>41202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4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Jüdisch</text:p>
          </table:table-cell>
          <table:table-cell office:value-type="float" office:value="41203" calcext:value-type="float">
            <text:p>41203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4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Islamistisch, Moslemisch</text:p>
          </table:table-cell>
          <table:table-cell office:value-type="float" office:value="41204" calcext:value-type="float">
            <text:p>41204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4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ndere nicht christliche Religion</text:p>
          </table:table-cell>
          <table:table-cell office:value-type="float" office:value="41205" calcext:value-type="float">
            <text:p>41205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4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Weiß nicht)</text:p>
          </table:table-cell>
          <table:table-cell office:value-type="float" office:value="41206" calcext:value-type="float">
            <text:p>41206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6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6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hristlich, ohne weitere Unterscheidung</text:p>
          </table:table-cell>
          <table:table-cell office:value-type="float" office:value="41192" calcext:value-type="float">
            <text:p>41192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Römisch-Katholisch</text:p>
          </table:table-cell>
          <table:table-cell office:value-type="float" office:value="41193" calcext:value-type="float">
            <text:p>41193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Griechisch oder Russisch Orthodox</text:p>
          </table:table-cell>
          <table:table-cell office:value-type="float" office:value="41194" calcext:value-type="float">
            <text:p>41194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Andere orthodoxe Religion</text:p>
          </table:table-cell>
          <table:table-cell office:value-type="float" office:value="41195" calcext:value-type="float">
            <text:p>41195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Protestantisch (ohne weitere Unterscheidung)</text:p>
          </table:table-cell>
          <table:table-cell office:value-type="float" office:value="41196" calcext:value-type="float">
            <text:p>41196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Andere protestantische Religion</text:p>
          </table:table-cell>
          <table:table-cell office:value-type="float" office:value="41197" calcext:value-type="float">
            <text:p>41197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Andere christliche Religion</text:p>
          </table:table-cell>
          <table:table-cell office:value-type="float" office:value="41198" calcext:value-type="float">
            <text:p>41198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Hinduismus</text:p>
          </table:table-cell>
          <table:table-cell office:value-type="float" office:value="41199" calcext:value-type="float">
            <text:p>41199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Sikh</text:p>
          </table:table-cell>
          <table:table-cell office:value-type="float" office:value="41200" calcext:value-type="float">
            <text:p>41200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uddhismus</text:p>
          </table:table-cell>
          <table:table-cell office:value-type="float" office:value="41201" calcext:value-type="float">
            <text:p>41201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Andere östliche Religion</text:p>
          </table:table-cell>
          <table:table-cell office:value-type="float" office:value="41202" calcext:value-type="float">
            <text:p>41202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Jüdisch</text:p>
          </table:table-cell>
          <table:table-cell office:value-type="float" office:value="41203" calcext:value-type="float">
            <text:p>41203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Islamistisch, Moslemisch</text:p>
          </table:table-cell>
          <table:table-cell office:value-type="float" office:value="41204" calcext:value-type="float">
            <text:p>41204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Andere nicht christliche Religion</text:p>
          </table:table-cell>
          <table:table-cell office:value-type="float" office:value="41205" calcext:value-type="float">
            <text:p>41205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Weiß nicht)</text:p>
          </table:table-cell>
          <table:table-cell office:value-type="float" office:value="41206" calcext:value-type="float">
            <text:p>41206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2_2004_GER_LU_67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Überhaupt nicht religiös</text:p>
          </table:table-cell>
          <table:table-cell office:value-type="float" office:value="33212" calcext:value-type="float">
            <text:p>33212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string" calcext:value-type="string">
            <text:p>ESS_R02_2004_GER_LU_67</text:p>
          </table:table-cell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33213" calcext:value-type="float">
            <text:p>33213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string" calcext:value-type="string">
            <text:p>ESS_R02_2004_GER_LU_67</text:p>
          </table:table-cell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 office:value-type="float" office:value="33214" calcext:value-type="float">
            <text:p>33214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string" calcext:value-type="string">
            <text:p>ESS_R02_2004_GER_LU_67</text:p>
          </table:table-cell>
          <table:table-cell office:value-type="string" calcext:value-type="string">
            <text:p>C13</text:p>
          </table:table-cell>
          <table:table-cell office:value-type="float" office:value="3" calcext:value-type="float">
            <text:p>3</text:p>
          </table:table-cell>
          <table:table-cell office:value-type="float" office:value="33215" calcext:value-type="float">
            <text:p>33215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string" calcext:value-type="string">
            <text:p>ESS_R02_2004_GER_LU_67</text:p>
          </table:table-cell>
          <table:table-cell office:value-type="string" calcext:value-type="string">
            <text:p>C13</text:p>
          </table:table-cell>
          <table:table-cell office:value-type="float" office:value="4" calcext:value-type="float">
            <text:p>4</text:p>
          </table:table-cell>
          <table:table-cell office:value-type="float" office:value="33216" calcext:value-type="float">
            <text:p>33216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string" calcext:value-type="string">
            <text:p>ESS_R02_2004_GER_LU_67</text:p>
          </table:table-cell>
          <table:table-cell office:value-type="string" calcext:value-type="string">
            <text:p>C13</text:p>
          </table:table-cell>
          <table:table-cell office:value-type="float" office:value="5" calcext:value-type="float">
            <text:p>5</text:p>
          </table:table-cell>
          <table:table-cell office:value-type="float" office:value="33217" calcext:value-type="float">
            <text:p>33217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string" calcext:value-type="string">
            <text:p>ESS_R02_2004_GER_LU_67</text:p>
          </table:table-cell>
          <table:table-cell office:value-type="string" calcext:value-type="string">
            <text:p>C13</text:p>
          </table:table-cell>
          <table:table-cell office:value-type="float" office:value="6" calcext:value-type="float">
            <text:p>6</text:p>
          </table:table-cell>
          <table:table-cell office:value-type="float" office:value="33218" calcext:value-type="float">
            <text:p>33218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string" calcext:value-type="string">
            <text:p>ESS_R02_2004_GER_LU_67</text:p>
          </table:table-cell>
          <table:table-cell office:value-type="string" calcext:value-type="string">
            <text:p>C13</text:p>
          </table:table-cell>
          <table:table-cell office:value-type="float" office:value="7" calcext:value-type="float">
            <text:p>7</text:p>
          </table:table-cell>
          <table:table-cell office:value-type="float" office:value="33219" calcext:value-type="float">
            <text:p>33219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string" calcext:value-type="string">
            <text:p>ESS_R02_2004_GER_LU_67</text:p>
          </table:table-cell>
          <table:table-cell office:value-type="string" calcext:value-type="string">
            <text:p>C13</text:p>
          </table:table-cell>
          <table:table-cell office:value-type="float" office:value="8" calcext:value-type="float">
            <text:p>8</text:p>
          </table:table-cell>
          <table:table-cell office:value-type="float" office:value="33220" calcext:value-type="float">
            <text:p>33220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string" calcext:value-type="string">
            <text:p>ESS_R02_2004_GER_LU_67</text:p>
          </table:table-cell>
          <table:table-cell office:value-type="string" calcext:value-type="string">
            <text:p>C13</text:p>
          </table:table-cell>
          <table:table-cell office:value-type="float" office:value="9" calcext:value-type="float">
            <text:p>9</text:p>
          </table:table-cell>
          <table:table-cell office:value-type="float" office:value="33221" calcext:value-type="float">
            <text:p>33221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string" calcext:value-type="string">
            <text:p>ESS_R02_2004_GER_LU_67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Sehr religiös</text:p>
          </table:table-cell>
          <table:table-cell office:value-type="float" office:value="33222" calcext:value-type="float">
            <text:p>33222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string" calcext:value-type="string">
            <text:p>ESS_R02_2004_GER_LU_67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Weiß nicht)</text:p>
          </table:table-cell>
          <table:table-cell office:value-type="float" office:value="33223" calcext:value-type="float">
            <text:p>33223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string" calcext:value-type="string">
            <text:p>ESS_R02_2004_GER_LU_68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Täglich</text:p>
          </table:table-cell>
          <table:table-cell office:value-type="float" office:value="37279" calcext:value-type="float">
            <text:p>37279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LU_68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Häufiger als einmal in der Woche</text:p>
          </table:table-cell>
          <table:table-cell office:value-type="float" office:value="37280" calcext:value-type="float">
            <text:p>37280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LU_68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Einmal in der Woche</text:p>
          </table:table-cell>
          <table:table-cell office:value-type="float" office:value="37281" calcext:value-type="float">
            <text:p>37281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LU_68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Mindestens einmal im Monat</text:p>
          </table:table-cell>
          <table:table-cell office:value-type="float" office:value="37282" calcext:value-type="float">
            <text:p>37282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LU_68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Nur an besonderen Feiertagen</text:p>
          </table:table-cell>
          <table:table-cell office:value-type="float" office:value="37283" calcext:value-type="float">
            <text:p>37283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LU_68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Seltener</text:p>
          </table:table-cell>
          <table:table-cell office:value-type="float" office:value="37284" calcext:value-type="float">
            <text:p>37284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LU_68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Nie</text:p>
          </table:table-cell>
          <table:table-cell office:value-type="float" office:value="37285" calcext:value-type="float">
            <text:p>37285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LU_68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(Weiß nicht)</text:p>
          </table:table-cell>
          <table:table-cell office:value-type="float" office:value="37286" calcext:value-type="float">
            <text:p>37286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LU_69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Täglich</text:p>
          </table:table-cell>
          <table:table-cell office:value-type="float" office:value="37279" calcext:value-type="float">
            <text:p>37279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LU_69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Häufiger als einmal in der Woche</text:p>
          </table:table-cell>
          <table:table-cell office:value-type="float" office:value="37280" calcext:value-type="float">
            <text:p>37280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LU_69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Einmal in der Woche</text:p>
          </table:table-cell>
          <table:table-cell office:value-type="float" office:value="37281" calcext:value-type="float">
            <text:p>37281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LU_69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indestens einmal im Monat</text:p>
          </table:table-cell>
          <table:table-cell office:value-type="float" office:value="37282" calcext:value-type="float">
            <text:p>37282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LU_69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Nur an besonderen Feiertagen</text:p>
          </table:table-cell>
          <table:table-cell office:value-type="float" office:value="37283" calcext:value-type="float">
            <text:p>37283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LU_69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Seltener</text:p>
          </table:table-cell>
          <table:table-cell office:value-type="float" office:value="37284" calcext:value-type="float">
            <text:p>37284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LU_69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Nie</text:p>
          </table:table-cell>
          <table:table-cell office:value-type="float" office:value="37285" calcext:value-type="float">
            <text:p>37285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LU_69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Weiß nicht)</text:p>
          </table:table-cell>
          <table:table-cell office:value-type="float" office:value="37286" calcext:value-type="float">
            <text:p>37286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LU_70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70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70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7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Hautfarbe</text:p>
          </table:table-cell>
          <table:table-cell office:value-type="float" office:value="41207" calcext:value-type="float">
            <text:p>41207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string" calcext:value-type="string">
            <text:p>ESS_R02_2004_GER_LU_7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Nationalität</text:p>
          </table:table-cell>
          <table:table-cell office:value-type="float" office:value="41208" calcext:value-type="float">
            <text:p>41208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string" calcext:value-type="string">
            <text:p>ESS_R02_2004_GER_LU_7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Religion</text:p>
          </table:table-cell>
          <table:table-cell office:value-type="float" office:value="41209" calcext:value-type="float">
            <text:p>41209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string" calcext:value-type="string">
            <text:p>ESS_R02_2004_GER_LU_7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Sprache</text:p>
          </table:table-cell>
          <table:table-cell office:value-type="float" office:value="41210" calcext:value-type="float">
            <text:p>41210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string" calcext:value-type="string">
            <text:p>ESS_R02_2004_GER_LU_7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ethnische Gruppe</text:p>
          </table:table-cell>
          <table:table-cell office:value-type="float" office:value="41211" calcext:value-type="float">
            <text:p>41211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string" calcext:value-type="string">
            <text:p>ESS_R02_2004_GER_LU_7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Alter</text:p>
          </table:table-cell>
          <table:table-cell office:value-type="float" office:value="41212" calcext:value-type="float">
            <text:p>41212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string" calcext:value-type="string">
            <text:p>ESS_R02_2004_GER_LU_7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Geschlecht</text:p>
          </table:table-cell>
          <table:table-cell office:value-type="float" office:value="41213" calcext:value-type="float">
            <text:p>41213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string" calcext:value-type="string">
            <text:p>ESS_R02_2004_GER_LU_7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Sexuelle Neigungen</text:p>
          </table:table-cell>
          <table:table-cell office:value-type="float" office:value="41214" calcext:value-type="float">
            <text:p>41214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string" calcext:value-type="string">
            <text:p>ESS_R02_2004_GER_LU_7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Behinderung</text:p>
          </table:table-cell>
          <table:table-cell office:value-type="float" office:value="41215" calcext:value-type="float">
            <text:p>41215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string" calcext:value-type="string">
            <text:p>ESS_R02_2004_GER_LU_7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Sonstige</text:p>
          </table:table-cell>
          <table:table-cell office:value-type="float" office:value="41216" calcext:value-type="float">
            <text:p>41216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string" calcext:value-type="string">
            <text:p>ESS_R02_2004_GER_LU_7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Weiß nicht)</text:p>
          </table:table-cell>
          <table:table-cell office:value-type="float" office:value="41217" calcext:value-type="float">
            <text:p>41217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string" calcext:value-type="string">
            <text:p>ESS_R02_2004_GER_LU_72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72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72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73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74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74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74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75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76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Innerhalb des letzten Jahres</text:p>
          </table:table-cell>
          <table:table-cell office:value-type="float" office:value="37298" calcext:value-type="float">
            <text:p>37298</text:p>
          </table:table-cell>
          <table:table-cell office:value-type="float" office:value="4606" calcext:value-type="float">
            <text:p>4606</text:p>
          </table:table-cell>
        </table:table-row>
        <table:table-row table:style-name="ro1">
          <table:table-cell office:value-type="string" calcext:value-type="string">
            <text:p>ESS_R02_2004_GER_LU_76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vor 1-5 Jahren</text:p>
          </table:table-cell>
          <table:table-cell office:value-type="float" office:value="37299" calcext:value-type="float">
            <text:p>37299</text:p>
          </table:table-cell>
          <table:table-cell office:value-type="float" office:value="4606" calcext:value-type="float">
            <text:p>4606</text:p>
          </table:table-cell>
        </table:table-row>
        <table:table-row table:style-name="ro1">
          <table:table-cell office:value-type="string" calcext:value-type="string">
            <text:p>ESS_R02_2004_GER_LU_76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vor 6-10 Jahren</text:p>
          </table:table-cell>
          <table:table-cell office:value-type="float" office:value="37300" calcext:value-type="float">
            <text:p>37300</text:p>
          </table:table-cell>
          <table:table-cell office:value-type="float" office:value="4606" calcext:value-type="float">
            <text:p>4606</text:p>
          </table:table-cell>
        </table:table-row>
        <table:table-row table:style-name="ro1">
          <table:table-cell office:value-type="string" calcext:value-type="string">
            <text:p>ESS_R02_2004_GER_LU_76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vor 11-20 Jahren</text:p>
          </table:table-cell>
          <table:table-cell office:value-type="float" office:value="37301" calcext:value-type="float">
            <text:p>37301</text:p>
          </table:table-cell>
          <table:table-cell office:value-type="float" office:value="4606" calcext:value-type="float">
            <text:p>4606</text:p>
          </table:table-cell>
        </table:table-row>
        <table:table-row table:style-name="ro1">
          <table:table-cell office:value-type="string" calcext:value-type="string">
            <text:p>ESS_R02_2004_GER_LU_76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vor über 20 Jahren</text:p>
          </table:table-cell>
          <table:table-cell office:value-type="float" office:value="37302" calcext:value-type="float">
            <text:p>37302</text:p>
          </table:table-cell>
          <table:table-cell office:value-type="float" office:value="4606" calcext:value-type="float">
            <text:p>4606</text:p>
          </table:table-cell>
        </table:table-row>
        <table:table-row table:style-name="ro1">
          <table:table-cell office:value-type="string" calcext:value-type="string">
            <text:p>ESS_R02_2004_GER_LU_76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Weiß nicht)</text:p>
          </table:table-cell>
          <table:table-cell office:value-type="float" office:value="37303" calcext:value-type="float">
            <text:p>37303</text:p>
          </table:table-cell>
          <table:table-cell office:value-type="float" office:value="4606" calcext:value-type="float">
            <text:p>4606</text:p>
          </table:table-cell>
        </table:table-row>
        <table:table-row table:style-name="ro1">
          <table:table-cell office:value-type="string" calcext:value-type="string">
            <text:p>ESS_R02_2004_GER_LU_77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Bis zu zwei Sprachen eintragen</text:p>
          </table:table-cell>
          <table:table-cell office:value-type="float" office:value="41218" calcext:value-type="float">
            <text:p>41218</text:p>
          </table:table-cell>
          <table:table-cell office:value-type="float" office:value="5058" calcext:value-type="float">
            <text:p>5058</text:p>
          </table:table-cell>
        </table:table-row>
        <table:table-row table:style-name="ro1">
          <table:table-cell office:value-type="string" calcext:value-type="string">
            <text:p>ESS_R02_2004_GER_LU_77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Weiß nicht)</text:p>
          </table:table-cell>
          <table:table-cell office:value-type="float" office:value="41219" calcext:value-type="float">
            <text:p>41219</text:p>
          </table:table-cell>
          <table:table-cell office:value-type="float" office:value="5058" calcext:value-type="float">
            <text:p>5058</text:p>
          </table:table-cell>
        </table:table-row>
        <table:table-row table:style-name="ro1">
          <table:table-cell office:value-type="string" calcext:value-type="string">
            <text:p>ESS_R02_2004_GER_LU_7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7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7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79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79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79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80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8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8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8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82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inde ich völlig richtig</text:p>
          </table:table-cell>
          <table:table-cell office:value-type="float" office:value="41220" calcext:value-type="float">
            <text:p>41220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inde ich richtig</text:p>
          </table:table-cell>
          <table:table-cell office:value-type="float" office:value="41221" calcext:value-type="float">
            <text:p>41221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eder noch</text:p>
          </table:table-cell>
          <table:table-cell office:value-type="float" office:value="41222" calcext:value-type="float">
            <text:p>41222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inde ich nicht richtig</text:p>
          </table:table-cell>
          <table:table-cell office:value-type="float" office:value="41223" calcext:value-type="float">
            <text:p>41223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inde ich überhaupt nicht richtig</text:p>
          </table:table-cell>
          <table:table-cell office:value-type="float" office:value="41224" calcext:value-type="float">
            <text:p>41224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Weiß nicht)</text:p>
          </table:table-cell>
          <table:table-cell office:value-type="float" office:value="41225" calcext:value-type="float">
            <text:p>41225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Finde ich völlig richtig</text:p>
          </table:table-cell>
          <table:table-cell office:value-type="float" office:value="41220" calcext:value-type="float">
            <text:p>41220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Finde ich richtig</text:p>
          </table:table-cell>
          <table:table-cell office:value-type="float" office:value="41221" calcext:value-type="float">
            <text:p>41221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Weder noch</text:p>
          </table:table-cell>
          <table:table-cell office:value-type="float" office:value="41222" calcext:value-type="float">
            <text:p>41222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Finde ich nicht richtig</text:p>
          </table:table-cell>
          <table:table-cell office:value-type="float" office:value="41223" calcext:value-type="float">
            <text:p>41223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Finde ich überhaupt nicht richtig</text:p>
          </table:table-cell>
          <table:table-cell office:value-type="float" office:value="41224" calcext:value-type="float">
            <text:p>41224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Weiß nicht)</text:p>
          </table:table-cell>
          <table:table-cell office:value-type="float" office:value="41225" calcext:value-type="float">
            <text:p>41225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inde ich völlig richtig</text:p>
          </table:table-cell>
          <table:table-cell office:value-type="float" office:value="41220" calcext:value-type="float">
            <text:p>41220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inde ich richtig</text:p>
          </table:table-cell>
          <table:table-cell office:value-type="float" office:value="41221" calcext:value-type="float">
            <text:p>41221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Weder noch</text:p>
          </table:table-cell>
          <table:table-cell office:value-type="float" office:value="41222" calcext:value-type="float">
            <text:p>41222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inde ich nicht richtig</text:p>
          </table:table-cell>
          <table:table-cell office:value-type="float" office:value="41223" calcext:value-type="float">
            <text:p>41223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inde ich überhaupt nicht richtig</text:p>
          </table:table-cell>
          <table:table-cell office:value-type="float" office:value="41224" calcext:value-type="float">
            <text:p>41224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Weiß nicht)</text:p>
          </table:table-cell>
          <table:table-cell office:value-type="float" office:value="41225" calcext:value-type="float">
            <text:p>41225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inde ich völlig richtig</text:p>
          </table:table-cell>
          <table:table-cell office:value-type="float" office:value="41220" calcext:value-type="float">
            <text:p>41220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inde ich richtig</text:p>
          </table:table-cell>
          <table:table-cell office:value-type="float" office:value="41221" calcext:value-type="float">
            <text:p>41221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Weder noch</text:p>
          </table:table-cell>
          <table:table-cell office:value-type="float" office:value="41222" calcext:value-type="float">
            <text:p>41222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inde ich nicht richtig</text:p>
          </table:table-cell>
          <table:table-cell office:value-type="float" office:value="41223" calcext:value-type="float">
            <text:p>41223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inde ich überhaupt nicht richtig</text:p>
          </table:table-cell>
          <table:table-cell office:value-type="float" office:value="41224" calcext:value-type="float">
            <text:p>41224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Weiß nicht)</text:p>
          </table:table-cell>
          <table:table-cell office:value-type="float" office:value="41225" calcext:value-type="float">
            <text:p>41225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Finde ich völlig richtig</text:p>
          </table:table-cell>
          <table:table-cell office:value-type="float" office:value="41220" calcext:value-type="float">
            <text:p>41220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Finde ich richtig</text:p>
          </table:table-cell>
          <table:table-cell office:value-type="float" office:value="41221" calcext:value-type="float">
            <text:p>41221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Weder noch</text:p>
          </table:table-cell>
          <table:table-cell office:value-type="float" office:value="41222" calcext:value-type="float">
            <text:p>41222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Finde ich nicht richtig</text:p>
          </table:table-cell>
          <table:table-cell office:value-type="float" office:value="41223" calcext:value-type="float">
            <text:p>41223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Finde ich überhaupt nicht richtig</text:p>
          </table:table-cell>
          <table:table-cell office:value-type="float" office:value="41224" calcext:value-type="float">
            <text:p>41224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Weiß nicht)</text:p>
          </table:table-cell>
          <table:table-cell office:value-type="float" office:value="41225" calcext:value-type="float">
            <text:p>41225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LU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ie oder fast nie</text:p>
          </table:table-cell>
          <table:table-cell office:value-type="float" office:value="41226" calcext:value-type="float">
            <text:p>41226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anchmal</text:p>
          </table:table-cell>
          <table:table-cell office:value-type="float" office:value="41227" calcext:value-type="float">
            <text:p>41227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twa in der Hälfte aller Fälle</text:p>
          </table:table-cell>
          <table:table-cell office:value-type="float" office:value="41228" calcext:value-type="float">
            <text:p>41228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eistens</text:p>
          </table:table-cell>
          <table:table-cell office:value-type="float" office:value="41229" calcext:value-type="float">
            <text:p>41229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Immer oder fast immer</text:p>
          </table:table-cell>
          <table:table-cell office:value-type="float" office:value="41230" calcext:value-type="float">
            <text:p>41230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Weiß nicht)</text:p>
          </table:table-cell>
          <table:table-cell office:value-type="float" office:value="41231" calcext:value-type="float">
            <text:p>41231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Nie oder fast nie</text:p>
          </table:table-cell>
          <table:table-cell office:value-type="float" office:value="41226" calcext:value-type="float">
            <text:p>41226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anchmal</text:p>
          </table:table-cell>
          <table:table-cell office:value-type="float" office:value="41227" calcext:value-type="float">
            <text:p>41227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twa in der Hälfte aller Fälle</text:p>
          </table:table-cell>
          <table:table-cell office:value-type="float" office:value="41228" calcext:value-type="float">
            <text:p>41228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eistens</text:p>
          </table:table-cell>
          <table:table-cell office:value-type="float" office:value="41229" calcext:value-type="float">
            <text:p>41229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mmer oder fast immer</text:p>
          </table:table-cell>
          <table:table-cell office:value-type="float" office:value="41230" calcext:value-type="float">
            <text:p>41230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Weiß nicht)</text:p>
          </table:table-cell>
          <table:table-cell office:value-type="float" office:value="41231" calcext:value-type="float">
            <text:p>41231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ie oder fast nie</text:p>
          </table:table-cell>
          <table:table-cell office:value-type="float" office:value="41226" calcext:value-type="float">
            <text:p>41226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Manchmal</text:p>
          </table:table-cell>
          <table:table-cell office:value-type="float" office:value="41227" calcext:value-type="float">
            <text:p>41227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twa in der Hälfte aller Fälle</text:p>
          </table:table-cell>
          <table:table-cell office:value-type="float" office:value="41228" calcext:value-type="float">
            <text:p>41228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Meistens</text:p>
          </table:table-cell>
          <table:table-cell office:value-type="float" office:value="41229" calcext:value-type="float">
            <text:p>41229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mmer oder fast immer</text:p>
          </table:table-cell>
          <table:table-cell office:value-type="float" office:value="41230" calcext:value-type="float">
            <text:p>41230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Weiß nicht)</text:p>
          </table:table-cell>
          <table:table-cell office:value-type="float" office:value="41231" calcext:value-type="float">
            <text:p>41231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ch habe das Medikament nicht aus der Apotheke geholt</text:p>
          </table:table-cell>
          <table:table-cell office:value-type="float" office:value="41232" calcext:value-type="float">
            <text:p>41232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 office:value-type="string" calcext:value-type="string">
            <text:p>ESS_R02_2004_GER_LU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ch habe das Medikament aus der Apotheke geholt, aber nicht benutzt</text:p>
          </table:table-cell>
          <table:table-cell office:value-type="float" office:value="41233" calcext:value-type="float">
            <text:p>41233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 office:value-type="string" calcext:value-type="string">
            <text:p>ESS_R02_2004_GER_LU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ch habe einen Teil oder alles des Medikaments benutzt, aber nicht so wie wie es verschrieben wurde</text:p>
          </table:table-cell>
          <table:table-cell office:value-type="float" office:value="41234" calcext:value-type="float">
            <text:p>41234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 office:value-type="string" calcext:value-type="string">
            <text:p>ESS_R02_2004_GER_LU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ch habe das Medikament genau so verwendet, wie es verschrieben wurde</text:p>
          </table:table-cell>
          <table:table-cell office:value-type="float" office:value="41235" calcext:value-type="float">
            <text:p>41235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 office:value-type="string" calcext:value-type="string">
            <text:p>ESS_R02_2004_GER_LU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Ich kann mich nicht daran erinnern)</text:p>
          </table:table-cell>
          <table:table-cell office:value-type="float" office:value="41236" calcext:value-type="float">
            <text:p>41236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 office:value-type="string" calcext:value-type="string">
            <text:p>ESS_R02_2004_GER_LU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Ich habe noch nie ein Medikament vom Arzt verschrieben bekommen).</text:p>
          </table:table-cell>
          <table:table-cell office:value-type="float" office:value="41237" calcext:value-type="float">
            <text:p>41237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 office:value-type="string" calcext:value-type="string">
            <text:p>ESS_R02_2004_GER_LU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Weiß nicht)</text:p>
          </table:table-cell>
          <table:table-cell office:value-type="float" office:value="41238" calcext:value-type="float">
            <text:p>41238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 office:value-type="string" calcext:value-type="string">
            <text:p>ESS_R02_2004_GER_LU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9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viermal oder öfter</text:p>
          </table:table-cell>
          <table:table-cell office:value-type="float" office:value="41239" calcext:value-type="float">
            <text:p>41239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ESS_R02_2004_GER_LU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zwei oder dreimal</text:p>
          </table:table-cell>
          <table:table-cell office:value-type="float" office:value="41240" calcext:value-type="float">
            <text:p>41240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ESS_R02_2004_GER_LU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inmal</text:p>
          </table:table-cell>
          <table:table-cell office:value-type="float" office:value="41241" calcext:value-type="float">
            <text:p>41241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ESS_R02_2004_GER_LU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n den letzten fünf Jahren überhaupt nicht</text:p>
          </table:table-cell>
          <table:table-cell office:value-type="float" office:value="41242" calcext:value-type="float">
            <text:p>41242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ESS_R02_2004_GER_LU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Weiß nicht)</text:p>
          </table:table-cell>
          <table:table-cell office:value-type="float" office:value="41243" calcext:value-type="float">
            <text:p>41243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ESS_R02_2004_GER_LU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on Niemandem</text:p>
          </table:table-cell>
          <table:table-cell office:value-type="float" office:value="41244" calcext:value-type="float">
            <text:p>41244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reunde oder Familie</text:p>
          </table:table-cell>
          <table:table-cell office:value-type="float" office:value="41245" calcext:value-type="float">
            <text:p>41245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potheker</text:p>
          </table:table-cell>
          <table:table-cell office:value-type="float" office:value="41246" calcext:value-type="float">
            <text:p>41246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rzt</text:p>
          </table:table-cell>
          <table:table-cell office:value-type="float" office:value="41247" calcext:value-type="float">
            <text:p>41247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Krankenschwester/-pfleger</text:p>
          </table:table-cell>
          <table:table-cell office:value-type="float" office:value="41248" calcext:value-type="float">
            <text:p>41248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nternet</text:p>
          </table:table-cell>
          <table:table-cell office:value-type="float" office:value="41249" calcext:value-type="float">
            <text:p>41249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Medizinische Beratungstelle</text:p>
          </table:table-cell>
          <table:table-cell office:value-type="float" office:value="41250" calcext:value-type="float">
            <text:p>41250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nderer Spezialist</text:p>
          </table:table-cell>
          <table:table-cell office:value-type="float" office:value="41251" calcext:value-type="float">
            <text:p>41251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Weiß nicht)</text:p>
          </table:table-cell>
          <table:table-cell office:value-type="float" office:value="41252" calcext:value-type="float">
            <text:p>41252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Akupunktur oder Akupressur</text:p>
          </table:table-cell>
          <table:table-cell office:value-type="float" office:value="41253" calcext:value-type="float">
            <text:p>41253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hinesische Medizin</text:p>
          </table:table-cell>
          <table:table-cell office:value-type="float" office:value="41254" calcext:value-type="float">
            <text:p>41254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hiropraktische Behandlung oder Osteopathie</text:p>
          </table:table-cell>
          <table:table-cell office:value-type="float" office:value="41255" calcext:value-type="float">
            <text:p>41255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Behandlung mit pflanzlichen Medikamenten oder Homöopathie</text:p>
          </table:table-cell>
          <table:table-cell office:value-type="float" office:value="41256" calcext:value-type="float">
            <text:p>41256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Hypnosetherapie</text:p>
          </table:table-cell>
          <table:table-cell office:value-type="float" office:value="41257" calcext:value-type="float">
            <text:p>41257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Massagebehandlung</text:p>
          </table:table-cell>
          <table:table-cell office:value-type="float" office:value="41258" calcext:value-type="float">
            <text:p>41258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Phsyiotherapie</text:p>
          </table:table-cell>
          <table:table-cell office:value-type="float" office:value="41259" calcext:value-type="float">
            <text:p>41259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Reflexzonenbehandlung</text:p>
          </table:table-cell>
          <table:table-cell office:value-type="float" office:value="41260" calcext:value-type="float">
            <text:p>41260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Andere Behandlung</text:p>
          </table:table-cell>
          <table:table-cell office:value-type="float" office:value="41261" calcext:value-type="float">
            <text:p>41261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(Weiß nicht)</text:p>
          </table:table-cell>
          <table:table-cell office:value-type="float" office:value="41262" calcext:value-type="float">
            <text:p>41262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on Niemandem</text:p>
          </table:table-cell>
          <table:table-cell office:value-type="float" office:value="41244" calcext:value-type="float">
            <text:p>41244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Freunde oder Familie</text:p>
          </table:table-cell>
          <table:table-cell office:value-type="float" office:value="41245" calcext:value-type="float">
            <text:p>41245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potheker</text:p>
          </table:table-cell>
          <table:table-cell office:value-type="float" office:value="41246" calcext:value-type="float">
            <text:p>41246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rzt</text:p>
          </table:table-cell>
          <table:table-cell office:value-type="float" office:value="41247" calcext:value-type="float">
            <text:p>41247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Krankenschwester/-pfleger</text:p>
          </table:table-cell>
          <table:table-cell office:value-type="float" office:value="41248" calcext:value-type="float">
            <text:p>41248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nternet</text:p>
          </table:table-cell>
          <table:table-cell office:value-type="float" office:value="41249" calcext:value-type="float">
            <text:p>41249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Medizinische Beratungstelle</text:p>
          </table:table-cell>
          <table:table-cell office:value-type="float" office:value="41250" calcext:value-type="float">
            <text:p>41250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nderer Spezialist</text:p>
          </table:table-cell>
          <table:table-cell office:value-type="float" office:value="41251" calcext:value-type="float">
            <text:p>41251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Weiß nicht)</text:p>
          </table:table-cell>
          <table:table-cell office:value-type="float" office:value="41252" calcext:value-type="float">
            <text:p>41252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Akupunktur oder Akupressur</text:p>
          </table:table-cell>
          <table:table-cell office:value-type="float" office:value="41253" calcext:value-type="float">
            <text:p>41253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hinesische Medizin</text:p>
          </table:table-cell>
          <table:table-cell office:value-type="float" office:value="41254" calcext:value-type="float">
            <text:p>41254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hiropraktische Behandlung oder Osteopathie</text:p>
          </table:table-cell>
          <table:table-cell office:value-type="float" office:value="41255" calcext:value-type="float">
            <text:p>41255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Behandlung mit pflanzlichen Medikamenten oder Homöopathie</text:p>
          </table:table-cell>
          <table:table-cell office:value-type="float" office:value="41256" calcext:value-type="float">
            <text:p>41256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Hypnosetherapie</text:p>
          </table:table-cell>
          <table:table-cell office:value-type="float" office:value="41257" calcext:value-type="float">
            <text:p>41257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Massagebehandlung</text:p>
          </table:table-cell>
          <table:table-cell office:value-type="float" office:value="41258" calcext:value-type="float">
            <text:p>41258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Phsyiotherapie</text:p>
          </table:table-cell>
          <table:table-cell office:value-type="float" office:value="41259" calcext:value-type="float">
            <text:p>41259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Reflexzonenbehandlung</text:p>
          </table:table-cell>
          <table:table-cell office:value-type="float" office:value="41260" calcext:value-type="float">
            <text:p>41260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Andere Behandlung</text:p>
          </table:table-cell>
          <table:table-cell office:value-type="float" office:value="41261" calcext:value-type="float">
            <text:p>41261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(Weiß nicht)</text:p>
          </table:table-cell>
          <table:table-cell office:value-type="float" office:value="41262" calcext:value-type="float">
            <text:p>41262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Von Niemandem</text:p>
          </table:table-cell>
          <table:table-cell office:value-type="float" office:value="41244" calcext:value-type="float">
            <text:p>41244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Freunde oder Familie</text:p>
          </table:table-cell>
          <table:table-cell office:value-type="float" office:value="41245" calcext:value-type="float">
            <text:p>41245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potheker</text:p>
          </table:table-cell>
          <table:table-cell office:value-type="float" office:value="41246" calcext:value-type="float">
            <text:p>41246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rzt</text:p>
          </table:table-cell>
          <table:table-cell office:value-type="float" office:value="41247" calcext:value-type="float">
            <text:p>41247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Krankenschwester/-pfleger</text:p>
          </table:table-cell>
          <table:table-cell office:value-type="float" office:value="41248" calcext:value-type="float">
            <text:p>41248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nternet</text:p>
          </table:table-cell>
          <table:table-cell office:value-type="float" office:value="41249" calcext:value-type="float">
            <text:p>41249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Medizinische Beratungstelle</text:p>
          </table:table-cell>
          <table:table-cell office:value-type="float" office:value="41250" calcext:value-type="float">
            <text:p>41250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nderer Spezialist</text:p>
          </table:table-cell>
          <table:table-cell office:value-type="float" office:value="41251" calcext:value-type="float">
            <text:p>41251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Weiß nicht)</text:p>
          </table:table-cell>
          <table:table-cell office:value-type="float" office:value="41252" calcext:value-type="float">
            <text:p>41252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Akupunktur oder Akupressur</text:p>
          </table:table-cell>
          <table:table-cell office:value-type="float" office:value="41253" calcext:value-type="float">
            <text:p>41253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hinesische Medizin</text:p>
          </table:table-cell>
          <table:table-cell office:value-type="float" office:value="41254" calcext:value-type="float">
            <text:p>41254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hiropraktische Behandlung oder Osteopathie</text:p>
          </table:table-cell>
          <table:table-cell office:value-type="float" office:value="41255" calcext:value-type="float">
            <text:p>41255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Behandlung mit pflanzlichen Medikamenten oder Homöopathie</text:p>
          </table:table-cell>
          <table:table-cell office:value-type="float" office:value="41256" calcext:value-type="float">
            <text:p>41256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Hypnosetherapie</text:p>
          </table:table-cell>
          <table:table-cell office:value-type="float" office:value="41257" calcext:value-type="float">
            <text:p>41257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Massagebehandlung</text:p>
          </table:table-cell>
          <table:table-cell office:value-type="float" office:value="41258" calcext:value-type="float">
            <text:p>41258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Phsyiotherapie</text:p>
          </table:table-cell>
          <table:table-cell office:value-type="float" office:value="41259" calcext:value-type="float">
            <text:p>41259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Reflexzonenbehandlung</text:p>
          </table:table-cell>
          <table:table-cell office:value-type="float" office:value="41260" calcext:value-type="float">
            <text:p>41260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Andere Behandlung</text:p>
          </table:table-cell>
          <table:table-cell office:value-type="float" office:value="41261" calcext:value-type="float">
            <text:p>41261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(Weiß nicht)</text:p>
          </table:table-cell>
          <table:table-cell office:value-type="float" office:value="41262" calcext:value-type="float">
            <text:p>41262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Von Niemandem</text:p>
          </table:table-cell>
          <table:table-cell office:value-type="float" office:value="41244" calcext:value-type="float">
            <text:p>41244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Freunde oder Familie</text:p>
          </table:table-cell>
          <table:table-cell office:value-type="float" office:value="41245" calcext:value-type="float">
            <text:p>41245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potheker</text:p>
          </table:table-cell>
          <table:table-cell office:value-type="float" office:value="41246" calcext:value-type="float">
            <text:p>41246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rzt</text:p>
          </table:table-cell>
          <table:table-cell office:value-type="float" office:value="41247" calcext:value-type="float">
            <text:p>41247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Krankenschwester/-pfleger</text:p>
          </table:table-cell>
          <table:table-cell office:value-type="float" office:value="41248" calcext:value-type="float">
            <text:p>41248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nternet</text:p>
          </table:table-cell>
          <table:table-cell office:value-type="float" office:value="41249" calcext:value-type="float">
            <text:p>41249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Medizinische Beratungstelle</text:p>
          </table:table-cell>
          <table:table-cell office:value-type="float" office:value="41250" calcext:value-type="float">
            <text:p>41250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nderer Spezialist</text:p>
          </table:table-cell>
          <table:table-cell office:value-type="float" office:value="41251" calcext:value-type="float">
            <text:p>41251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Weiß nicht)</text:p>
          </table:table-cell>
          <table:table-cell office:value-type="float" office:value="41252" calcext:value-type="float">
            <text:p>41252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2_2004_GER_LU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Akupunktur oder Akupressur</text:p>
          </table:table-cell>
          <table:table-cell office:value-type="float" office:value="41253" calcext:value-type="float">
            <text:p>41253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hinesische Medizin</text:p>
          </table:table-cell>
          <table:table-cell office:value-type="float" office:value="41254" calcext:value-type="float">
            <text:p>41254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hiropraktische Behandlung oder Osteopathie</text:p>
          </table:table-cell>
          <table:table-cell office:value-type="float" office:value="41255" calcext:value-type="float">
            <text:p>41255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Behandlung mit pflanzlichen Medikamenten oder Homöopathie</text:p>
          </table:table-cell>
          <table:table-cell office:value-type="float" office:value="41256" calcext:value-type="float">
            <text:p>41256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Hypnosetherapie</text:p>
          </table:table-cell>
          <table:table-cell office:value-type="float" office:value="41257" calcext:value-type="float">
            <text:p>41257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Massagebehandlung</text:p>
          </table:table-cell>
          <table:table-cell office:value-type="float" office:value="41258" calcext:value-type="float">
            <text:p>41258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Phsyiotherapie</text:p>
          </table:table-cell>
          <table:table-cell office:value-type="float" office:value="41259" calcext:value-type="float">
            <text:p>41259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Reflexzonenbehandlung</text:p>
          </table:table-cell>
          <table:table-cell office:value-type="float" office:value="41260" calcext:value-type="float">
            <text:p>41260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Andere Behandlung</text:p>
          </table:table-cell>
          <table:table-cell office:value-type="float" office:value="41261" calcext:value-type="float">
            <text:p>41261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(Weiß nicht)</text:p>
          </table:table-cell>
          <table:table-cell office:value-type="float" office:value="41262" calcext:value-type="float">
            <text:p>41262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2_2004_GER_LU_10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genügend Auswahlmöglichkeiten haben</text:p>
          </table:table-cell>
          <table:table-cell office:value-type="float" office:value="41263" calcext:value-type="float">
            <text:p>41263</text:p>
          </table:table-cell>
          <table:table-cell office:value-type="float" office:value="5065" calcext:value-type="float">
            <text:p>5065</text:p>
          </table:table-cell>
        </table:table-row>
        <table:table-row table:style-name="ro1">
          <table:table-cell office:value-type="string" calcext:value-type="string">
            <text:p>ESS_R02_2004_GER_LU_10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oder nicht genügend Auswahlmöglichkeiten haben?.</text:p>
          </table:table-cell>
          <table:table-cell office:value-type="float" office:value="41264" calcext:value-type="float">
            <text:p>41264</text:p>
          </table:table-cell>
          <table:table-cell office:value-type="float" office:value="5065" calcext:value-type="float">
            <text:p>5065</text:p>
          </table:table-cell>
        </table:table-row>
        <table:table-row table:style-name="ro1">
          <table:table-cell office:value-type="string" calcext:value-type="string">
            <text:p>ESS_R02_2004_GER_LU_10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Weiß nicht)</text:p>
          </table:table-cell>
          <table:table-cell office:value-type="float" office:value="41265" calcext:value-type="float">
            <text:p>41265</text:p>
          </table:table-cell>
          <table:table-cell office:value-type="float" office:value="5065" calcext:value-type="float">
            <text:p>5065</text:p>
          </table:table-cell>
        </table:table-row>
        <table:table-row table:style-name="ro1">
          <table:table-cell office:value-type="string" calcext:value-type="string">
            <text:p>ESS_R02_2004_GER_LU_10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bei alltäglichen Gesundheitsproblemen immer zum gleichen Arzt</text:p>
          </table:table-cell>
          <table:table-cell office:value-type="float" office:value="41266" calcext:value-type="float">
            <text:p>41266</text:p>
          </table:table-cell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string" calcext:value-type="string">
            <text:p>ESS_R02_2004_GER_LU_10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der bei verschiedenen alltäglichen Gesundheitsproblemen zu unterschiedlichen Ärzten</text:p>
          </table:table-cell>
          <table:table-cell office:value-type="float" office:value="41267" calcext:value-type="float">
            <text:p>41267</text:p>
          </table:table-cell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string" calcext:value-type="string">
            <text:p>ESS_R02_2004_GER_LU_10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Das macht keinen Unterschied)</text:p>
          </table:table-cell>
          <table:table-cell office:value-type="float" office:value="41268" calcext:value-type="float">
            <text:p>41268</text:p>
          </table:table-cell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string" calcext:value-type="string">
            <text:p>ESS_R02_2004_GER_LU_10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Weiß nicht)</text:p>
          </table:table-cell>
          <table:table-cell office:value-type="float" office:value="41269" calcext:value-type="float">
            <text:p>41269</text:p>
          </table:table-cell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string" calcext:value-type="string">
            <text:p>ESS_R02_2004_GER_LU_104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Nie</text:p>
          </table:table-cell>
          <table:table-cell office:value-type="float" office:value="41270" calcext:value-type="float">
            <text:p>41270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string" calcext:value-type="string">
            <text:p>ESS_R02_2004_GER_LU_104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Ein- oder Zweimal</text:p>
          </table:table-cell>
          <table:table-cell office:value-type="float" office:value="41271" calcext:value-type="float">
            <text:p>41271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string" calcext:value-type="string">
            <text:p>ESS_R02_2004_GER_LU_104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3-5 mal</text:p>
          </table:table-cell>
          <table:table-cell office:value-type="float" office:value="41272" calcext:value-type="float">
            <text:p>41272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string" calcext:value-type="string">
            <text:p>ESS_R02_2004_GER_LU_104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6-10 mal</text:p>
          </table:table-cell>
          <table:table-cell office:value-type="float" office:value="41273" calcext:value-type="float">
            <text:p>41273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string" calcext:value-type="string">
            <text:p>ESS_R02_2004_GER_LU_104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ehr als 10 mal</text:p>
          </table:table-cell>
          <table:table-cell office:value-type="float" office:value="41274" calcext:value-type="float">
            <text:p>41274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string" calcext:value-type="string">
            <text:p>ESS_R02_2004_GER_LU_104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Weiß nicht)</text:p>
          </table:table-cell>
          <table:table-cell office:value-type="float" office:value="41275" calcext:value-type="float">
            <text:p>41275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string" calcext:value-type="string">
            <text:p>ESS_R02_2004_GER_LU_105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timme stark zu</text:p>
          </table:table-cell>
          <table:table-cell office:value-type="float" office:value="41276" calcext:value-type="float">
            <text:p>41276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5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timme zu</text:p>
          </table:table-cell>
          <table:table-cell office:value-type="float" office:value="41277" calcext:value-type="float">
            <text:p>41277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5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Weder noch</text:p>
          </table:table-cell>
          <table:table-cell office:value-type="float" office:value="41278" calcext:value-type="float">
            <text:p>41278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5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Lehne</text:p>
          </table:table-cell>
          <table:table-cell office:value-type="float" office:value="41279" calcext:value-type="float">
            <text:p>41279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5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Lehne stark ab</text:p>
          </table:table-cell>
          <table:table-cell office:value-type="float" office:value="41280" calcext:value-type="float">
            <text:p>41280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5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Weiß nicht)</text:p>
          </table:table-cell>
          <table:table-cell office:value-type="float" office:value="41281" calcext:value-type="float">
            <text:p>41281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6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Stimme stark zu</text:p>
          </table:table-cell>
          <table:table-cell office:value-type="float" office:value="41276" calcext:value-type="float">
            <text:p>41276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6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Stimme zu</text:p>
          </table:table-cell>
          <table:table-cell office:value-type="float" office:value="41277" calcext:value-type="float">
            <text:p>41277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6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Weder noch</text:p>
          </table:table-cell>
          <table:table-cell office:value-type="float" office:value="41278" calcext:value-type="float">
            <text:p>41278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6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Lehne</text:p>
          </table:table-cell>
          <table:table-cell office:value-type="float" office:value="41279" calcext:value-type="float">
            <text:p>41279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6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Lehne stark ab</text:p>
          </table:table-cell>
          <table:table-cell office:value-type="float" office:value="41280" calcext:value-type="float">
            <text:p>41280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6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Weiß nicht)</text:p>
          </table:table-cell>
          <table:table-cell office:value-type="float" office:value="41281" calcext:value-type="float">
            <text:p>41281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7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timme stark zu</text:p>
          </table:table-cell>
          <table:table-cell office:value-type="float" office:value="41276" calcext:value-type="float">
            <text:p>41276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7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timme zu</text:p>
          </table:table-cell>
          <table:table-cell office:value-type="float" office:value="41277" calcext:value-type="float">
            <text:p>41277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7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Weder noch</text:p>
          </table:table-cell>
          <table:table-cell office:value-type="float" office:value="41278" calcext:value-type="float">
            <text:p>41278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7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Lehne</text:p>
          </table:table-cell>
          <table:table-cell office:value-type="float" office:value="41279" calcext:value-type="float">
            <text:p>41279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7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Lehne stark ab</text:p>
          </table:table-cell>
          <table:table-cell office:value-type="float" office:value="41280" calcext:value-type="float">
            <text:p>41280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7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Weiß nicht)</text:p>
          </table:table-cell>
          <table:table-cell office:value-type="float" office:value="41281" calcext:value-type="float">
            <text:p>41281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8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timme stark zu</text:p>
          </table:table-cell>
          <table:table-cell office:value-type="float" office:value="41276" calcext:value-type="float">
            <text:p>41276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8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timme zu</text:p>
          </table:table-cell>
          <table:table-cell office:value-type="float" office:value="41277" calcext:value-type="float">
            <text:p>41277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8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Weder noch</text:p>
          </table:table-cell>
          <table:table-cell office:value-type="float" office:value="41278" calcext:value-type="float">
            <text:p>41278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8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Lehne</text:p>
          </table:table-cell>
          <table:table-cell office:value-type="float" office:value="41279" calcext:value-type="float">
            <text:p>41279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8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Lehne stark ab</text:p>
          </table:table-cell>
          <table:table-cell office:value-type="float" office:value="41280" calcext:value-type="float">
            <text:p>41280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8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Weiß nicht)</text:p>
          </table:table-cell>
          <table:table-cell office:value-type="float" office:value="41281" calcext:value-type="float">
            <text:p>41281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9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Stimme stark zu</text:p>
          </table:table-cell>
          <table:table-cell office:value-type="float" office:value="41276" calcext:value-type="float">
            <text:p>41276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9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Stimme zu</text:p>
          </table:table-cell>
          <table:table-cell office:value-type="float" office:value="41277" calcext:value-type="float">
            <text:p>41277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9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Weder noch</text:p>
          </table:table-cell>
          <table:table-cell office:value-type="float" office:value="41278" calcext:value-type="float">
            <text:p>41278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9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Lehne</text:p>
          </table:table-cell>
          <table:table-cell office:value-type="float" office:value="41279" calcext:value-type="float">
            <text:p>41279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9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Lehne stark ab</text:p>
          </table:table-cell>
          <table:table-cell office:value-type="float" office:value="41280" calcext:value-type="float">
            <text:p>41280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09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Weiß nicht)</text:p>
          </table:table-cell>
          <table:table-cell office:value-type="float" office:value="41281" calcext:value-type="float">
            <text:p>41281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10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Stimme stark zu</text:p>
          </table:table-cell>
          <table:table-cell office:value-type="float" office:value="41276" calcext:value-type="float">
            <text:p>41276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10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Stimme zu</text:p>
          </table:table-cell>
          <table:table-cell office:value-type="float" office:value="41277" calcext:value-type="float">
            <text:p>41277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10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Weder noch</text:p>
          </table:table-cell>
          <table:table-cell office:value-type="float" office:value="41278" calcext:value-type="float">
            <text:p>41278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10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Lehne</text:p>
          </table:table-cell>
          <table:table-cell office:value-type="float" office:value="41279" calcext:value-type="float">
            <text:p>41279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10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Lehne stark ab</text:p>
          </table:table-cell>
          <table:table-cell office:value-type="float" office:value="41280" calcext:value-type="float">
            <text:p>41280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10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Weiß nicht)</text:p>
          </table:table-cell>
          <table:table-cell office:value-type="float" office:value="41281" calcext:value-type="float">
            <text:p>41281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2_2004_GER_LU_11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Nie oder fast nie</text:p>
          </table:table-cell>
          <table:table-cell office:value-type="float" office:value="41226" calcext:value-type="float">
            <text:p>41226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Manchmal</text:p>
          </table:table-cell>
          <table:table-cell office:value-type="float" office:value="41227" calcext:value-type="float">
            <text:p>41227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Etwa in der Hälfte aller Fälle</text:p>
          </table:table-cell>
          <table:table-cell office:value-type="float" office:value="41228" calcext:value-type="float">
            <text:p>41228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Meistens</text:p>
          </table:table-cell>
          <table:table-cell office:value-type="float" office:value="41229" calcext:value-type="float">
            <text:p>41229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Immer oder fast immer</text:p>
          </table:table-cell>
          <table:table-cell office:value-type="float" office:value="41230" calcext:value-type="float">
            <text:p>41230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Weiß nicht)</text:p>
          </table:table-cell>
          <table:table-cell office:value-type="float" office:value="41231" calcext:value-type="float">
            <text:p>41231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Nie oder fast nie</text:p>
          </table:table-cell>
          <table:table-cell office:value-type="float" office:value="41226" calcext:value-type="float">
            <text:p>41226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Manchmal</text:p>
          </table:table-cell>
          <table:table-cell office:value-type="float" office:value="41227" calcext:value-type="float">
            <text:p>41227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Etwa in der Hälfte aller Fälle</text:p>
          </table:table-cell>
          <table:table-cell office:value-type="float" office:value="41228" calcext:value-type="float">
            <text:p>41228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Meistens</text:p>
          </table:table-cell>
          <table:table-cell office:value-type="float" office:value="41229" calcext:value-type="float">
            <text:p>41229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Immer oder fast immer</text:p>
          </table:table-cell>
          <table:table-cell office:value-type="float" office:value="41230" calcext:value-type="float">
            <text:p>41230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Weiß nicht)</text:p>
          </table:table-cell>
          <table:table-cell office:value-type="float" office:value="41231" calcext:value-type="float">
            <text:p>41231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Nie oder fast nie</text:p>
          </table:table-cell>
          <table:table-cell office:value-type="float" office:value="41226" calcext:value-type="float">
            <text:p>41226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Manchmal</text:p>
          </table:table-cell>
          <table:table-cell office:value-type="float" office:value="41227" calcext:value-type="float">
            <text:p>41227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Etwa in der Hälfte aller Fälle</text:p>
          </table:table-cell>
          <table:table-cell office:value-type="float" office:value="41228" calcext:value-type="float">
            <text:p>41228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Meistens</text:p>
          </table:table-cell>
          <table:table-cell office:value-type="float" office:value="41229" calcext:value-type="float">
            <text:p>41229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Immer oder fast immer</text:p>
          </table:table-cell>
          <table:table-cell office:value-type="float" office:value="41230" calcext:value-type="float">
            <text:p>41230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Weiß nicht)</text:p>
          </table:table-cell>
          <table:table-cell office:value-type="float" office:value="41231" calcext:value-type="float">
            <text:p>41231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Nie oder fast nie</text:p>
          </table:table-cell>
          <table:table-cell office:value-type="float" office:value="41226" calcext:value-type="float">
            <text:p>41226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Manchmal</text:p>
          </table:table-cell>
          <table:table-cell office:value-type="float" office:value="41227" calcext:value-type="float">
            <text:p>41227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Etwa in der Hälfte aller Fälle</text:p>
          </table:table-cell>
          <table:table-cell office:value-type="float" office:value="41228" calcext:value-type="float">
            <text:p>41228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Meistens</text:p>
          </table:table-cell>
          <table:table-cell office:value-type="float" office:value="41229" calcext:value-type="float">
            <text:p>41229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Immer oder fast immer</text:p>
          </table:table-cell>
          <table:table-cell office:value-type="float" office:value="41230" calcext:value-type="float">
            <text:p>41230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(Weiß nicht)</text:p>
          </table:table-cell>
          <table:table-cell office:value-type="float" office:value="41231" calcext:value-type="float">
            <text:p>41231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5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Nie oder fast nie</text:p>
          </table:table-cell>
          <table:table-cell office:value-type="float" office:value="41226" calcext:value-type="float">
            <text:p>41226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5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Manchmal</text:p>
          </table:table-cell>
          <table:table-cell office:value-type="float" office:value="41227" calcext:value-type="float">
            <text:p>41227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5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Etwa in der Hälfte aller Fälle</text:p>
          </table:table-cell>
          <table:table-cell office:value-type="float" office:value="41228" calcext:value-type="float">
            <text:p>41228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5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Meistens</text:p>
          </table:table-cell>
          <table:table-cell office:value-type="float" office:value="41229" calcext:value-type="float">
            <text:p>41229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5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Immer oder fast immer</text:p>
          </table:table-cell>
          <table:table-cell office:value-type="float" office:value="41230" calcext:value-type="float">
            <text:p>41230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5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Weiß nicht)</text:p>
          </table:table-cell>
          <table:table-cell office:value-type="float" office:value="41231" calcext:value-type="float">
            <text:p>41231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6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Nie oder fast nie</text:p>
          </table:table-cell>
          <table:table-cell office:value-type="float" office:value="41226" calcext:value-type="float">
            <text:p>41226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6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Manchmal</text:p>
          </table:table-cell>
          <table:table-cell office:value-type="float" office:value="41227" calcext:value-type="float">
            <text:p>41227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6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Etwa in der Hälfte aller Fälle</text:p>
          </table:table-cell>
          <table:table-cell office:value-type="float" office:value="41228" calcext:value-type="float">
            <text:p>41228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6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Meistens</text:p>
          </table:table-cell>
          <table:table-cell office:value-type="float" office:value="41229" calcext:value-type="float">
            <text:p>41229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6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Immer oder fast immer</text:p>
          </table:table-cell>
          <table:table-cell office:value-type="float" office:value="41230" calcext:value-type="float">
            <text:p>41230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6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Weiß nicht)</text:p>
          </table:table-cell>
          <table:table-cell office:value-type="float" office:value="41231" calcext:value-type="float">
            <text:p>41231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2_2004_GER_LU_11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timme stark zu</text:p>
          </table:table-cell>
          <table:table-cell office:value-type="float" office:value="33150" calcext:value-type="float">
            <text:p>3315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1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timme zu</text:p>
          </table:table-cell>
          <table:table-cell office:value-type="float" office:value="33151" calcext:value-type="float">
            <text:p>3315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1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Weder noch</text:p>
          </table:table-cell>
          <table:table-cell office:value-type="float" office:value="33152" calcext:value-type="float">
            <text:p>33152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1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ehne ab</text:p>
          </table:table-cell>
          <table:table-cell office:value-type="float" office:value="33153" calcext:value-type="float">
            <text:p>33153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1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ehne stark ab</text:p>
          </table:table-cell>
          <table:table-cell office:value-type="float" office:value="33154" calcext:value-type="float">
            <text:p>33154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1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(Weiß nicht)</text:p>
          </table:table-cell>
          <table:table-cell office:value-type="float" office:value="33155" calcext:value-type="float">
            <text:p>3315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19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timme stark zu</text:p>
          </table:table-cell>
          <table:table-cell office:value-type="float" office:value="33150" calcext:value-type="float">
            <text:p>3315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19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timme zu</text:p>
          </table:table-cell>
          <table:table-cell office:value-type="float" office:value="33151" calcext:value-type="float">
            <text:p>3315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19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Weder noch</text:p>
          </table:table-cell>
          <table:table-cell office:value-type="float" office:value="33152" calcext:value-type="float">
            <text:p>33152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19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ehne ab</text:p>
          </table:table-cell>
          <table:table-cell office:value-type="float" office:value="33153" calcext:value-type="float">
            <text:p>33153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19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ehne stark ab</text:p>
          </table:table-cell>
          <table:table-cell office:value-type="float" office:value="33154" calcext:value-type="float">
            <text:p>33154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19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(Weiß nicht)</text:p>
          </table:table-cell>
          <table:table-cell office:value-type="float" office:value="33155" calcext:value-type="float">
            <text:p>3315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2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timme stark zu</text:p>
          </table:table-cell>
          <table:table-cell office:value-type="float" office:value="33150" calcext:value-type="float">
            <text:p>3315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2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timme zu</text:p>
          </table:table-cell>
          <table:table-cell office:value-type="float" office:value="33151" calcext:value-type="float">
            <text:p>3315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2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Weder noch</text:p>
          </table:table-cell>
          <table:table-cell office:value-type="float" office:value="33152" calcext:value-type="float">
            <text:p>33152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2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ehne ab</text:p>
          </table:table-cell>
          <table:table-cell office:value-type="float" office:value="33153" calcext:value-type="float">
            <text:p>33153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2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ehne stark ab</text:p>
          </table:table-cell>
          <table:table-cell office:value-type="float" office:value="33154" calcext:value-type="float">
            <text:p>33154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2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(Weiß nicht)</text:p>
          </table:table-cell>
          <table:table-cell office:value-type="float" office:value="33155" calcext:value-type="float">
            <text:p>3315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Mißtraue sehr</text:p>
          </table:table-cell>
          <table:table-cell office:value-type="float" office:value="41282" calcext:value-type="float">
            <text:p>41282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Mißtraue</text:p>
          </table:table-cell>
          <table:table-cell office:value-type="float" office:value="41283" calcext:value-type="float">
            <text:p>41283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Weder noch</text:p>
          </table:table-cell>
          <table:table-cell office:value-type="float" office:value="41284" calcext:value-type="float">
            <text:p>41284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ertraue</text:p>
          </table:table-cell>
          <table:table-cell office:value-type="float" office:value="41285" calcext:value-type="float">
            <text:p>41285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ertraue sehr</text:p>
          </table:table-cell>
          <table:table-cell office:value-type="float" office:value="41286" calcext:value-type="float">
            <text:p>41286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(Weiß nicht)</text:p>
          </table:table-cell>
          <table:table-cell office:value-type="float" office:value="41287" calcext:value-type="float">
            <text:p>41287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Mißtraue sehr</text:p>
          </table:table-cell>
          <table:table-cell office:value-type="float" office:value="41282" calcext:value-type="float">
            <text:p>41282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Mißtraue</text:p>
          </table:table-cell>
          <table:table-cell office:value-type="float" office:value="41283" calcext:value-type="float">
            <text:p>41283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Weder noch</text:p>
          </table:table-cell>
          <table:table-cell office:value-type="float" office:value="41284" calcext:value-type="float">
            <text:p>41284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ertraue</text:p>
          </table:table-cell>
          <table:table-cell office:value-type="float" office:value="41285" calcext:value-type="float">
            <text:p>41285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ertraue sehr</text:p>
          </table:table-cell>
          <table:table-cell office:value-type="float" office:value="41286" calcext:value-type="float">
            <text:p>41286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(Weiß nicht)</text:p>
          </table:table-cell>
          <table:table-cell office:value-type="float" office:value="41287" calcext:value-type="float">
            <text:p>41287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Mißtraue sehr</text:p>
          </table:table-cell>
          <table:table-cell office:value-type="float" office:value="41282" calcext:value-type="float">
            <text:p>41282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Mißtraue</text:p>
          </table:table-cell>
          <table:table-cell office:value-type="float" office:value="41283" calcext:value-type="float">
            <text:p>41283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Weder noch</text:p>
          </table:table-cell>
          <table:table-cell office:value-type="float" office:value="41284" calcext:value-type="float">
            <text:p>41284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Vertraue</text:p>
          </table:table-cell>
          <table:table-cell office:value-type="float" office:value="41285" calcext:value-type="float">
            <text:p>41285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Vertraue sehr</text:p>
          </table:table-cell>
          <table:table-cell office:value-type="float" office:value="41286" calcext:value-type="float">
            <text:p>41286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(Weiß nicht)</text:p>
          </table:table-cell>
          <table:table-cell office:value-type="float" office:value="41287" calcext:value-type="float">
            <text:p>41287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Mißtraue sehr</text:p>
          </table:table-cell>
          <table:table-cell office:value-type="float" office:value="41282" calcext:value-type="float">
            <text:p>41282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Mißtraue</text:p>
          </table:table-cell>
          <table:table-cell office:value-type="float" office:value="41283" calcext:value-type="float">
            <text:p>41283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Weder noch</text:p>
          </table:table-cell>
          <table:table-cell office:value-type="float" office:value="41284" calcext:value-type="float">
            <text:p>41284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Vertraue</text:p>
          </table:table-cell>
          <table:table-cell office:value-type="float" office:value="41285" calcext:value-type="float">
            <text:p>41285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Vertraue sehr</text:p>
          </table:table-cell>
          <table:table-cell office:value-type="float" office:value="41286" calcext:value-type="float">
            <text:p>41286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(Weiß nicht)</text:p>
          </table:table-cell>
          <table:table-cell office:value-type="float" office:value="41287" calcext:value-type="float">
            <text:p>41287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Mißtraue sehr</text:p>
          </table:table-cell>
          <table:table-cell office:value-type="float" office:value="41282" calcext:value-type="float">
            <text:p>41282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Mißtraue</text:p>
          </table:table-cell>
          <table:table-cell office:value-type="float" office:value="41283" calcext:value-type="float">
            <text:p>41283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Weder noch</text:p>
          </table:table-cell>
          <table:table-cell office:value-type="float" office:value="41284" calcext:value-type="float">
            <text:p>41284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Vertraue</text:p>
          </table:table-cell>
          <table:table-cell office:value-type="float" office:value="41285" calcext:value-type="float">
            <text:p>41285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Vertraue sehr</text:p>
          </table:table-cell>
          <table:table-cell office:value-type="float" office:value="41286" calcext:value-type="float">
            <text:p>41286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(Weiß nicht)</text:p>
          </table:table-cell>
          <table:table-cell office:value-type="float" office:value="41287" calcext:value-type="float">
            <text:p>41287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Mißtraue sehr</text:p>
          </table:table-cell>
          <table:table-cell office:value-type="float" office:value="41282" calcext:value-type="float">
            <text:p>41282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Mißtraue</text:p>
          </table:table-cell>
          <table:table-cell office:value-type="float" office:value="41283" calcext:value-type="float">
            <text:p>41283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Weder noch</text:p>
          </table:table-cell>
          <table:table-cell office:value-type="float" office:value="41284" calcext:value-type="float">
            <text:p>41284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Vertraue</text:p>
          </table:table-cell>
          <table:table-cell office:value-type="float" office:value="41285" calcext:value-type="float">
            <text:p>41285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Vertraue sehr</text:p>
          </table:table-cell>
          <table:table-cell office:value-type="float" office:value="41286" calcext:value-type="float">
            <text:p>41286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(Weiß nicht)</text:p>
          </table:table-cell>
          <table:table-cell office:value-type="float" office:value="41287" calcext:value-type="float">
            <text:p>41287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Mißtraue sehr</text:p>
          </table:table-cell>
          <table:table-cell office:value-type="float" office:value="41282" calcext:value-type="float">
            <text:p>41282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Mißtraue</text:p>
          </table:table-cell>
          <table:table-cell office:value-type="float" office:value="41283" calcext:value-type="float">
            <text:p>41283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Weder noch</text:p>
          </table:table-cell>
          <table:table-cell office:value-type="float" office:value="41284" calcext:value-type="float">
            <text:p>41284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Vertraue</text:p>
          </table:table-cell>
          <table:table-cell office:value-type="float" office:value="41285" calcext:value-type="float">
            <text:p>41285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Vertraue sehr</text:p>
          </table:table-cell>
          <table:table-cell office:value-type="float" office:value="41286" calcext:value-type="float">
            <text:p>41286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(Weiß nicht)</text:p>
          </table:table-cell>
          <table:table-cell office:value-type="float" office:value="41287" calcext:value-type="float">
            <text:p>41287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Mißtraue sehr</text:p>
          </table:table-cell>
          <table:table-cell office:value-type="float" office:value="41282" calcext:value-type="float">
            <text:p>41282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Mißtraue</text:p>
          </table:table-cell>
          <table:table-cell office:value-type="float" office:value="41283" calcext:value-type="float">
            <text:p>41283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Weder noch</text:p>
          </table:table-cell>
          <table:table-cell office:value-type="float" office:value="41284" calcext:value-type="float">
            <text:p>41284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Vertraue</text:p>
          </table:table-cell>
          <table:table-cell office:value-type="float" office:value="41285" calcext:value-type="float">
            <text:p>41285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Vertraue sehr</text:p>
          </table:table-cell>
          <table:table-cell office:value-type="float" office:value="41286" calcext:value-type="float">
            <text:p>41286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(Weiß nicht)</text:p>
          </table:table-cell>
          <table:table-cell office:value-type="float" office:value="41287" calcext:value-type="float">
            <text:p>41287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2_2004_GER_LU_12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befürchte ich überhaupt nicht</text:p>
          </table:table-cell>
          <table:table-cell office:value-type="float" office:value="41288" calcext:value-type="float">
            <text:p>41288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string" calcext:value-type="string">
            <text:p>ESS_R02_2004_GER_LU_12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befürchte ich ein wenig</text:p>
          </table:table-cell>
          <table:table-cell office:value-type="float" office:value="41289" calcext:value-type="float">
            <text:p>41289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string" calcext:value-type="string">
            <text:p>ESS_R02_2004_GER_LU_12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befürchte ich ziemlich</text:p>
          </table:table-cell>
          <table:table-cell office:value-type="float" office:value="41290" calcext:value-type="float">
            <text:p>41290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string" calcext:value-type="string">
            <text:p>ESS_R02_2004_GER_LU_12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befürchte ich sehr</text:p>
          </table:table-cell>
          <table:table-cell office:value-type="float" office:value="41291" calcext:value-type="float">
            <text:p>41291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string" calcext:value-type="string">
            <text:p>ESS_R02_2004_GER_LU_12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(Weiß nicht)</text:p>
          </table:table-cell>
          <table:table-cell office:value-type="float" office:value="41292" calcext:value-type="float">
            <text:p>41292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string" calcext:value-type="string">
            <text:p>ESS_R02_2004_GER_LU_13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Überhaupt nicht schlimm</text:p>
          </table:table-cell>
          <table:table-cell office:value-type="float" office:value="41293" calcext:value-type="float">
            <text:p>41293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LU_13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Nicht besonders schlimm</text:p>
          </table:table-cell>
          <table:table-cell office:value-type="float" office:value="41294" calcext:value-type="float">
            <text:p>41294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LU_13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chlimm</text:p>
          </table:table-cell>
          <table:table-cell office:value-type="float" office:value="41295" calcext:value-type="float">
            <text:p>41295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LU_13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ehr schlimm</text:p>
          </table:table-cell>
          <table:table-cell office:value-type="float" office:value="41296" calcext:value-type="float">
            <text:p>41296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LU_13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(Weiß nicht)</text:p>
          </table:table-cell>
          <table:table-cell office:value-type="float" office:value="41297" calcext:value-type="float">
            <text:p>41297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LU_13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Überhaupt nicht schlimm</text:p>
          </table:table-cell>
          <table:table-cell office:value-type="float" office:value="41293" calcext:value-type="float">
            <text:p>41293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LU_13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Nicht besonders schlimm</text:p>
          </table:table-cell>
          <table:table-cell office:value-type="float" office:value="41294" calcext:value-type="float">
            <text:p>41294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LU_13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chlimm</text:p>
          </table:table-cell>
          <table:table-cell office:value-type="float" office:value="41295" calcext:value-type="float">
            <text:p>41295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LU_13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ehr schlimm</text:p>
          </table:table-cell>
          <table:table-cell office:value-type="float" office:value="41296" calcext:value-type="float">
            <text:p>41296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LU_13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(Weiß nicht)</text:p>
          </table:table-cell>
          <table:table-cell office:value-type="float" office:value="41297" calcext:value-type="float">
            <text:p>41297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LU_132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Überhaupt nicht schlimm</text:p>
          </table:table-cell>
          <table:table-cell office:value-type="float" office:value="41293" calcext:value-type="float">
            <text:p>41293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LU_132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Nicht besonders schlimm</text:p>
          </table:table-cell>
          <table:table-cell office:value-type="float" office:value="41294" calcext:value-type="float">
            <text:p>41294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LU_132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Schlimm</text:p>
          </table:table-cell>
          <table:table-cell office:value-type="float" office:value="41295" calcext:value-type="float">
            <text:p>41295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LU_132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Sehr schlimm</text:p>
          </table:table-cell>
          <table:table-cell office:value-type="float" office:value="41296" calcext:value-type="float">
            <text:p>41296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LU_132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(Weiß nicht)</text:p>
          </table:table-cell>
          <table:table-cell office:value-type="float" office:value="41297" calcext:value-type="float">
            <text:p>41297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LU_133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Überhaupt nicht schlimm</text:p>
          </table:table-cell>
          <table:table-cell office:value-type="float" office:value="41293" calcext:value-type="float">
            <text:p>41293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LU_133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Nicht besonders schlimm</text:p>
          </table:table-cell>
          <table:table-cell office:value-type="float" office:value="41294" calcext:value-type="float">
            <text:p>41294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LU_133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Schlimm</text:p>
          </table:table-cell>
          <table:table-cell office:value-type="float" office:value="41295" calcext:value-type="float">
            <text:p>41295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LU_133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Sehr schlimm</text:p>
          </table:table-cell>
          <table:table-cell office:value-type="float" office:value="41296" calcext:value-type="float">
            <text:p>41296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LU_133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(Weiß nicht)</text:p>
          </table:table-cell>
          <table:table-cell office:value-type="float" office:value="41297" calcext:value-type="float">
            <text:p>41297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LU_13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timme stark zu</text:p>
          </table:table-cell>
          <table:table-cell office:value-type="float" office:value="33150" calcext:value-type="float">
            <text:p>3315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timme zu</text:p>
          </table:table-cell>
          <table:table-cell office:value-type="float" office:value="33151" calcext:value-type="float">
            <text:p>3315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Weder noch</text:p>
          </table:table-cell>
          <table:table-cell office:value-type="float" office:value="33152" calcext:value-type="float">
            <text:p>33152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Lehne ab</text:p>
          </table:table-cell>
          <table:table-cell office:value-type="float" office:value="33153" calcext:value-type="float">
            <text:p>33153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Lehne stark ab</text:p>
          </table:table-cell>
          <table:table-cell office:value-type="float" office:value="33154" calcext:value-type="float">
            <text:p>33154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(Weiß nicht)</text:p>
          </table:table-cell>
          <table:table-cell office:value-type="float" office:value="33155" calcext:value-type="float">
            <text:p>3315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5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Stimme stark zu</text:p>
          </table:table-cell>
          <table:table-cell office:value-type="float" office:value="33150" calcext:value-type="float">
            <text:p>3315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5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Stimme zu</text:p>
          </table:table-cell>
          <table:table-cell office:value-type="float" office:value="33151" calcext:value-type="float">
            <text:p>3315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5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Weder noch</text:p>
          </table:table-cell>
          <table:table-cell office:value-type="float" office:value="33152" calcext:value-type="float">
            <text:p>33152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5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Lehne ab</text:p>
          </table:table-cell>
          <table:table-cell office:value-type="float" office:value="33153" calcext:value-type="float">
            <text:p>33153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5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Lehne stark ab</text:p>
          </table:table-cell>
          <table:table-cell office:value-type="float" office:value="33154" calcext:value-type="float">
            <text:p>33154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5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(Weiß nicht)</text:p>
          </table:table-cell>
          <table:table-cell office:value-type="float" office:value="33155" calcext:value-type="float">
            <text:p>3315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6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Stimme stark zu</text:p>
          </table:table-cell>
          <table:table-cell office:value-type="float" office:value="33150" calcext:value-type="float">
            <text:p>3315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6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Stimme zu</text:p>
          </table:table-cell>
          <table:table-cell office:value-type="float" office:value="33151" calcext:value-type="float">
            <text:p>3315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6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Weder noch</text:p>
          </table:table-cell>
          <table:table-cell office:value-type="float" office:value="33152" calcext:value-type="float">
            <text:p>33152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6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Lehne ab</text:p>
          </table:table-cell>
          <table:table-cell office:value-type="float" office:value="33153" calcext:value-type="float">
            <text:p>33153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6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Lehne stark ab</text:p>
          </table:table-cell>
          <table:table-cell office:value-type="float" office:value="33154" calcext:value-type="float">
            <text:p>33154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6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(Weiß nicht)</text:p>
          </table:table-cell>
          <table:table-cell office:value-type="float" office:value="33155" calcext:value-type="float">
            <text:p>3315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7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Stimme stark zu</text:p>
          </table:table-cell>
          <table:table-cell office:value-type="float" office:value="33150" calcext:value-type="float">
            <text:p>3315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7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Stimme zu</text:p>
          </table:table-cell>
          <table:table-cell office:value-type="float" office:value="33151" calcext:value-type="float">
            <text:p>3315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7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Weder noch</text:p>
          </table:table-cell>
          <table:table-cell office:value-type="float" office:value="33152" calcext:value-type="float">
            <text:p>33152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7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Lehne ab</text:p>
          </table:table-cell>
          <table:table-cell office:value-type="float" office:value="33153" calcext:value-type="float">
            <text:p>33153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7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Lehne stark ab</text:p>
          </table:table-cell>
          <table:table-cell office:value-type="float" office:value="33154" calcext:value-type="float">
            <text:p>33154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7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(Weiß nicht)</text:p>
          </table:table-cell>
          <table:table-cell office:value-type="float" office:value="33155" calcext:value-type="float">
            <text:p>3315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8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Stimme stark zu</text:p>
          </table:table-cell>
          <table:table-cell office:value-type="float" office:value="33150" calcext:value-type="float">
            <text:p>3315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8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Stimme zu</text:p>
          </table:table-cell>
          <table:table-cell office:value-type="float" office:value="33151" calcext:value-type="float">
            <text:p>3315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8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Weder noch</text:p>
          </table:table-cell>
          <table:table-cell office:value-type="float" office:value="33152" calcext:value-type="float">
            <text:p>33152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8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Lehne ab</text:p>
          </table:table-cell>
          <table:table-cell office:value-type="float" office:value="33153" calcext:value-type="float">
            <text:p>33153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8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Lehne stark ab</text:p>
          </table:table-cell>
          <table:table-cell office:value-type="float" office:value="33154" calcext:value-type="float">
            <text:p>33154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8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(Weiß nicht)</text:p>
          </table:table-cell>
          <table:table-cell office:value-type="float" office:value="33155" calcext:value-type="float">
            <text:p>3315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9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Stimme stark zu</text:p>
          </table:table-cell>
          <table:table-cell office:value-type="float" office:value="33150" calcext:value-type="float">
            <text:p>3315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9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Stimme zu</text:p>
          </table:table-cell>
          <table:table-cell office:value-type="float" office:value="33151" calcext:value-type="float">
            <text:p>3315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9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Weder noch</text:p>
          </table:table-cell>
          <table:table-cell office:value-type="float" office:value="33152" calcext:value-type="float">
            <text:p>33152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9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Lehne ab</text:p>
          </table:table-cell>
          <table:table-cell office:value-type="float" office:value="33153" calcext:value-type="float">
            <text:p>33153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9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Lehne stark ab</text:p>
          </table:table-cell>
          <table:table-cell office:value-type="float" office:value="33154" calcext:value-type="float">
            <text:p>33154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39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(Weiß nicht)</text:p>
          </table:table-cell>
          <table:table-cell office:value-type="float" office:value="33155" calcext:value-type="float">
            <text:p>3315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LU_140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Keinen</text:p>
          </table:table-cell>
          <table:table-cell office:value-type="float" office:value="41298" calcext:value-type="float">
            <text:p>41298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string" calcext:value-type="string">
            <text:p>ESS_R02_2004_GER_LU_140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Einige</text:p>
          </table:table-cell>
          <table:table-cell office:value-type="float" office:value="41299" calcext:value-type="float">
            <text:p>41299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string" calcext:value-type="string">
            <text:p>ESS_R02_2004_GER_LU_140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Ziemlich viele</text:p>
          </table:table-cell>
          <table:table-cell office:value-type="float" office:value="41300" calcext:value-type="float">
            <text:p>41300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string" calcext:value-type="string">
            <text:p>ESS_R02_2004_GER_LU_140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Die meisten</text:p>
          </table:table-cell>
          <table:table-cell office:value-type="float" office:value="41301" calcext:value-type="float">
            <text:p>41301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string" calcext:value-type="string">
            <text:p>ESS_R02_2004_GER_LU_140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So etwas würde ich nie tun)</text:p>
          </table:table-cell>
          <table:table-cell office:value-type="float" office:value="41302" calcext:value-type="float">
            <text:p>41302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string" calcext:value-type="string">
            <text:p>ESS_R02_2004_GER_LU_140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Weiß nicht)</text:p>
          </table:table-cell>
          <table:table-cell office:value-type="float" office:value="41303" calcext:value-type="float">
            <text:p>41303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string" calcext:value-type="string">
            <text:p>ESS_R02_2004_GER_LU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nie</text:p>
          </table:table-cell>
          <table:table-cell office:value-type="float" office:value="41304" calcext:value-type="float">
            <text:p>41304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inmal</text:p>
          </table:table-cell>
          <table:table-cell office:value-type="float" office:value="41305" calcext:value-type="float">
            <text:p>41305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zweimal</text:p>
          </table:table-cell>
          <table:table-cell office:value-type="float" office:value="41306" calcext:value-type="float">
            <text:p>41306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3 oder 4 mal</text:p>
          </table:table-cell>
          <table:table-cell office:value-type="float" office:value="41307" calcext:value-type="float">
            <text:p>41307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mal oder öfter</text:p>
          </table:table-cell>
          <table:table-cell office:value-type="float" office:value="41308" calcext:value-type="float">
            <text:p>41308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habe keine Erfahrung damit)</text:p>
          </table:table-cell>
          <table:table-cell office:value-type="float" office:value="41309" calcext:value-type="float">
            <text:p>41309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Weiß nicht)</text:p>
          </table:table-cell>
          <table:table-cell office:value-type="float" office:value="41310" calcext:value-type="float">
            <text:p>41310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2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nie</text:p>
          </table:table-cell>
          <table:table-cell office:value-type="float" office:value="41304" calcext:value-type="float">
            <text:p>41304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2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inmal</text:p>
          </table:table-cell>
          <table:table-cell office:value-type="float" office:value="41305" calcext:value-type="float">
            <text:p>41305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2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zweimal</text:p>
          </table:table-cell>
          <table:table-cell office:value-type="float" office:value="41306" calcext:value-type="float">
            <text:p>41306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2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3 oder 4 mal</text:p>
          </table:table-cell>
          <table:table-cell office:value-type="float" office:value="41307" calcext:value-type="float">
            <text:p>41307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2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mal oder öfter</text:p>
          </table:table-cell>
          <table:table-cell office:value-type="float" office:value="41308" calcext:value-type="float">
            <text:p>41308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2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habe keine Erfahrung damit)</text:p>
          </table:table-cell>
          <table:table-cell office:value-type="float" office:value="41309" calcext:value-type="float">
            <text:p>41309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2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Weiß nicht)</text:p>
          </table:table-cell>
          <table:table-cell office:value-type="float" office:value="41310" calcext:value-type="float">
            <text:p>41310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nie</text:p>
          </table:table-cell>
          <table:table-cell office:value-type="float" office:value="41304" calcext:value-type="float">
            <text:p>41304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inmal</text:p>
          </table:table-cell>
          <table:table-cell office:value-type="float" office:value="41305" calcext:value-type="float">
            <text:p>41305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zweimal</text:p>
          </table:table-cell>
          <table:table-cell office:value-type="float" office:value="41306" calcext:value-type="float">
            <text:p>41306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3 oder 4 mal</text:p>
          </table:table-cell>
          <table:table-cell office:value-type="float" office:value="41307" calcext:value-type="float">
            <text:p>41307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mal oder öfter</text:p>
          </table:table-cell>
          <table:table-cell office:value-type="float" office:value="41308" calcext:value-type="float">
            <text:p>41308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habe keine Erfahrung damit)</text:p>
          </table:table-cell>
          <table:table-cell office:value-type="float" office:value="41309" calcext:value-type="float">
            <text:p>41309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Weiß nicht)</text:p>
          </table:table-cell>
          <table:table-cell office:value-type="float" office:value="41310" calcext:value-type="float">
            <text:p>41310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nie</text:p>
          </table:table-cell>
          <table:table-cell office:value-type="float" office:value="41304" calcext:value-type="float">
            <text:p>41304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inmal</text:p>
          </table:table-cell>
          <table:table-cell office:value-type="float" office:value="41305" calcext:value-type="float">
            <text:p>41305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zweimal</text:p>
          </table:table-cell>
          <table:table-cell office:value-type="float" office:value="41306" calcext:value-type="float">
            <text:p>41306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3 oder 4 mal</text:p>
          </table:table-cell>
          <table:table-cell office:value-type="float" office:value="41307" calcext:value-type="float">
            <text:p>41307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mal oder öfter</text:p>
          </table:table-cell>
          <table:table-cell office:value-type="float" office:value="41308" calcext:value-type="float">
            <text:p>41308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habe keine Erfahrung damit)</text:p>
          </table:table-cell>
          <table:table-cell office:value-type="float" office:value="41309" calcext:value-type="float">
            <text:p>41309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Weiß nicht)</text:p>
          </table:table-cell>
          <table:table-cell office:value-type="float" office:value="41310" calcext:value-type="float">
            <text:p>41310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ie</text:p>
          </table:table-cell>
          <table:table-cell office:value-type="float" office:value="41304" calcext:value-type="float">
            <text:p>41304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inmal</text:p>
          </table:table-cell>
          <table:table-cell office:value-type="float" office:value="41305" calcext:value-type="float">
            <text:p>41305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zweimal</text:p>
          </table:table-cell>
          <table:table-cell office:value-type="float" office:value="41306" calcext:value-type="float">
            <text:p>41306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3 oder 4 mal</text:p>
          </table:table-cell>
          <table:table-cell office:value-type="float" office:value="41307" calcext:value-type="float">
            <text:p>41307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mal oder öfter</text:p>
          </table:table-cell>
          <table:table-cell office:value-type="float" office:value="41308" calcext:value-type="float">
            <text:p>41308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habe keine Erfahrung damit)</text:p>
          </table:table-cell>
          <table:table-cell office:value-type="float" office:value="41309" calcext:value-type="float">
            <text:p>41309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Weiß nicht)</text:p>
          </table:table-cell>
          <table:table-cell office:value-type="float" office:value="41310" calcext:value-type="float">
            <text:p>41310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ie</text:p>
          </table:table-cell>
          <table:table-cell office:value-type="float" office:value="41304" calcext:value-type="float">
            <text:p>41304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inmal</text:p>
          </table:table-cell>
          <table:table-cell office:value-type="float" office:value="41305" calcext:value-type="float">
            <text:p>41305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zweimal</text:p>
          </table:table-cell>
          <table:table-cell office:value-type="float" office:value="41306" calcext:value-type="float">
            <text:p>41306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3 oder 4 mal</text:p>
          </table:table-cell>
          <table:table-cell office:value-type="float" office:value="41307" calcext:value-type="float">
            <text:p>41307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mal oder öfter</text:p>
          </table:table-cell>
          <table:table-cell office:value-type="float" office:value="41308" calcext:value-type="float">
            <text:p>41308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habe keine Erfahrung damit)</text:p>
          </table:table-cell>
          <table:table-cell office:value-type="float" office:value="41309" calcext:value-type="float">
            <text:p>41309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Weiß nicht)</text:p>
          </table:table-cell>
          <table:table-cell office:value-type="float" office:value="41310" calcext:value-type="float">
            <text:p>41310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7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nie</text:p>
          </table:table-cell>
          <table:table-cell office:value-type="float" office:value="41304" calcext:value-type="float">
            <text:p>41304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7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inmal</text:p>
          </table:table-cell>
          <table:table-cell office:value-type="float" office:value="41305" calcext:value-type="float">
            <text:p>41305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7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zweimal</text:p>
          </table:table-cell>
          <table:table-cell office:value-type="float" office:value="41306" calcext:value-type="float">
            <text:p>41306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7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3 oder 4 mal</text:p>
          </table:table-cell>
          <table:table-cell office:value-type="float" office:value="41307" calcext:value-type="float">
            <text:p>41307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7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mal oder öfter</text:p>
          </table:table-cell>
          <table:table-cell office:value-type="float" office:value="41308" calcext:value-type="float">
            <text:p>41308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7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(habe keine Erfahrung damit)</text:p>
          </table:table-cell>
          <table:table-cell office:value-type="float" office:value="41309" calcext:value-type="float">
            <text:p>41309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7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(Weiß nicht)</text:p>
          </table:table-cell>
          <table:table-cell office:value-type="float" office:value="41310" calcext:value-type="float">
            <text:p>41310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2_2004_GER_LU_14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15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Ehemann / Ehefrau / Partner/Partnerin</text:p>
          </table:table-cell>
          <table:table-cell office:value-type="float" office:value="41311" calcext:value-type="float">
            <text:p>41311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string" calcext:value-type="string">
            <text:p>ESS_R02_2004_GER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ohn/Tochter (einschl. Stief- oder adoptierte Kinder, Kinder des Partners/der Partnerin, Pflegekinder)</text:p>
          </table:table-cell>
          <table:table-cell office:value-type="float" office:value="41312" calcext:value-type="float">
            <text:p>41312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string" calcext:value-type="string">
            <text:p>ESS_R02_2004_GER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Eltern/Schwiegereltern, Vater/ Mutter des Partners/der Partnerin, Stiefvater/Stiefmutter</text:p>
          </table:table-cell>
          <table:table-cell office:value-type="float" office:value="41313" calcext:value-type="float">
            <text:p>41313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string" calcext:value-type="string">
            <text:p>ESS_R02_2004_GER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ruder/Schwester (einschl. Stief- oder adoptierte Geschwister, Pflegegeschwister)</text:p>
          </table:table-cell>
          <table:table-cell office:value-type="float" office:value="41314" calcext:value-type="float">
            <text:p>41314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string" calcext:value-type="string">
            <text:p>ESS_R02_2004_GER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ndere verwandte Person</text:p>
          </table:table-cell>
          <table:table-cell office:value-type="float" office:value="41315" calcext:value-type="float">
            <text:p>41315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string" calcext:value-type="string">
            <text:p>ESS_R02_2004_GER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ndere nichtverwandte Person</text:p>
          </table:table-cell>
          <table:table-cell office:value-type="float" office:value="41316" calcext:value-type="float">
            <text:p>41316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string" calcext:value-type="string">
            <text:p>ESS_R02_2004_GER_LU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Weiß nicht)</text:p>
          </table:table-cell>
          <table:table-cell office:value-type="float" office:value="41317" calcext:value-type="float">
            <text:p>41317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string" calcext:value-type="string">
            <text:p>ESS_R02_2004_GER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Luxemburg Stadt</text:p>
          </table:table-cell>
          <table:table-cell office:value-type="float" office:value="41318" calcext:value-type="float">
            <text:p>41318</text:p>
          </table:table-cell>
          <table:table-cell office:value-type="float" office:value="5075" calcext:value-type="float">
            <text:p>5075</text:p>
          </table:table-cell>
        </table:table-row>
        <table:table-row table:style-name="ro1">
          <table:table-cell office:value-type="string" calcext:value-type="string">
            <text:p>ESS_R02_2004_GER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ussenquartier oder Vorort von Luxembourg Stadt</text:p>
          </table:table-cell>
          <table:table-cell office:value-type="float" office:value="41319" calcext:value-type="float">
            <text:p>41319</text:p>
          </table:table-cell>
          <table:table-cell office:value-type="float" office:value="5075" calcext:value-type="float">
            <text:p>5075</text:p>
          </table:table-cell>
        </table:table-row>
        <table:table-row table:style-name="ro1">
          <table:table-cell office:value-type="string" calcext:value-type="string">
            <text:p>ESS_R02_2004_GER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Kleinstadt</text:p>
          </table:table-cell>
          <table:table-cell office:value-type="float" office:value="41320" calcext:value-type="float">
            <text:p>41320</text:p>
          </table:table-cell>
          <table:table-cell office:value-type="float" office:value="5075" calcext:value-type="float">
            <text:p>5075</text:p>
          </table:table-cell>
        </table:table-row>
        <table:table-row table:style-name="ro1">
          <table:table-cell office:value-type="string" calcext:value-type="string">
            <text:p>ESS_R02_2004_GER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Dorf</text:p>
          </table:table-cell>
          <table:table-cell office:value-type="float" office:value="41321" calcext:value-type="float">
            <text:p>41321</text:p>
          </table:table-cell>
          <table:table-cell office:value-type="float" office:value="5075" calcext:value-type="float">
            <text:p>5075</text:p>
          </table:table-cell>
        </table:table-row>
        <table:table-row table:style-name="ro1">
          <table:table-cell office:value-type="string" calcext:value-type="string">
            <text:p>ESS_R02_2004_GER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auernhof oder ein Haus auf dem Land</text:p>
          </table:table-cell>
          <table:table-cell office:value-type="float" office:value="41322" calcext:value-type="float">
            <text:p>41322</text:p>
          </table:table-cell>
          <table:table-cell office:value-type="float" office:value="5075" calcext:value-type="float">
            <text:p>5075</text:p>
          </table:table-cell>
        </table:table-row>
        <table:table-row table:style-name="ro1">
          <table:table-cell office:value-type="string" calcext:value-type="string">
            <text:p>ESS_R02_2004_GER_LU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(Weiß nicht)</text:p>
          </table:table-cell>
          <table:table-cell office:value-type="float" office:value="41323" calcext:value-type="float">
            <text:p>41323</text:p>
          </table:table-cell>
          <table:table-cell office:value-type="float" office:value="5075" calcext:value-type="float">
            <text:p>5075</text:p>
          </table:table-cell>
        </table:table-row>
        <table:table-row table:style-name="ro1">
          <table:table-cell office:value-type="string" calcext:value-type="string">
            <text:p>ESS_R02_2004_GER_LU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54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Kein Abschluß</text:p>
          </table:table-cell>
          <table:table-cell office:value-type="float" office:value="41324" calcext:value-type="float">
            <text:p>41324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ESS_R02_2004_GER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cole primaire</text:p>
          </table:table-cell>
          <table:table-cell office:value-type="float" office:value="41325" calcext:value-type="float">
            <text:p>41325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ESS_R02_2004_GER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Primaire supérieur</text:p>
          </table:table-cell>
          <table:table-cell office:value-type="float" office:value="41326" calcext:value-type="float">
            <text:p>41326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ESS_R02_2004_GER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nseignement complémentaire</text:p>
          </table:table-cell>
          <table:table-cell office:value-type="float" office:value="41327" calcext:value-type="float">
            <text:p>41327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ESS_R02_2004_GER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ertificat d'enseignement secondaire technique inférieur</text:p>
          </table:table-cell>
          <table:table-cell office:value-type="float" office:value="41328" calcext:value-type="float">
            <text:p>41328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ESS_R02_2004_GER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ertificat d'apprentissage</text:p>
          </table:table-cell>
          <table:table-cell office:value-type="float" office:value="41329" calcext:value-type="float">
            <text:p>41329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ESS_R02_2004_GER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ertificat de Capacité Manuelle: CCM</text:p>
          </table:table-cell>
          <table:table-cell office:value-type="float" office:value="41330" calcext:value-type="float">
            <text:p>41330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ESS_R02_2004_GER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ertificat d'Initiation Technique et Professionnelle: CITP</text:p>
          </table:table-cell>
          <table:table-cell office:value-type="float" office:value="41331" calcext:value-type="float">
            <text:p>41331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ESS_R02_2004_GER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ertificat d'Aptitude Technique et Professionnelle: CATP</text:p>
          </table:table-cell>
          <table:table-cell office:value-type="float" office:value="41332" calcext:value-type="float">
            <text:p>41332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ESS_R02_2004_GER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iplôme de technicien (jusque 13e dans le régime technicien)</text:p>
          </table:table-cell>
          <table:table-cell office:value-type="float" office:value="41333" calcext:value-type="float">
            <text:p>41333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ESS_R02_2004_GER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ac technique (jusque 13e ou 14e du régime technique)</text:p>
          </table:table-cell>
          <table:table-cell office:value-type="float" office:value="41334" calcext:value-type="float">
            <text:p>41334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ESS_R02_2004_GER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nseignement secondaire général inférieur</text:p>
          </table:table-cell>
          <table:table-cell office:value-type="float" office:value="41335" calcext:value-type="float">
            <text:p>41335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ESS_R02_2004_GER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iplôme de fin d'études secondaires</text:p>
          </table:table-cell>
          <table:table-cell office:value-type="float" office:value="41336" calcext:value-type="float">
            <text:p>41336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ESS_R02_2004_GER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revet de maîtrise artisanale</text:p>
          </table:table-cell>
          <table:table-cell office:value-type="float" office:value="41337" calcext:value-type="float">
            <text:p>41337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ESS_R02_2004_GER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nseignement supérieur - BAC +2</text:p>
          </table:table-cell>
          <table:table-cell office:value-type="float" office:value="41338" calcext:value-type="float">
            <text:p>41338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ESS_R02_2004_GER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nseignement supérieur - BAC +3</text:p>
          </table:table-cell>
          <table:table-cell office:value-type="float" office:value="41339" calcext:value-type="float">
            <text:p>41339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ESS_R02_2004_GER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nseignement supérieur - BAC +4</text:p>
          </table:table-cell>
          <table:table-cell office:value-type="float" office:value="41340" calcext:value-type="float">
            <text:p>41340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ESS_R02_2004_GER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nseignement supérieur - BAC +5 ou plus (mais sans l'obtention d'un doctorat)</text:p>
          </table:table-cell>
          <table:table-cell office:value-type="float" office:value="41341" calcext:value-type="float">
            <text:p>41341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ESS_R02_2004_GER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nderer</text:p>
          </table:table-cell>
          <table:table-cell office:value-type="float" office:value="41342" calcext:value-type="float">
            <text:p>41342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ESS_R02_2004_GER_LU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Weiß nicht)</text:p>
          </table:table-cell>
          <table:table-cell office:value-type="float" office:value="41343" calcext:value-type="float">
            <text:p>41343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ESS_R02_2004_GER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Allgemeine Qualifikation oder kein spezieller Bereich</text:p>
          </table:table-cell>
          <table:table-cell office:value-type="float" office:value="41344" calcext:value-type="float">
            <text:p>41344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ESS_R02_2004_GER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Kunst, Kunstgewerbe</text:p>
          </table:table-cell>
          <table:table-cell office:value-type="float" office:value="41345" calcext:value-type="float">
            <text:p>41345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ESS_R02_2004_GER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Geisteswissenschaften - Sprachen, klassische Philologie, Geschichte, Theologie, etc</text:p>
          </table:table-cell>
          <table:table-cell office:value-type="float" office:value="41346" calcext:value-type="float">
            <text:p>41346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ESS_R02_2004_GER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echnik, Maschinenbau, Architektur, Stadtplanung, Industrie, Handwerk, Baugewerbe,etc.</text:p>
          </table:table-cell>
          <table:table-cell office:value-type="float" office:value="41347" calcext:value-type="float">
            <text:p>41347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ESS_R02_2004_GER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Landwirtschaft, Forstwirtschaft</text:p>
          </table:table-cell>
          <table:table-cell office:value-type="float" office:value="41348" calcext:value-type="float">
            <text:p>41348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ESS_R02_2004_GER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Lehrerausbildung und Bildungswesen</text:p>
          </table:table-cell>
          <table:table-cell office:value-type="float" office:value="41349" calcext:value-type="float">
            <text:p>41349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ESS_R02_2004_GER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Wissenschaft, Mathematik, Informatik, etc</text:p>
          </table:table-cell>
          <table:table-cell office:value-type="float" office:value="41350" calcext:value-type="float">
            <text:p>41350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ESS_R02_2004_GER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Medizin, Gesundheitswesen, etc.</text:p>
          </table:table-cell>
          <table:table-cell office:value-type="float" office:value="41351" calcext:value-type="float">
            <text:p>41351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ESS_R02_2004_GER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Wirtschaft, Handel, Management, Rechnungswesen, etc.</text:p>
          </table:table-cell>
          <table:table-cell office:value-type="float" office:value="41352" calcext:value-type="float">
            <text:p>41352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ESS_R02_2004_GER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Sozial- und Verhaltenswissenschaften, öffentliche Verwaltung, Medien, Kultur, Sport- und Freizeitwissenschaften, etc.</text:p>
          </table:table-cell>
          <table:table-cell office:value-type="float" office:value="41353" calcext:value-type="float">
            <text:p>41353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ESS_R02_2004_GER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Justizwesen</text:p>
          </table:table-cell>
          <table:table-cell office:value-type="float" office:value="41354" calcext:value-type="float">
            <text:p>41354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ESS_R02_2004_GER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Dienstleistungswesen – Lebensmittelhandel, Hauswirtschaft, Friseurgewerbe, etc.</text:p>
          </table:table-cell>
          <table:table-cell office:value-type="float" office:value="41355" calcext:value-type="float">
            <text:p>41355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ESS_R02_2004_GER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Öffentliche Ordnung und Sicherheit – Polizei, Armee, Feuerwehr, etc.</text:p>
          </table:table-cell>
          <table:table-cell office:value-type="float" office:value="41356" calcext:value-type="float">
            <text:p>41356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ESS_R02_2004_GER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ransportwesen und Telekommunikation</text:p>
          </table:table-cell>
          <table:table-cell office:value-type="float" office:value="41357" calcext:value-type="float">
            <text:p>41357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ESS_R02_2004_GER_LU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(Weiß nicht)</text:p>
          </table:table-cell>
          <table:table-cell office:value-type="float" office:value="41358" calcext:value-type="float">
            <text:p>41358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ESS_R02_2004_GER_LU_15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bezahlte Tätigkeit (auch bei vorübergehender Abwesenheit) (Abhängig Beschäftigter, Selbständiger, mithelfender Familienangehöriger)</text:p>
          </table:table-cell>
          <table:table-cell office:value-type="float" office:value="41359" calcext:value-type="float">
            <text:p>41359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Schule/Ausbildung (nicht vom Arbeitgeber bezahlt; auch während der Ferien oder im Urlaub)</text:p>
          </table:table-cell>
          <table:table-cell office:value-type="float" office:value="41360" calcext:value-type="float">
            <text:p>41360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arbeitslos und auf aktiver Suche nach einem Arbeitsplatz</text:p>
          </table:table-cell>
          <table:table-cell office:value-type="float" office:value="41361" calcext:value-type="float">
            <text:p>41361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arbeitslos, Wunsch nach einem Arbeitsplatz, aber keine aktive Suche</text:p>
          </table:table-cell>
          <table:table-cell office:value-type="float" office:value="41362" calcext:value-type="float">
            <text:p>41362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41363" calcext:value-type="float">
            <text:p>41363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m Vorruhestand/Ruhestand/ Frührente/Rente</text:p>
          </table:table-cell>
          <table:table-cell office:value-type="float" office:value="41364" calcext:value-type="float">
            <text:p>41364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Wehr- oder Zivildienst</text:p>
          </table:table-cell>
          <table:table-cell office:value-type="float" office:value="41365" calcext:value-type="float">
            <text:p>41365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Hausarbeit, Betreuung von Kindern oder anderen Personen</text:p>
          </table:table-cell>
          <table:table-cell office:value-type="float" office:value="41366" calcext:value-type="float">
            <text:p>41366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Sonstiges)</text:p>
          </table:table-cell>
          <table:table-cell office:value-type="float" office:value="41367" calcext:value-type="float">
            <text:p>41367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Weiß nicht)</text:p>
          </table:table-cell>
          <table:table-cell office:value-type="float" office:value="41368" calcext:value-type="float">
            <text:p>41368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bezahlte Tätigkeit (auch bei vorübergehender Abwesenheit) (Abhängig Beschäftigter, Selbständiger, mithelfender Familienangehöriger)</text:p>
          </table:table-cell>
          <table:table-cell office:value-type="float" office:value="41359" calcext:value-type="float">
            <text:p>41359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Schule/Ausbildung (nicht vom Arbeitgeber bezahlt; auch während der Ferien oder im Urlaub)</text:p>
          </table:table-cell>
          <table:table-cell office:value-type="float" office:value="41360" calcext:value-type="float">
            <text:p>41360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arbeitslos und auf aktiver Suche nach einem Arbeitsplatz</text:p>
          </table:table-cell>
          <table:table-cell office:value-type="float" office:value="41361" calcext:value-type="float">
            <text:p>41361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arbeitslos, Wunsch nach einem Arbeitsplatz, aber keine aktive Suche</text:p>
          </table:table-cell>
          <table:table-cell office:value-type="float" office:value="41362" calcext:value-type="float">
            <text:p>41362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41363" calcext:value-type="float">
            <text:p>41363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im Vorruhestand/Ruhestand/ Frührente/Rente</text:p>
          </table:table-cell>
          <table:table-cell office:value-type="float" office:value="41364" calcext:value-type="float">
            <text:p>41364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Wehr- oder Zivildienst</text:p>
          </table:table-cell>
          <table:table-cell office:value-type="float" office:value="41365" calcext:value-type="float">
            <text:p>41365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Hausarbeit, Betreuung von Kindern oder anderen Personen</text:p>
          </table:table-cell>
          <table:table-cell office:value-type="float" office:value="41366" calcext:value-type="float">
            <text:p>41366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(Sonstiges)</text:p>
          </table:table-cell>
          <table:table-cell office:value-type="float" office:value="41367" calcext:value-type="float">
            <text:p>41367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(Weiß nicht)</text:p>
          </table:table-cell>
          <table:table-cell office:value-type="float" office:value="41368" calcext:value-type="float">
            <text:p>41368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6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abhängig beschäftigt</text:p>
          </table:table-cell>
          <table:table-cell office:value-type="float" office:value="37491" calcext:value-type="float">
            <text:p>37491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ESS_R02_2004_GER_LU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selbständig</text:p>
          </table:table-cell>
          <table:table-cell office:value-type="float" office:value="37492" calcext:value-type="float">
            <text:p>37492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ESS_R02_2004_GER_LU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mithelfender Familienangehöriger</text:p>
          </table:table-cell>
          <table:table-cell office:value-type="float" office:value="37493" calcext:value-type="float">
            <text:p>37493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ESS_R02_2004_GER_LU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(Weiß nicht)</text:p>
          </table:table-cell>
          <table:table-cell office:value-type="float" office:value="37494" calcext:value-type="float">
            <text:p>37494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ESS_R02_2004_GER_LU_164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zeitlich unbefristet</text:p>
          </table:table-cell>
          <table:table-cell office:value-type="float" office:value="41369" calcext:value-type="float">
            <text:p>41369</text:p>
          </table:table-cell>
          <table:table-cell office:value-type="float" office:value="5079" calcext:value-type="float">
            <text:p>5079</text:p>
          </table:table-cell>
        </table:table-row>
        <table:table-row table:style-name="ro1">
          <table:table-cell office:value-type="string" calcext:value-type="string">
            <text:p>ESS_R02_2004_GER_LU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zeitlich befristet</text:p>
          </table:table-cell>
          <table:table-cell office:value-type="float" office:value="41370" calcext:value-type="float">
            <text:p>41370</text:p>
          </table:table-cell>
          <table:table-cell office:value-type="float" office:value="5079" calcext:value-type="float">
            <text:p>5079</text:p>
          </table:table-cell>
        </table:table-row>
        <table:table-row table:style-name="ro1">
          <table:table-cell office:value-type="string" calcext:value-type="string">
            <text:p>ESS_R02_2004_GER_LU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oder hatten Sie keinen Arbeitsvertrag</text:p>
          </table:table-cell>
          <table:table-cell office:value-type="float" office:value="41371" calcext:value-type="float">
            <text:p>41371</text:p>
          </table:table-cell>
          <table:table-cell office:value-type="float" office:value="5079" calcext:value-type="float">
            <text:p>5079</text:p>
          </table:table-cell>
        </table:table-row>
        <table:table-row table:style-name="ro1">
          <table:table-cell office:value-type="string" calcext:value-type="string">
            <text:p>ESS_R02_2004_GER_LU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Weiß nicht)</text:p>
          </table:table-cell>
          <table:table-cell office:value-type="float" office:value="41372" calcext:value-type="float">
            <text:p>41372</text:p>
          </table:table-cell>
          <table:table-cell office:value-type="float" office:value="5079" calcext:value-type="float">
            <text:p>5079</text:p>
          </table:table-cell>
        </table:table-row>
        <table:table-row table:style-name="ro1">
          <table:table-cell office:value-type="string" calcext:value-type="string">
            <text:p>ESS_R02_2004_GER_LU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weniger als 10</text:p>
          </table:table-cell>
          <table:table-cell office:value-type="float" office:value="34658" calcext:value-type="float">
            <text:p>34658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 office:value-type="string" calcext:value-type="string">
            <text:p>ESS_R02_2004_GER_LU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10 bis 24</text:p>
          </table:table-cell>
          <table:table-cell office:value-type="float" office:value="34659" calcext:value-type="float">
            <text:p>34659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 office:value-type="string" calcext:value-type="string">
            <text:p>ESS_R02_2004_GER_LU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25 bis 99</text:p>
          </table:table-cell>
          <table:table-cell office:value-type="float" office:value="34660" calcext:value-type="float">
            <text:p>34660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 office:value-type="string" calcext:value-type="string">
            <text:p>ESS_R02_2004_GER_LU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100 bis 499</text:p>
          </table:table-cell>
          <table:table-cell office:value-type="float" office:value="34661" calcext:value-type="float">
            <text:p>34661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 office:value-type="string" calcext:value-type="string">
            <text:p>ESS_R02_2004_GER_LU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oder 500 und mehr</text:p>
          </table:table-cell>
          <table:table-cell office:value-type="float" office:value="34662" calcext:value-type="float">
            <text:p>34662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 office:value-type="string" calcext:value-type="string">
            <text:p>ESS_R02_2004_GER_LU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Weiß nicht)</text:p>
          </table:table-cell>
          <table:table-cell office:value-type="float" office:value="34663" calcext:value-type="float">
            <text:p>34663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 office:value-type="string" calcext:value-type="string">
            <text:p>ESS_R02_2004_GER_LU_1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6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Kann/Konnte ich nicht beeinflussen</text:p>
          </table:table-cell>
          <table:table-cell office:value-type="float" office:value="41373" calcext:value-type="float">
            <text:p>41373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69</text:p>
          </table:table-cell>
          <table:table-cell office:value-type="string" calcext:value-type="string">
            <text:p>F18</text:p>
          </table:table-cell>
          <table:table-cell office:value-type="float" office:value="1" calcext:value-type="float">
            <text:p>1</text:p>
          </table:table-cell>
          <table:table-cell office:value-type="float" office:value="41374" calcext:value-type="float">
            <text:p>41374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69</text:p>
          </table:table-cell>
          <table:table-cell office:value-type="string" calcext:value-type="string">
            <text:p>F18</text:p>
          </table:table-cell>
          <table:table-cell office:value-type="float" office:value="2" calcext:value-type="float">
            <text:p>2</text:p>
          </table:table-cell>
          <table:table-cell office:value-type="float" office:value="41375" calcext:value-type="float">
            <text:p>41375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69</text:p>
          </table:table-cell>
          <table:table-cell office:value-type="string" calcext:value-type="string">
            <text:p>F18</text:p>
          </table:table-cell>
          <table:table-cell office:value-type="float" office:value="3" calcext:value-type="float">
            <text:p>3</text:p>
          </table:table-cell>
          <table:table-cell office:value-type="float" office:value="41376" calcext:value-type="float">
            <text:p>41376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69</text:p>
          </table:table-cell>
          <table:table-cell office:value-type="string" calcext:value-type="string">
            <text:p>F18</text:p>
          </table:table-cell>
          <table:table-cell office:value-type="float" office:value="4" calcext:value-type="float">
            <text:p>4</text:p>
          </table:table-cell>
          <table:table-cell office:value-type="float" office:value="41377" calcext:value-type="float">
            <text:p>41377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69</text:p>
          </table:table-cell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41378" calcext:value-type="float">
            <text:p>41378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69</text:p>
          </table:table-cell>
          <table:table-cell office:value-type="string" calcext:value-type="string">
            <text:p>F18</text:p>
          </table:table-cell>
          <table:table-cell office:value-type="float" office:value="6" calcext:value-type="float">
            <text:p>6</text:p>
          </table:table-cell>
          <table:table-cell office:value-type="float" office:value="41379" calcext:value-type="float">
            <text:p>41379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69</text:p>
          </table:table-cell>
          <table:table-cell office:value-type="string" calcext:value-type="string">
            <text:p>F18</text:p>
          </table:table-cell>
          <table:table-cell office:value-type="float" office:value="7" calcext:value-type="float">
            <text:p>7</text:p>
          </table:table-cell>
          <table:table-cell office:value-type="float" office:value="41380" calcext:value-type="float">
            <text:p>41380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69</text:p>
          </table:table-cell>
          <table:table-cell office:value-type="string" calcext:value-type="string">
            <text:p>F18</text:p>
          </table:table-cell>
          <table:table-cell office:value-type="float" office:value="8" calcext:value-type="float">
            <text:p>8</text:p>
          </table:table-cell>
          <table:table-cell office:value-type="float" office:value="41381" calcext:value-type="float">
            <text:p>41381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69</text:p>
          </table:table-cell>
          <table:table-cell office:value-type="string" calcext:value-type="string">
            <text:p>F18</text:p>
          </table:table-cell>
          <table:table-cell office:value-type="float" office:value="9" calcext:value-type="float">
            <text:p>9</text:p>
          </table:table-cell>
          <table:table-cell office:value-type="float" office:value="41382" calcext:value-type="float">
            <text:p>41382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Kann/Konnte ich völlig eigenständig bestimmen</text:p>
          </table:table-cell>
          <table:table-cell office:value-type="float" office:value="41383" calcext:value-type="float">
            <text:p>41383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Weiß nicht)</text:p>
          </table:table-cell>
          <table:table-cell office:value-type="float" office:value="41384" calcext:value-type="float">
            <text:p>41384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Kann/Konnte ich nicht beeinflussen</text:p>
          </table:table-cell>
          <table:table-cell office:value-type="float" office:value="41373" calcext:value-type="float">
            <text:p>41373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0</text:p>
          </table:table-cell>
          <table:table-cell office:value-type="string" calcext:value-type="string">
            <text:p>F19</text:p>
          </table:table-cell>
          <table:table-cell office:value-type="float" office:value="1" calcext:value-type="float">
            <text:p>1</text:p>
          </table:table-cell>
          <table:table-cell office:value-type="float" office:value="41374" calcext:value-type="float">
            <text:p>41374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0</text:p>
          </table:table-cell>
          <table:table-cell office:value-type="string" calcext:value-type="string">
            <text:p>F19</text:p>
          </table:table-cell>
          <table:table-cell office:value-type="float" office:value="2" calcext:value-type="float">
            <text:p>2</text:p>
          </table:table-cell>
          <table:table-cell office:value-type="float" office:value="41375" calcext:value-type="float">
            <text:p>41375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0</text:p>
          </table:table-cell>
          <table:table-cell office:value-type="string" calcext:value-type="string">
            <text:p>F19</text:p>
          </table:table-cell>
          <table:table-cell office:value-type="float" office:value="3" calcext:value-type="float">
            <text:p>3</text:p>
          </table:table-cell>
          <table:table-cell office:value-type="float" office:value="41376" calcext:value-type="float">
            <text:p>41376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0</text:p>
          </table:table-cell>
          <table:table-cell office:value-type="string" calcext:value-type="string">
            <text:p>F19</text:p>
          </table:table-cell>
          <table:table-cell office:value-type="float" office:value="4" calcext:value-type="float">
            <text:p>4</text:p>
          </table:table-cell>
          <table:table-cell office:value-type="float" office:value="41377" calcext:value-type="float">
            <text:p>41377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0</text:p>
          </table:table-cell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41378" calcext:value-type="float">
            <text:p>41378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0</text:p>
          </table:table-cell>
          <table:table-cell office:value-type="string" calcext:value-type="string">
            <text:p>F19</text:p>
          </table:table-cell>
          <table:table-cell office:value-type="float" office:value="6" calcext:value-type="float">
            <text:p>6</text:p>
          </table:table-cell>
          <table:table-cell office:value-type="float" office:value="41379" calcext:value-type="float">
            <text:p>41379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0</text:p>
          </table:table-cell>
          <table:table-cell office:value-type="string" calcext:value-type="string">
            <text:p>F19</text:p>
          </table:table-cell>
          <table:table-cell office:value-type="float" office:value="7" calcext:value-type="float">
            <text:p>7</text:p>
          </table:table-cell>
          <table:table-cell office:value-type="float" office:value="41380" calcext:value-type="float">
            <text:p>41380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0</text:p>
          </table:table-cell>
          <table:table-cell office:value-type="string" calcext:value-type="string">
            <text:p>F19</text:p>
          </table:table-cell>
          <table:table-cell office:value-type="float" office:value="8" calcext:value-type="float">
            <text:p>8</text:p>
          </table:table-cell>
          <table:table-cell office:value-type="float" office:value="41381" calcext:value-type="float">
            <text:p>41381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0</text:p>
          </table:table-cell>
          <table:table-cell office:value-type="string" calcext:value-type="string">
            <text:p>F19</text:p>
          </table:table-cell>
          <table:table-cell office:value-type="float" office:value="9" calcext:value-type="float">
            <text:p>9</text:p>
          </table:table-cell>
          <table:table-cell office:value-type="float" office:value="41382" calcext:value-type="float">
            <text:p>41382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Kann/Konnte ich völlig eigenständig bestimmen</text:p>
          </table:table-cell>
          <table:table-cell office:value-type="float" office:value="41383" calcext:value-type="float">
            <text:p>41383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Weiß nicht)</text:p>
          </table:table-cell>
          <table:table-cell office:value-type="float" office:value="41384" calcext:value-type="float">
            <text:p>41384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1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Kann/Konnte ich nicht beeinflussen</text:p>
          </table:table-cell>
          <table:table-cell office:value-type="float" office:value="41373" calcext:value-type="float">
            <text:p>41373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1</text:p>
          </table:table-cell>
          <table:table-cell office:value-type="string" calcext:value-type="string">
            <text:p>F19a</text:p>
          </table:table-cell>
          <table:table-cell office:value-type="float" office:value="1" calcext:value-type="float">
            <text:p>1</text:p>
          </table:table-cell>
          <table:table-cell office:value-type="float" office:value="41374" calcext:value-type="float">
            <text:p>41374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1</text:p>
          </table:table-cell>
          <table:table-cell office:value-type="string" calcext:value-type="string">
            <text:p>F19a</text:p>
          </table:table-cell>
          <table:table-cell office:value-type="float" office:value="2" calcext:value-type="float">
            <text:p>2</text:p>
          </table:table-cell>
          <table:table-cell office:value-type="float" office:value="41375" calcext:value-type="float">
            <text:p>41375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1</text:p>
          </table:table-cell>
          <table:table-cell office:value-type="string" calcext:value-type="string">
            <text:p>F19a</text:p>
          </table:table-cell>
          <table:table-cell office:value-type="float" office:value="3" calcext:value-type="float">
            <text:p>3</text:p>
          </table:table-cell>
          <table:table-cell office:value-type="float" office:value="41376" calcext:value-type="float">
            <text:p>41376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1</text:p>
          </table:table-cell>
          <table:table-cell office:value-type="string" calcext:value-type="string">
            <text:p>F19a</text:p>
          </table:table-cell>
          <table:table-cell office:value-type="float" office:value="4" calcext:value-type="float">
            <text:p>4</text:p>
          </table:table-cell>
          <table:table-cell office:value-type="float" office:value="41377" calcext:value-type="float">
            <text:p>41377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1</text:p>
          </table:table-cell>
          <table:table-cell office:value-type="string" calcext:value-type="string">
            <text:p>F19a</text:p>
          </table:table-cell>
          <table:table-cell office:value-type="float" office:value="5" calcext:value-type="float">
            <text:p>5</text:p>
          </table:table-cell>
          <table:table-cell office:value-type="float" office:value="41378" calcext:value-type="float">
            <text:p>41378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1</text:p>
          </table:table-cell>
          <table:table-cell office:value-type="string" calcext:value-type="string">
            <text:p>F19a</text:p>
          </table:table-cell>
          <table:table-cell office:value-type="float" office:value="6" calcext:value-type="float">
            <text:p>6</text:p>
          </table:table-cell>
          <table:table-cell office:value-type="float" office:value="41379" calcext:value-type="float">
            <text:p>41379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1</text:p>
          </table:table-cell>
          <table:table-cell office:value-type="string" calcext:value-type="string">
            <text:p>F19a</text:p>
          </table:table-cell>
          <table:table-cell office:value-type="float" office:value="7" calcext:value-type="float">
            <text:p>7</text:p>
          </table:table-cell>
          <table:table-cell office:value-type="float" office:value="41380" calcext:value-type="float">
            <text:p>41380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1</text:p>
          </table:table-cell>
          <table:table-cell office:value-type="string" calcext:value-type="string">
            <text:p>F19a</text:p>
          </table:table-cell>
          <table:table-cell office:value-type="float" office:value="8" calcext:value-type="float">
            <text:p>8</text:p>
          </table:table-cell>
          <table:table-cell office:value-type="float" office:value="41381" calcext:value-type="float">
            <text:p>41381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1</text:p>
          </table:table-cell>
          <table:table-cell office:value-type="string" calcext:value-type="string">
            <text:p>F19a</text:p>
          </table:table-cell>
          <table:table-cell office:value-type="float" office:value="9" calcext:value-type="float">
            <text:p>9</text:p>
          </table:table-cell>
          <table:table-cell office:value-type="float" office:value="41382" calcext:value-type="float">
            <text:p>41382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1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Kann/Konnte ich völlig eigenständig bestimmen</text:p>
          </table:table-cell>
          <table:table-cell office:value-type="float" office:value="41383" calcext:value-type="float">
            <text:p>41383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1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(Weiß nicht)</text:p>
          </table:table-cell>
          <table:table-cell office:value-type="float" office:value="41384" calcext:value-type="float">
            <text:p>41384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2_2004_GER_LU_172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173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174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175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176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177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Ja, gegenwärtig</text:p>
          </table:table-cell>
          <table:table-cell office:value-type="float" office:value="37509" calcext:value-type="float">
            <text:p>37509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string" calcext:value-type="string">
            <text:p>ESS_R02_2004_GER_LU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Ja, früher</text:p>
          </table:table-cell>
          <table:table-cell office:value-type="float" office:value="37510" calcext:value-type="float">
            <text:p>37510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string" calcext:value-type="string">
            <text:p>ESS_R02_2004_GER_LU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Nein</text:p>
          </table:table-cell>
          <table:table-cell office:value-type="float" office:value="37511" calcext:value-type="float">
            <text:p>37511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string" calcext:value-type="string">
            <text:p>ESS_R02_2004_GER_LU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Weiß nicht)</text:p>
          </table:table-cell>
          <table:table-cell office:value-type="float" office:value="37512" calcext:value-type="float">
            <text:p>37512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string" calcext:value-type="string">
            <text:p>ESS_R02_2004_GER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Löhne oder Gehälter</text:p>
          </table:table-cell>
          <table:table-cell office:value-type="float" office:value="41385" calcext:value-type="float">
            <text:p>41385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ESS_R02_2004_GER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Einkommen aus selbständiger oder freiberuflicher Tätigkeit ausser Landwirtschaft</text:p>
          </table:table-cell>
          <table:table-cell office:value-type="float" office:value="41386" calcext:value-type="float">
            <text:p>41386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ESS_R02_2004_GER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Einkommen aus Landwirtschaft</text:p>
          </table:table-cell>
          <table:table-cell office:value-type="float" office:value="41387" calcext:value-type="float">
            <text:p>41387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ESS_R02_2004_GER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Renten oder Pensionen</text:p>
          </table:table-cell>
          <table:table-cell office:value-type="float" office:value="41388" calcext:value-type="float">
            <text:p>41388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ESS_R02_2004_GER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rbeitslosengeld/-hilfe oder Abfindungen</text:p>
          </table:table-cell>
          <table:table-cell office:value-type="float" office:value="41389" calcext:value-type="float">
            <text:p>41389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ESS_R02_2004_GER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ndere Sozialleistungen (Sozialhilfe, Bafög usw.) oder Stipendien</text:p>
          </table:table-cell>
          <table:table-cell office:value-type="float" office:value="41390" calcext:value-type="float">
            <text:p>41390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ESS_R02_2004_GER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Einkommen aus Vermögensanlagen, Ersparnissen, Versicherungen oder Grundbesitz</text:p>
          </table:table-cell>
          <table:table-cell office:value-type="float" office:value="41391" calcext:value-type="float">
            <text:p>41391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ESS_R02_2004_GER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Einkommen aus anderen Quellen</text:p>
          </table:table-cell>
          <table:table-cell office:value-type="float" office:value="41392" calcext:value-type="float">
            <text:p>41392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ESS_R02_2004_GER_LU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Weiß nicht)</text:p>
          </table:table-cell>
          <table:table-cell office:value-type="float" office:value="41393" calcext:value-type="float">
            <text:p>41393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ESS_R02_2004_GER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J Bis 149 €</text:p>
          </table:table-cell>
          <table:table-cell office:value-type="float" office:value="41394" calcext:value-type="float">
            <text:p>41394</text:p>
          </table:table-cell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string" calcext:value-type="string">
            <text:p>ESS_R02_2004_GER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R zwischen 150 € und 299 €</text:p>
          </table:table-cell>
          <table:table-cell office:value-type="float" office:value="41395" calcext:value-type="float">
            <text:p>41395</text:p>
          </table:table-cell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string" calcext:value-type="string">
            <text:p>ESS_R02_2004_GER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 zwischen 300 € und 499 €</text:p>
          </table:table-cell>
          <table:table-cell office:value-type="float" office:value="41396" calcext:value-type="float">
            <text:p>41396</text:p>
          </table:table-cell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string" calcext:value-type="string">
            <text:p>ESS_R02_2004_GER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M zwischen 500 € und 999 €</text:p>
          </table:table-cell>
          <table:table-cell office:value-type="float" office:value="41397" calcext:value-type="float">
            <text:p>41397</text:p>
          </table:table-cell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string" calcext:value-type="string">
            <text:p>ESS_R02_2004_GER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F zwischen 1000 € und 1499 €</text:p>
          </table:table-cell>
          <table:table-cell office:value-type="float" office:value="41398" calcext:value-type="float">
            <text:p>41398</text:p>
          </table:table-cell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string" calcext:value-type="string">
            <text:p>ESS_R02_2004_GER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S zwischen 1500 € und 1999 €</text:p>
          </table:table-cell>
          <table:table-cell office:value-type="float" office:value="41399" calcext:value-type="float">
            <text:p>41399</text:p>
          </table:table-cell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string" calcext:value-type="string">
            <text:p>ESS_R02_2004_GER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K zwischen 2000 € und 2499 €</text:p>
          </table:table-cell>
          <table:table-cell office:value-type="float" office:value="41400" calcext:value-type="float">
            <text:p>41400</text:p>
          </table:table-cell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string" calcext:value-type="string">
            <text:p>ESS_R02_2004_GER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P zwischen 2500 € und 2999 €</text:p>
          </table:table-cell>
          <table:table-cell office:value-type="float" office:value="41401" calcext:value-type="float">
            <text:p>41401</text:p>
          </table:table-cell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string" calcext:value-type="string">
            <text:p>ESS_R02_2004_GER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D zwischen 3000 € und 4999 €</text:p>
          </table:table-cell>
          <table:table-cell office:value-type="float" office:value="41402" calcext:value-type="float">
            <text:p>41402</text:p>
          </table:table-cell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string" calcext:value-type="string">
            <text:p>ESS_R02_2004_GER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H zwischen 5000 € und 7499 €</text:p>
          </table:table-cell>
          <table:table-cell office:value-type="float" office:value="41403" calcext:value-type="float">
            <text:p>41403</text:p>
          </table:table-cell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string" calcext:value-type="string">
            <text:p>ESS_R02_2004_GER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 zwischen 7500 € und 9999 €</text:p>
          </table:table-cell>
          <table:table-cell office:value-type="float" office:value="41404" calcext:value-type="float">
            <text:p>41404</text:p>
          </table:table-cell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string" calcext:value-type="string">
            <text:p>ESS_R02_2004_GER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N 10000 € oder mehr</text:p>
          </table:table-cell>
          <table:table-cell office:value-type="float" office:value="41405" calcext:value-type="float">
            <text:p>41405</text:p>
          </table:table-cell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string" calcext:value-type="string">
            <text:p>ESS_R02_2004_GER_LU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(Weiß nicht)</text:p>
          </table:table-cell>
          <table:table-cell office:value-type="float" office:value="41406" calcext:value-type="float">
            <text:p>41406</text:p>
          </table:table-cell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string" calcext:value-type="string">
            <text:p>ESS_R02_2004_GER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J Bis 1799 €</text:p>
          </table:table-cell>
          <table:table-cell office:value-type="float" office:value="41407" calcext:value-type="float">
            <text:p>41407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string" calcext:value-type="string">
            <text:p>ESS_R02_2004_GER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R zwischen 1800 € und 3599 €</text:p>
          </table:table-cell>
          <table:table-cell office:value-type="float" office:value="41408" calcext:value-type="float">
            <text:p>41408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string" calcext:value-type="string">
            <text:p>ESS_R02_2004_GER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 zwischen 3600 € und 5999 €</text:p>
          </table:table-cell>
          <table:table-cell office:value-type="float" office:value="41409" calcext:value-type="float">
            <text:p>41409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string" calcext:value-type="string">
            <text:p>ESS_R02_2004_GER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M zwischen 6000 € und 11999 €</text:p>
          </table:table-cell>
          <table:table-cell office:value-type="float" office:value="41410" calcext:value-type="float">
            <text:p>41410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string" calcext:value-type="string">
            <text:p>ESS_R02_2004_GER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F Zwischen 12000 € und 17999 €</text:p>
          </table:table-cell>
          <table:table-cell office:value-type="float" office:value="41411" calcext:value-type="float">
            <text:p>41411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string" calcext:value-type="string">
            <text:p>ESS_R02_2004_GER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S Zwischen 18000 € und 23999 €</text:p>
          </table:table-cell>
          <table:table-cell office:value-type="float" office:value="41412" calcext:value-type="float">
            <text:p>41412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string" calcext:value-type="string">
            <text:p>ESS_R02_2004_GER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K Zwischen 24000 € und 29999 €</text:p>
          </table:table-cell>
          <table:table-cell office:value-type="float" office:value="41413" calcext:value-type="float">
            <text:p>41413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string" calcext:value-type="string">
            <text:p>ESS_R02_2004_GER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P Zwischen 30000 € und 35999 €</text:p>
          </table:table-cell>
          <table:table-cell office:value-type="float" office:value="41414" calcext:value-type="float">
            <text:p>41414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string" calcext:value-type="string">
            <text:p>ESS_R02_2004_GER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D Zwischen 36000 € und 59999 €</text:p>
          </table:table-cell>
          <table:table-cell office:value-type="float" office:value="41415" calcext:value-type="float">
            <text:p>41415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string" calcext:value-type="string">
            <text:p>ESS_R02_2004_GER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H Zwischen 60000 € und 89999 €</text:p>
          </table:table-cell>
          <table:table-cell office:value-type="float" office:value="41416" calcext:value-type="float">
            <text:p>41416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string" calcext:value-type="string">
            <text:p>ESS_R02_2004_GER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 Zwischen 90000 € und 119999 €</text:p>
          </table:table-cell>
          <table:table-cell office:value-type="float" office:value="41417" calcext:value-type="float">
            <text:p>41417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string" calcext:value-type="string">
            <text:p>ESS_R02_2004_GER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N 120000 € oder mehr</text:p>
          </table:table-cell>
          <table:table-cell office:value-type="float" office:value="41418" calcext:value-type="float">
            <text:p>41418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string" calcext:value-type="string">
            <text:p>ESS_R02_2004_GER_LU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(Weiß nicht)</text:p>
          </table:table-cell>
          <table:table-cell office:value-type="float" office:value="41419" calcext:value-type="float">
            <text:p>41419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string" calcext:value-type="string">
            <text:p>ESS_R02_2004_GER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Nichts</text:p>
          </table:table-cell>
          <table:table-cell office:value-type="float" office:value="41420" calcext:value-type="float">
            <text:p>41420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2_2004_GER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Sehr wenig</text:p>
          </table:table-cell>
          <table:table-cell office:value-type="float" office:value="41421" calcext:value-type="float">
            <text:p>41421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2_2004_GER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Weniger als die Hälfte</text:p>
          </table:table-cell>
          <table:table-cell office:value-type="float" office:value="41422" calcext:value-type="float">
            <text:p>41422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2_2004_GER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Etwa die Hälfte</text:p>
          </table:table-cell>
          <table:table-cell office:value-type="float" office:value="41423" calcext:value-type="float">
            <text:p>41423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2_2004_GER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Mehr als die Hälfte</text:p>
          </table:table-cell>
          <table:table-cell office:value-type="float" office:value="41424" calcext:value-type="float">
            <text:p>41424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2_2004_GER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Sehr viel</text:p>
          </table:table-cell>
          <table:table-cell office:value-type="float" office:value="41425" calcext:value-type="float">
            <text:p>41425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2_2004_GER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lles</text:p>
          </table:table-cell>
          <table:table-cell office:value-type="float" office:value="41426" calcext:value-type="float">
            <text:p>41426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2_2004_GER_LU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(Weiß nicht)</text:p>
          </table:table-cell>
          <table:table-cell office:value-type="float" office:value="41427" calcext:value-type="float">
            <text:p>41427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2_2004_GER_LU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bequem leben</text:p>
          </table:table-cell>
          <table:table-cell office:value-type="float" office:value="41428" calcext:value-type="float">
            <text:p>41428</text:p>
          </table:table-cell>
          <table:table-cell office:value-type="float" office:value="5085" calcext:value-type="float">
            <text:p>5085</text:p>
          </table:table-cell>
        </table:table-row>
        <table:table-row table:style-name="ro1">
          <table:table-cell office:value-type="string" calcext:value-type="string">
            <text:p>ESS_R02_2004_GER_LU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Zurechtkommen</text:p>
          </table:table-cell>
          <table:table-cell office:value-type="float" office:value="41429" calcext:value-type="float">
            <text:p>41429</text:p>
          </table:table-cell>
          <table:table-cell office:value-type="float" office:value="5085" calcext:value-type="float">
            <text:p>5085</text:p>
          </table:table-cell>
        </table:table-row>
        <table:table-row table:style-name="ro1">
          <table:table-cell office:value-type="string" calcext:value-type="string">
            <text:p>ESS_R02_2004_GER_LU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nur schwer zurechtkommen</text:p>
          </table:table-cell>
          <table:table-cell office:value-type="float" office:value="41430" calcext:value-type="float">
            <text:p>41430</text:p>
          </table:table-cell>
          <table:table-cell office:value-type="float" office:value="5085" calcext:value-type="float">
            <text:p>5085</text:p>
          </table:table-cell>
        </table:table-row>
        <table:table-row table:style-name="ro1">
          <table:table-cell office:value-type="string" calcext:value-type="string">
            <text:p>ESS_R02_2004_GER_LU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nur sehr schwer zurechtkommen</text:p>
          </table:table-cell>
          <table:table-cell office:value-type="float" office:value="41431" calcext:value-type="float">
            <text:p>41431</text:p>
          </table:table-cell>
          <table:table-cell office:value-type="float" office:value="5085" calcext:value-type="float">
            <text:p>5085</text:p>
          </table:table-cell>
        </table:table-row>
        <table:table-row table:style-name="ro1">
          <table:table-cell office:value-type="string" calcext:value-type="string">
            <text:p>ESS_R02_2004_GER_LU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Weiß nicht)</text:p>
          </table:table-cell>
          <table:table-cell office:value-type="float" office:value="41432" calcext:value-type="float">
            <text:p>41432</text:p>
          </table:table-cell>
          <table:table-cell office:value-type="float" office:value="5085" calcext:value-type="float">
            <text:p>5085</text:p>
          </table:table-cell>
        </table:table-row>
        <table:table-row table:style-name="ro1">
          <table:table-cell office:value-type="string" calcext:value-type="string">
            <text:p>ESS_R02_2004_GER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ehr schwierig</text:p>
          </table:table-cell>
          <table:table-cell office:value-type="float" office:value="41433" calcext:value-type="float">
            <text:p>41433</text:p>
          </table:table-cell>
          <table:table-cell office:value-type="float" office:value="5086" calcext:value-type="float">
            <text:p>5086</text:p>
          </table:table-cell>
        </table:table-row>
        <table:table-row table:style-name="ro1">
          <table:table-cell office:value-type="string" calcext:value-type="string">
            <text:p>ESS_R02_2004_GER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ziemlich schwierig</text:p>
          </table:table-cell>
          <table:table-cell office:value-type="float" office:value="41434" calcext:value-type="float">
            <text:p>41434</text:p>
          </table:table-cell>
          <table:table-cell office:value-type="float" office:value="5086" calcext:value-type="float">
            <text:p>5086</text:p>
          </table:table-cell>
        </table:table-row>
        <table:table-row table:style-name="ro1">
          <table:table-cell office:value-type="string" calcext:value-type="string">
            <text:p>ESS_R02_2004_GER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Weder leicht noch schwierig</text:p>
          </table:table-cell>
          <table:table-cell office:value-type="float" office:value="41435" calcext:value-type="float">
            <text:p>41435</text:p>
          </table:table-cell>
          <table:table-cell office:value-type="float" office:value="5086" calcext:value-type="float">
            <text:p>5086</text:p>
          </table:table-cell>
        </table:table-row>
        <table:table-row table:style-name="ro1">
          <table:table-cell office:value-type="string" calcext:value-type="string">
            <text:p>ESS_R02_2004_GER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Ziemlich leicht</text:p>
          </table:table-cell>
          <table:table-cell office:value-type="float" office:value="41436" calcext:value-type="float">
            <text:p>41436</text:p>
          </table:table-cell>
          <table:table-cell office:value-type="float" office:value="5086" calcext:value-type="float">
            <text:p>5086</text:p>
          </table:table-cell>
        </table:table-row>
        <table:table-row table:style-name="ro1">
          <table:table-cell office:value-type="string" calcext:value-type="string">
            <text:p>ESS_R02_2004_GER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ehr leicht</text:p>
          </table:table-cell>
          <table:table-cell office:value-type="float" office:value="41437" calcext:value-type="float">
            <text:p>41437</text:p>
          </table:table-cell>
          <table:table-cell office:value-type="float" office:value="5086" calcext:value-type="float">
            <text:p>5086</text:p>
          </table:table-cell>
        </table:table-row>
        <table:table-row table:style-name="ro1">
          <table:table-cell office:value-type="string" calcext:value-type="string">
            <text:p>ESS_R02_2004_GER_LU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Weiß nicht)</text:p>
          </table:table-cell>
          <table:table-cell office:value-type="float" office:value="41438" calcext:value-type="float">
            <text:p>41438</text:p>
          </table:table-cell>
          <table:table-cell office:value-type="float" office:value="5086" calcext:value-type="float">
            <text:p>5086</text:p>
          </table:table-cell>
        </table:table-row>
        <table:table-row table:style-name="ro1">
          <table:table-cell office:value-type="string" calcext:value-type="string">
            <text:p>ESS_R02_2004_GER_LU_189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Kein Abschluß</text:p>
          </table:table-cell>
          <table:table-cell office:value-type="float" office:value="41439" calcext:value-type="float">
            <text:p>41439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ESS_R02_2004_GER_LU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cole primaire</text:p>
          </table:table-cell>
          <table:table-cell office:value-type="float" office:value="41440" calcext:value-type="float">
            <text:p>41440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ESS_R02_2004_GER_LU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Primaire supérieur</text:p>
          </table:table-cell>
          <table:table-cell office:value-type="float" office:value="41441" calcext:value-type="float">
            <text:p>41441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ESS_R02_2004_GER_LU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nseignement complémentaire</text:p>
          </table:table-cell>
          <table:table-cell office:value-type="float" office:value="41442" calcext:value-type="float">
            <text:p>41442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ESS_R02_2004_GER_LU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Certificat d'enseignement secondaire technique inférieur</text:p>
          </table:table-cell>
          <table:table-cell office:value-type="float" office:value="41443" calcext:value-type="float">
            <text:p>41443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ESS_R02_2004_GER_LU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Certificat d'apprentissage</text:p>
          </table:table-cell>
          <table:table-cell office:value-type="float" office:value="41444" calcext:value-type="float">
            <text:p>41444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ESS_R02_2004_GER_LU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Certificat de Capacité Manuelle: CCM</text:p>
          </table:table-cell>
          <table:table-cell office:value-type="float" office:value="41445" calcext:value-type="float">
            <text:p>41445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ESS_R02_2004_GER_LU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Certificat d'Initiation Technique et Professionnelle: CITP</text:p>
          </table:table-cell>
          <table:table-cell office:value-type="float" office:value="41446" calcext:value-type="float">
            <text:p>41446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ESS_R02_2004_GER_LU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Certificat d'Aptitude Technique et Professionnelle: CATP</text:p>
          </table:table-cell>
          <table:table-cell office:value-type="float" office:value="41447" calcext:value-type="float">
            <text:p>41447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ESS_R02_2004_GER_LU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Diplôme de technicien (jusque 13e dans le régime technicien)</text:p>
          </table:table-cell>
          <table:table-cell office:value-type="float" office:value="41448" calcext:value-type="float">
            <text:p>41448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ESS_R02_2004_GER_LU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Bac technique (jusque 13e ou 14e du régime technique)</text:p>
          </table:table-cell>
          <table:table-cell office:value-type="float" office:value="41449" calcext:value-type="float">
            <text:p>41449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ESS_R02_2004_GER_LU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nseignement secondaire général inférieur</text:p>
          </table:table-cell>
          <table:table-cell office:value-type="float" office:value="41450" calcext:value-type="float">
            <text:p>41450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ESS_R02_2004_GER_LU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Diplôme de fin d'études secondaires</text:p>
          </table:table-cell>
          <table:table-cell office:value-type="float" office:value="41451" calcext:value-type="float">
            <text:p>41451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ESS_R02_2004_GER_LU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Brevet de maîtrise artisanale</text:p>
          </table:table-cell>
          <table:table-cell office:value-type="float" office:value="41452" calcext:value-type="float">
            <text:p>41452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ESS_R02_2004_GER_LU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nseignement supérieur - BAC +2</text:p>
          </table:table-cell>
          <table:table-cell office:value-type="float" office:value="41453" calcext:value-type="float">
            <text:p>41453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ESS_R02_2004_GER_LU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nseignement supérieur - BAC +3</text:p>
          </table:table-cell>
          <table:table-cell office:value-type="float" office:value="41454" calcext:value-type="float">
            <text:p>41454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ESS_R02_2004_GER_LU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nseignement supérieur - BAC +4</text:p>
          </table:table-cell>
          <table:table-cell office:value-type="float" office:value="41455" calcext:value-type="float">
            <text:p>41455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ESS_R02_2004_GER_LU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nseignement supérieur - BAC +5 ou plus (mais sans l'obtention d'un doctorat)</text:p>
          </table:table-cell>
          <table:table-cell office:value-type="float" office:value="41456" calcext:value-type="float">
            <text:p>41456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ESS_R02_2004_GER_LU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nseignement supérieur - Doctorat</text:p>
          </table:table-cell>
          <table:table-cell office:value-type="float" office:value="41457" calcext:value-type="float">
            <text:p>41457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ESS_R02_2004_GER_LU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Anderer:</text:p>
          </table:table-cell>
          <table:table-cell office:value-type="float" office:value="41458" calcext:value-type="float">
            <text:p>41458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ESS_R02_2004_GER_LU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Weiß nicht)</text:p>
          </table:table-cell>
          <table:table-cell office:value-type="float" office:value="41459" calcext:value-type="float">
            <text:p>41459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ESS_R02_2004_GER_LU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bezahlte Tätigkeit (auch bei vorübergehender Abwesenheit) (Abhängig Beschäftigter, Selbständiger, mithelfender Familienangehöriger)</text:p>
          </table:table-cell>
          <table:table-cell office:value-type="float" office:value="41460" calcext:value-type="float">
            <text:p>41460</text:p>
          </table:table-cell>
          <table:table-cell office:value-type="float" office:value="5088" calcext:value-type="float">
            <text:p>5088</text:p>
          </table:table-cell>
        </table:table-row>
        <table:table-row table:style-name="ro1">
          <table:table-cell office:value-type="string" calcext:value-type="string">
            <text:p>ESS_R02_2004_GER_LU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Schule/Ausbildung (nicht vom Arbeit geber bezahlt; auch während der Ferien oder im Urlaub)</text:p>
          </table:table-cell>
          <table:table-cell office:value-type="float" office:value="41461" calcext:value-type="float">
            <text:p>41461</text:p>
          </table:table-cell>
          <table:table-cell office:value-type="float" office:value="5088" calcext:value-type="float">
            <text:p>5088</text:p>
          </table:table-cell>
        </table:table-row>
        <table:table-row table:style-name="ro1">
          <table:table-cell office:value-type="string" calcext:value-type="string">
            <text:p>ESS_R02_2004_GER_LU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arbeitslos und auf aktiver Suche nach einem Arbeitsplatz</text:p>
          </table:table-cell>
          <table:table-cell office:value-type="float" office:value="41462" calcext:value-type="float">
            <text:p>41462</text:p>
          </table:table-cell>
          <table:table-cell office:value-type="float" office:value="5088" calcext:value-type="float">
            <text:p>5088</text:p>
          </table:table-cell>
        </table:table-row>
        <table:table-row table:style-name="ro1">
          <table:table-cell office:value-type="string" calcext:value-type="string">
            <text:p>ESS_R02_2004_GER_LU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arbeitslos, Wunsch nach einem Arbeitsplatz, aber keine aktive Suche</text:p>
          </table:table-cell>
          <table:table-cell office:value-type="float" office:value="41463" calcext:value-type="float">
            <text:p>41463</text:p>
          </table:table-cell>
          <table:table-cell office:value-type="float" office:value="5088" calcext:value-type="float">
            <text:p>5088</text:p>
          </table:table-cell>
        </table:table-row>
        <table:table-row table:style-name="ro1">
          <table:table-cell office:value-type="string" calcext:value-type="string">
            <text:p>ESS_R02_2004_GER_LU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41464" calcext:value-type="float">
            <text:p>41464</text:p>
          </table:table-cell>
          <table:table-cell office:value-type="float" office:value="5088" calcext:value-type="float">
            <text:p>5088</text:p>
          </table:table-cell>
        </table:table-row>
        <table:table-row table:style-name="ro1">
          <table:table-cell office:value-type="string" calcext:value-type="string">
            <text:p>ESS_R02_2004_GER_LU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m Vorruhestand/Ruhestand/ Frührente/Rente</text:p>
          </table:table-cell>
          <table:table-cell office:value-type="float" office:value="41465" calcext:value-type="float">
            <text:p>41465</text:p>
          </table:table-cell>
          <table:table-cell office:value-type="float" office:value="5088" calcext:value-type="float">
            <text:p>5088</text:p>
          </table:table-cell>
        </table:table-row>
        <table:table-row table:style-name="ro1">
          <table:table-cell office:value-type="string" calcext:value-type="string">
            <text:p>ESS_R02_2004_GER_LU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Wehr- oder Zivildienst</text:p>
          </table:table-cell>
          <table:table-cell office:value-type="float" office:value="41466" calcext:value-type="float">
            <text:p>41466</text:p>
          </table:table-cell>
          <table:table-cell office:value-type="float" office:value="5088" calcext:value-type="float">
            <text:p>5088</text:p>
          </table:table-cell>
        </table:table-row>
        <table:table-row table:style-name="ro1">
          <table:table-cell office:value-type="string" calcext:value-type="string">
            <text:p>ESS_R02_2004_GER_LU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Hausarbeit, Betreuung von Kindern oder anderen Personen</text:p>
          </table:table-cell>
          <table:table-cell office:value-type="float" office:value="41467" calcext:value-type="float">
            <text:p>41467</text:p>
          </table:table-cell>
          <table:table-cell office:value-type="float" office:value="5088" calcext:value-type="float">
            <text:p>5088</text:p>
          </table:table-cell>
        </table:table-row>
        <table:table-row table:style-name="ro1">
          <table:table-cell office:value-type="string" calcext:value-type="string">
            <text:p>ESS_R02_2004_GER_LU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Sonstiges)</text:p>
          </table:table-cell>
          <table:table-cell office:value-type="float" office:value="41468" calcext:value-type="float">
            <text:p>41468</text:p>
          </table:table-cell>
          <table:table-cell office:value-type="float" office:value="5088" calcext:value-type="float">
            <text:p>5088</text:p>
          </table:table-cell>
        </table:table-row>
        <table:table-row table:style-name="ro1">
          <table:table-cell office:value-type="string" calcext:value-type="string">
            <text:p>ESS_R02_2004_GER_LU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Weiß nicht)</text:p>
          </table:table-cell>
          <table:table-cell office:value-type="float" office:value="41469" calcext:value-type="float">
            <text:p>41469</text:p>
          </table:table-cell>
          <table:table-cell office:value-type="float" office:value="5088" calcext:value-type="float">
            <text:p>5088</text:p>
          </table:table-cell>
        </table:table-row>
        <table:table-row table:style-name="ro1">
          <table:table-cell office:value-type="string" calcext:value-type="string">
            <text:p>ESS_R02_2004_GER_LU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bezahlte Tätigkeit (auch bei vorübergehender Abwesenheit) (Abhängig Beschäftigter, Selbständiger, mithelfender Familienangehöriger)</text:p>
          </table:table-cell>
          <table:table-cell office:value-type="float" office:value="41359" calcext:value-type="float">
            <text:p>41359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Schule/Ausbildung (nicht vom Arbeitgeber bezahlt; auch während der Ferien oder im Urlaub)</text:p>
          </table:table-cell>
          <table:table-cell office:value-type="float" office:value="41360" calcext:value-type="float">
            <text:p>41360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arbeitslos und auf aktiver Suche nach einem Arbeitsplatz</text:p>
          </table:table-cell>
          <table:table-cell office:value-type="float" office:value="41361" calcext:value-type="float">
            <text:p>41361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arbeitslos, Wunsch nach einem Arbeitsplatz, aber keine aktive Suche</text:p>
          </table:table-cell>
          <table:table-cell office:value-type="float" office:value="41362" calcext:value-type="float">
            <text:p>41362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41363" calcext:value-type="float">
            <text:p>41363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m Vorruhestand/Ruhestand/ Frührente/Rente</text:p>
          </table:table-cell>
          <table:table-cell office:value-type="float" office:value="41364" calcext:value-type="float">
            <text:p>41364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Wehr- oder Zivildienst</text:p>
          </table:table-cell>
          <table:table-cell office:value-type="float" office:value="41365" calcext:value-type="float">
            <text:p>41365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Hausarbeit, Betreuung von Kindern oder anderen Personen</text:p>
          </table:table-cell>
          <table:table-cell office:value-type="float" office:value="41366" calcext:value-type="float">
            <text:p>41366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(Sonstiges)</text:p>
          </table:table-cell>
          <table:table-cell office:value-type="float" office:value="41367" calcext:value-type="float">
            <text:p>41367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(Weiß nicht)</text:p>
          </table:table-cell>
          <table:table-cell office:value-type="float" office:value="41368" calcext:value-type="float">
            <text:p>41368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2_2004_GER_LU_193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93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93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94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19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19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19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abhängig beschäftigt</text:p>
          </table:table-cell>
          <table:table-cell office:value-type="float" office:value="41470" calcext:value-type="float">
            <text:p>41470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office:value-type="string" calcext:value-type="string">
            <text:p>ESS_R02_2004_GER_LU_19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selbständig</text:p>
          </table:table-cell>
          <table:table-cell office:value-type="float" office:value="41471" calcext:value-type="float">
            <text:p>41471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office:value-type="string" calcext:value-type="string">
            <text:p>ESS_R02_2004_GER_LU_19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oder mithelfender Familienangehöriger</text:p>
          </table:table-cell>
          <table:table-cell office:value-type="float" office:value="41472" calcext:value-type="float">
            <text:p>41472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office:value-type="string" calcext:value-type="string">
            <text:p>ESS_R02_2004_GER_LU_19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Weiß nicht)</text:p>
          </table:table-cell>
          <table:table-cell office:value-type="float" office:value="41473" calcext:value-type="float">
            <text:p>41473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office:value-type="string" calcext:value-type="string">
            <text:p>ESS_R02_2004_GER_LU_19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199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99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199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0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20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Kann er/sie nicht beeinflussen</text:p>
          </table:table-cell>
          <table:table-cell office:value-type="float" office:value="41474" calcext:value-type="float">
            <text:p>41474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1</text:p>
          </table:table-cell>
          <table:table-cell office:value-type="string" calcext:value-type="string">
            <text:p>F46</text:p>
          </table:table-cell>
          <table:table-cell office:value-type="float" office:value="1" calcext:value-type="float">
            <text:p>1</text:p>
          </table:table-cell>
          <table:table-cell office:value-type="float" office:value="41475" calcext:value-type="float">
            <text:p>41475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1</text:p>
          </table:table-cell>
          <table:table-cell office:value-type="string" calcext:value-type="string">
            <text:p>F46</text:p>
          </table:table-cell>
          <table:table-cell office:value-type="float" office:value="2" calcext:value-type="float">
            <text:p>2</text:p>
          </table:table-cell>
          <table:table-cell office:value-type="float" office:value="41476" calcext:value-type="float">
            <text:p>41476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1</text:p>
          </table:table-cell>
          <table:table-cell office:value-type="string" calcext:value-type="string">
            <text:p>F46</text:p>
          </table:table-cell>
          <table:table-cell office:value-type="float" office:value="3" calcext:value-type="float">
            <text:p>3</text:p>
          </table:table-cell>
          <table:table-cell office:value-type="float" office:value="41477" calcext:value-type="float">
            <text:p>41477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1</text:p>
          </table:table-cell>
          <table:table-cell office:value-type="string" calcext:value-type="string">
            <text:p>F46</text:p>
          </table:table-cell>
          <table:table-cell office:value-type="float" office:value="4" calcext:value-type="float">
            <text:p>4</text:p>
          </table:table-cell>
          <table:table-cell office:value-type="float" office:value="41478" calcext:value-type="float">
            <text:p>41478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1</text:p>
          </table:table-cell>
          <table:table-cell office:value-type="string" calcext:value-type="string">
            <text:p>F46</text:p>
          </table:table-cell>
          <table:table-cell office:value-type="float" office:value="5" calcext:value-type="float">
            <text:p>5</text:p>
          </table:table-cell>
          <table:table-cell office:value-type="float" office:value="41479" calcext:value-type="float">
            <text:p>41479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1</text:p>
          </table:table-cell>
          <table:table-cell office:value-type="string" calcext:value-type="string">
            <text:p>F46</text:p>
          </table:table-cell>
          <table:table-cell office:value-type="float" office:value="6" calcext:value-type="float">
            <text:p>6</text:p>
          </table:table-cell>
          <table:table-cell office:value-type="float" office:value="41480" calcext:value-type="float">
            <text:p>41480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1</text:p>
          </table:table-cell>
          <table:table-cell office:value-type="string" calcext:value-type="string">
            <text:p>F46</text:p>
          </table:table-cell>
          <table:table-cell office:value-type="float" office:value="7" calcext:value-type="float">
            <text:p>7</text:p>
          </table:table-cell>
          <table:table-cell office:value-type="float" office:value="41481" calcext:value-type="float">
            <text:p>41481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1</text:p>
          </table:table-cell>
          <table:table-cell office:value-type="string" calcext:value-type="string">
            <text:p>F46</text:p>
          </table:table-cell>
          <table:table-cell office:value-type="float" office:value="8" calcext:value-type="float">
            <text:p>8</text:p>
          </table:table-cell>
          <table:table-cell office:value-type="float" office:value="41482" calcext:value-type="float">
            <text:p>41482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1</text:p>
          </table:table-cell>
          <table:table-cell office:value-type="string" calcext:value-type="string">
            <text:p>F46</text:p>
          </table:table-cell>
          <table:table-cell office:value-type="float" office:value="9" calcext:value-type="float">
            <text:p>9</text:p>
          </table:table-cell>
          <table:table-cell office:value-type="float" office:value="41483" calcext:value-type="float">
            <text:p>41483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Kann er/sie völlig eigenständig bestimmen</text:p>
          </table:table-cell>
          <table:table-cell office:value-type="float" office:value="41484" calcext:value-type="float">
            <text:p>41484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Weiß nicht)</text:p>
          </table:table-cell>
          <table:table-cell office:value-type="float" office:value="41485" calcext:value-type="float">
            <text:p>41485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Kann er/sie nicht beeinflussen</text:p>
          </table:table-cell>
          <table:table-cell office:value-type="float" office:value="41474" calcext:value-type="float">
            <text:p>41474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2</text:p>
          </table:table-cell>
          <table:table-cell office:value-type="string" calcext:value-type="string">
            <text:p>F47</text:p>
          </table:table-cell>
          <table:table-cell office:value-type="float" office:value="1" calcext:value-type="float">
            <text:p>1</text:p>
          </table:table-cell>
          <table:table-cell office:value-type="float" office:value="41475" calcext:value-type="float">
            <text:p>41475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2</text:p>
          </table:table-cell>
          <table:table-cell office:value-type="string" calcext:value-type="string">
            <text:p>F47</text:p>
          </table:table-cell>
          <table:table-cell office:value-type="float" office:value="2" calcext:value-type="float">
            <text:p>2</text:p>
          </table:table-cell>
          <table:table-cell office:value-type="float" office:value="41476" calcext:value-type="float">
            <text:p>41476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2</text:p>
          </table:table-cell>
          <table:table-cell office:value-type="string" calcext:value-type="string">
            <text:p>F47</text:p>
          </table:table-cell>
          <table:table-cell office:value-type="float" office:value="3" calcext:value-type="float">
            <text:p>3</text:p>
          </table:table-cell>
          <table:table-cell office:value-type="float" office:value="41477" calcext:value-type="float">
            <text:p>41477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2</text:p>
          </table:table-cell>
          <table:table-cell office:value-type="string" calcext:value-type="string">
            <text:p>F47</text:p>
          </table:table-cell>
          <table:table-cell office:value-type="float" office:value="4" calcext:value-type="float">
            <text:p>4</text:p>
          </table:table-cell>
          <table:table-cell office:value-type="float" office:value="41478" calcext:value-type="float">
            <text:p>41478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2</text:p>
          </table:table-cell>
          <table:table-cell office:value-type="string" calcext:value-type="string">
            <text:p>F47</text:p>
          </table:table-cell>
          <table:table-cell office:value-type="float" office:value="5" calcext:value-type="float">
            <text:p>5</text:p>
          </table:table-cell>
          <table:table-cell office:value-type="float" office:value="41479" calcext:value-type="float">
            <text:p>41479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2</text:p>
          </table:table-cell>
          <table:table-cell office:value-type="string" calcext:value-type="string">
            <text:p>F47</text:p>
          </table:table-cell>
          <table:table-cell office:value-type="float" office:value="6" calcext:value-type="float">
            <text:p>6</text:p>
          </table:table-cell>
          <table:table-cell office:value-type="float" office:value="41480" calcext:value-type="float">
            <text:p>41480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2</text:p>
          </table:table-cell>
          <table:table-cell office:value-type="string" calcext:value-type="string">
            <text:p>F47</text:p>
          </table:table-cell>
          <table:table-cell office:value-type="float" office:value="7" calcext:value-type="float">
            <text:p>7</text:p>
          </table:table-cell>
          <table:table-cell office:value-type="float" office:value="41481" calcext:value-type="float">
            <text:p>41481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2</text:p>
          </table:table-cell>
          <table:table-cell office:value-type="string" calcext:value-type="string">
            <text:p>F47</text:p>
          </table:table-cell>
          <table:table-cell office:value-type="float" office:value="8" calcext:value-type="float">
            <text:p>8</text:p>
          </table:table-cell>
          <table:table-cell office:value-type="float" office:value="41482" calcext:value-type="float">
            <text:p>41482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2</text:p>
          </table:table-cell>
          <table:table-cell office:value-type="string" calcext:value-type="string">
            <text:p>F47</text:p>
          </table:table-cell>
          <table:table-cell office:value-type="float" office:value="9" calcext:value-type="float">
            <text:p>9</text:p>
          </table:table-cell>
          <table:table-cell office:value-type="float" office:value="41483" calcext:value-type="float">
            <text:p>41483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Kann er/sie völlig eigenständig bestimmen</text:p>
          </table:table-cell>
          <table:table-cell office:value-type="float" office:value="41484" calcext:value-type="float">
            <text:p>41484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Weiß nicht)</text:p>
          </table:table-cell>
          <table:table-cell office:value-type="float" office:value="41485" calcext:value-type="float">
            <text:p>41485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2_2004_GER_LU_203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Kein Abschluß</text:p>
          </table:table-cell>
          <table:table-cell office:value-type="float" office:value="41486" calcext:value-type="float">
            <text:p>41486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ESS_R02_2004_GER_LU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cole primaire</text:p>
          </table:table-cell>
          <table:table-cell office:value-type="float" office:value="41487" calcext:value-type="float">
            <text:p>41487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ESS_R02_2004_GER_LU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Primaire supérieur</text:p>
          </table:table-cell>
          <table:table-cell office:value-type="float" office:value="41488" calcext:value-type="float">
            <text:p>41488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ESS_R02_2004_GER_LU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seignement complémentaire</text:p>
          </table:table-cell>
          <table:table-cell office:value-type="float" office:value="41489" calcext:value-type="float">
            <text:p>41489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ESS_R02_2004_GER_LU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Certificat d'enseignement secondaire technique inférieur</text:p>
          </table:table-cell>
          <table:table-cell office:value-type="float" office:value="41490" calcext:value-type="float">
            <text:p>41490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ESS_R02_2004_GER_LU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Certificat d'apprentissage</text:p>
          </table:table-cell>
          <table:table-cell office:value-type="float" office:value="41491" calcext:value-type="float">
            <text:p>41491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ESS_R02_2004_GER_LU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Certificat de Capacité Manuelle: CCM</text:p>
          </table:table-cell>
          <table:table-cell office:value-type="float" office:value="41492" calcext:value-type="float">
            <text:p>41492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ESS_R02_2004_GER_LU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Certificat d'Initiation Technique et Professionnelle: CITP</text:p>
          </table:table-cell>
          <table:table-cell office:value-type="float" office:value="41493" calcext:value-type="float">
            <text:p>41493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ESS_R02_2004_GER_LU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Certificat d'Aptitude Technique et Professionnelle: CATP</text:p>
          </table:table-cell>
          <table:table-cell office:value-type="float" office:value="41494" calcext:value-type="float">
            <text:p>41494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ESS_R02_2004_GER_LU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Diplôme de technicien (jusque 13e dans le régime technicien)</text:p>
          </table:table-cell>
          <table:table-cell office:value-type="float" office:value="41495" calcext:value-type="float">
            <text:p>41495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ESS_R02_2004_GER_LU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Bac technique (jusque 13e ou 14e du régime technique)</text:p>
          </table:table-cell>
          <table:table-cell office:value-type="float" office:value="41496" calcext:value-type="float">
            <text:p>41496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ESS_R02_2004_GER_LU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seignement secondaire général inférieur</text:p>
          </table:table-cell>
          <table:table-cell office:value-type="float" office:value="41497" calcext:value-type="float">
            <text:p>41497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ESS_R02_2004_GER_LU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Diplôme de fin d'études secondaires</text:p>
          </table:table-cell>
          <table:table-cell office:value-type="float" office:value="41498" calcext:value-type="float">
            <text:p>41498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ESS_R02_2004_GER_LU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Brevet de maîtrise artisanale</text:p>
          </table:table-cell>
          <table:table-cell office:value-type="float" office:value="41499" calcext:value-type="float">
            <text:p>41499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ESS_R02_2004_GER_LU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seignement supérieur - BAC +2</text:p>
          </table:table-cell>
          <table:table-cell office:value-type="float" office:value="41500" calcext:value-type="float">
            <text:p>41500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ESS_R02_2004_GER_LU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seignement supérieur - BAC +3</text:p>
          </table:table-cell>
          <table:table-cell office:value-type="float" office:value="41501" calcext:value-type="float">
            <text:p>41501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ESS_R02_2004_GER_LU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seignement supérieur - BAC +4</text:p>
          </table:table-cell>
          <table:table-cell office:value-type="float" office:value="41502" calcext:value-type="float">
            <text:p>41502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ESS_R02_2004_GER_LU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seignement supérieur - BAC +5 ou plus (mais sans l'obtention d'un doctorat)</text:p>
          </table:table-cell>
          <table:table-cell office:value-type="float" office:value="41503" calcext:value-type="float">
            <text:p>41503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ESS_R02_2004_GER_LU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nseignement supérieur - Doctorat</text:p>
          </table:table-cell>
          <table:table-cell office:value-type="float" office:value="41504" calcext:value-type="float">
            <text:p>41504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ESS_R02_2004_GER_LU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Anderer</text:p>
          </table:table-cell>
          <table:table-cell office:value-type="float" office:value="41505" calcext:value-type="float">
            <text:p>41505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ESS_R02_2004_GER_LU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Weiß nicht)</text:p>
          </table:table-cell>
          <table:table-cell office:value-type="float" office:value="41506" calcext:value-type="float">
            <text:p>41506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ESS_R02_2004_GER_LU_20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abhängig Beschäftigter</text:p>
          </table:table-cell>
          <table:table-cell office:value-type="float" office:value="40330" calcext:value-type="float">
            <text:p>40330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string" calcext:value-type="string">
            <text:p>ESS_R02_2004_GER_LU_20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selbständig</text:p>
          </table:table-cell>
          <table:table-cell office:value-type="float" office:value="40331" calcext:value-type="float">
            <text:p>40331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string" calcext:value-type="string">
            <text:p>ESS_R02_2004_GER_LU_20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keine bezahlte Tätigkeit</text:p>
          </table:table-cell>
          <table:table-cell office:value-type="float" office:value="40332" calcext:value-type="float">
            <text:p>40332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string" calcext:value-type="string">
            <text:p>ESS_R02_2004_GER_LU_20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Vater bereits verstorben/lebte nicht im Haushalt als Befragte(r) 14 war)</text:p>
          </table:table-cell>
          <table:table-cell office:value-type="float" office:value="40333" calcext:value-type="float">
            <text:p>40333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string" calcext:value-type="string">
            <text:p>ESS_R02_2004_GER_LU_20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Weiß nicht)</text:p>
          </table:table-cell>
          <table:table-cell office:value-type="float" office:value="40334" calcext:value-type="float">
            <text:p>40334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string" calcext:value-type="string">
            <text:p>ESS_R02_2004_GER_LU_20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Keine</text:p>
          </table:table-cell>
          <table:table-cell office:value-type="float" office:value="34774" calcext:value-type="float">
            <text:p>34774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2_2004_GER_LU_20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1 bis 24</text:p>
          </table:table-cell>
          <table:table-cell office:value-type="float" office:value="34775" calcext:value-type="float">
            <text:p>34775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2_2004_GER_LU_20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25 oder mehr</text:p>
          </table:table-cell>
          <table:table-cell office:value-type="float" office:value="34776" calcext:value-type="float">
            <text:p>34776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2_2004_GER_LU_20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Weiß nicht)</text:p>
          </table:table-cell>
          <table:table-cell office:value-type="float" office:value="34777" calcext:value-type="float">
            <text:p>34777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2_2004_GER_LU_20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0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0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0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Klassische akademische und freie Berufe wie: Rechtsanwalt – Arzt – Wissenschaftler – Ingenieur -</text:p>
          </table:table-cell>
          <table:table-cell office:value-type="float" office:value="41507" calcext:value-type="float">
            <text:p>41507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string" calcext:value-type="string">
            <text:p>ESS_R02_2004_GER_LU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Berufe mit akademischer oder Fachschulausbildung wie: Lehrer – Krankenpfleger – Physiotherapeut – Sozialarbeiter – Künstler – Musiker – Polizeibeamter (im höheren oder gehobenen Dienst) – Software-Entwickler</text:p>
          </table:table-cell>
          <table:table-cell office:value-type="float" office:value="41508" calcext:value-type="float">
            <text:p>41508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string" calcext:value-type="string">
            <text:p>ESS_R02_2004_GER_LU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Mittlere Verwaltungs- und Dienstleistungsberufe wie: Sekretär – persönlicher Assistent – Büroangestellter – Telefonist – Hilfspfleger – Hilfskrankenschwester</text:p>
          </table:table-cell>
          <table:table-cell office:value-type="float" office:value="41509" calcext:value-type="float">
            <text:p>41509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string" calcext:value-type="string">
            <text:p>ESS_R02_2004_GER_LU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Höhere Verwaltungs- und Managementberufe (normalerweise verantwortlich für Planung, Organisation und Koordination von Arbeit und Finanzen) wie: Finanzmanager – Geschäftsführer – Betriebsleiter</text:p>
          </table:table-cell>
          <table:table-cell office:value-type="float" office:value="41510" calcext:value-type="float">
            <text:p>41510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string" calcext:value-type="string">
            <text:p>ESS_R02_2004_GER_LU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Gelernte technische und handwerkliche Berufe wie: Kfz-Mechaniker – Maschinenschlosser – Installateur – Drucker – Werkzeugmacher – Elektriker – Landwirt – Gärtner – Lokführer</text:p>
          </table:table-cell>
          <table:table-cell office:value-type="float" office:value="41511" calcext:value-type="float">
            <text:p>41511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string" calcext:value-type="string">
            <text:p>ESS_R02_2004_GER_LU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Angelernte handwerkliche und Dienstleistungsberufe wie: Postangestellter – Maschinenarbeiter – Sicherheitsbediensteter– Hausmeister – Landarbeiter – Angestellter im Lebensmittelhandel – Empfangschef – Verkäufer</text:p>
          </table:table-cell>
          <table:table-cell office:value-type="float" office:value="41512" calcext:value-type="float">
            <text:p>41512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string" calcext:value-type="string">
            <text:p>ESS_R02_2004_GER_LU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Ungelernte handwerkliche und Dienstleistungsberufe wie: LKW-Fahrer –Lieferwagenfahrer–Reinigungskraft– Pförtner – Packer – Näher – Bote – Hilfsarbeiter – Kellner</text:p>
          </table:table-cell>
          <table:table-cell office:value-type="float" office:value="41513" calcext:value-type="float">
            <text:p>41513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string" calcext:value-type="string">
            <text:p>ESS_R02_2004_GER_LU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Mittlere und untere Managementberufe wie: Büroleiter – Filialleiter im Einzelhandel – Filialleiter einer Bank – Geschäftsführer eines landwirtschaftlichen Betriebes – Filialleiter einer Restaurantkette – Kaufhausdirektor – Gastwirt</text:p>
          </table:table-cell>
          <table:table-cell office:value-type="float" office:value="41514" calcext:value-type="float">
            <text:p>41514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string" calcext:value-type="string">
            <text:p>ESS_R02_2004_GER_LU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Weiß nicht)</text:p>
          </table:table-cell>
          <table:table-cell office:value-type="float" office:value="41515" calcext:value-type="float">
            <text:p>41515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string" calcext:value-type="string">
            <text:p>ESS_R02_2004_GER_LU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Kein Abschluß</text:p>
          </table:table-cell>
          <table:table-cell office:value-type="float" office:value="41516" calcext:value-type="float">
            <text:p>41516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ESS_R02_2004_GER_LU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cole primaire</text:p>
          </table:table-cell>
          <table:table-cell office:value-type="float" office:value="41517" calcext:value-type="float">
            <text:p>41517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ESS_R02_2004_GER_LU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Primaire supérieur</text:p>
          </table:table-cell>
          <table:table-cell office:value-type="float" office:value="41518" calcext:value-type="float">
            <text:p>41518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ESS_R02_2004_GER_LU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nseignement complémentaire</text:p>
          </table:table-cell>
          <table:table-cell office:value-type="float" office:value="41519" calcext:value-type="float">
            <text:p>41519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ESS_R02_2004_GER_LU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Certificat d'enseignement secondaire technique inférieur</text:p>
          </table:table-cell>
          <table:table-cell office:value-type="float" office:value="41520" calcext:value-type="float">
            <text:p>41520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ESS_R02_2004_GER_LU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Certificat d'apprentissage</text:p>
          </table:table-cell>
          <table:table-cell office:value-type="float" office:value="41521" calcext:value-type="float">
            <text:p>41521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ESS_R02_2004_GER_LU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Certificat de Capacité Manue lle: CCM</text:p>
          </table:table-cell>
          <table:table-cell office:value-type="float" office:value="41522" calcext:value-type="float">
            <text:p>41522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ESS_R02_2004_GER_LU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Certificat d'Initiation Technique et Professionnelle: CITP</text:p>
          </table:table-cell>
          <table:table-cell office:value-type="float" office:value="41523" calcext:value-type="float">
            <text:p>41523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ESS_R02_2004_GER_LU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Certificat d'Aptitude Technique et Professionnelle: CATP</text:p>
          </table:table-cell>
          <table:table-cell office:value-type="float" office:value="41524" calcext:value-type="float">
            <text:p>41524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ESS_R02_2004_GER_LU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Diplôme de technicien (jusque 13e dans le régime technicien)</text:p>
          </table:table-cell>
          <table:table-cell office:value-type="float" office:value="41525" calcext:value-type="float">
            <text:p>41525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ESS_R02_2004_GER_LU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Bac technique (jusque 13e ou 14e du régime techniq ue)</text:p>
          </table:table-cell>
          <table:table-cell office:value-type="float" office:value="41526" calcext:value-type="float">
            <text:p>41526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ESS_R02_2004_GER_LU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nseignement secondaire général inférieur</text:p>
          </table:table-cell>
          <table:table-cell office:value-type="float" office:value="41527" calcext:value-type="float">
            <text:p>41527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ESS_R02_2004_GER_LU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Diplôme de fin d'études secondaires</text:p>
          </table:table-cell>
          <table:table-cell office:value-type="float" office:value="41528" calcext:value-type="float">
            <text:p>41528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ESS_R02_2004_GER_LU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Brevet de maîtrise artisanale</text:p>
          </table:table-cell>
          <table:table-cell office:value-type="float" office:value="41529" calcext:value-type="float">
            <text:p>41529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ESS_R02_2004_GER_LU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nseignement supérieur - BAC +2</text:p>
          </table:table-cell>
          <table:table-cell office:value-type="float" office:value="41530" calcext:value-type="float">
            <text:p>41530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ESS_R02_2004_GER_LU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nseignement supérieur - BAC +3</text:p>
          </table:table-cell>
          <table:table-cell office:value-type="float" office:value="41531" calcext:value-type="float">
            <text:p>41531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ESS_R02_2004_GER_LU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nseignement supérieur - BAC +4</text:p>
          </table:table-cell>
          <table:table-cell office:value-type="float" office:value="41532" calcext:value-type="float">
            <text:p>41532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ESS_R02_2004_GER_LU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nseignement supérieur - BAC +5 ou plus (mais sans l'obtention d'un doctorat)</text:p>
          </table:table-cell>
          <table:table-cell office:value-type="float" office:value="41533" calcext:value-type="float">
            <text:p>41533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ESS_R02_2004_GER_LU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nseignement supérieur - Doctorat</text:p>
          </table:table-cell>
          <table:table-cell office:value-type="float" office:value="41534" calcext:value-type="float">
            <text:p>41534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ESS_R02_2004_GER_LU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Anderer: Angeben</text:p>
          </table:table-cell>
          <table:table-cell office:value-type="float" office:value="41535" calcext:value-type="float">
            <text:p>41535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ESS_R02_2004_GER_LU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(Weiß nicht)</text:p>
          </table:table-cell>
          <table:table-cell office:value-type="float" office:value="41536" calcext:value-type="float">
            <text:p>41536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ESS_R02_2004_GER_LU_21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abhängig Beschäftigte</text:p>
          </table:table-cell>
          <table:table-cell office:value-type="float" office:value="41537" calcext:value-type="float">
            <text:p>41537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string" calcext:value-type="string">
            <text:p>ESS_R02_2004_GER_LU_21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selbständig</text:p>
          </table:table-cell>
          <table:table-cell office:value-type="float" office:value="41538" calcext:value-type="float">
            <text:p>41538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string" calcext:value-type="string">
            <text:p>ESS_R02_2004_GER_LU_21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keine bezahlte Tätigkeit</text:p>
          </table:table-cell>
          <table:table-cell office:value-type="float" office:value="41539" calcext:value-type="float">
            <text:p>41539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string" calcext:value-type="string">
            <text:p>ESS_R02_2004_GER_LU_21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Mutter bereits verstorben/lebte nicht im Haushalt als Befragte(r) 14 war)</text:p>
          </table:table-cell>
          <table:table-cell office:value-type="float" office:value="41540" calcext:value-type="float">
            <text:p>41540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string" calcext:value-type="string">
            <text:p>ESS_R02_2004_GER_LU_21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Weiß nicht)</text:p>
          </table:table-cell>
          <table:table-cell office:value-type="float" office:value="41541" calcext:value-type="float">
            <text:p>41541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string" calcext:value-type="string">
            <text:p>ESS_R02_2004_GER_LU_21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Keine</text:p>
          </table:table-cell>
          <table:table-cell office:value-type="float" office:value="34774" calcext:value-type="float">
            <text:p>34774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2_2004_GER_LU_21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1 bis 24</text:p>
          </table:table-cell>
          <table:table-cell office:value-type="float" office:value="34775" calcext:value-type="float">
            <text:p>34775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2_2004_GER_LU_21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25 oder mehr</text:p>
          </table:table-cell>
          <table:table-cell office:value-type="float" office:value="34776" calcext:value-type="float">
            <text:p>34776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2_2004_GER_LU_21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Weiß nicht)</text:p>
          </table:table-cell>
          <table:table-cell office:value-type="float" office:value="34777" calcext:value-type="float">
            <text:p>34777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2_2004_GER_LU_21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1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1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14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Eintragen)</text:p>
          </table:table-cell>
          <table:table-cell office:value-type="float" office:value="32988" calcext:value-type="float">
            <text:p>32988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string" calcext:value-type="string">
            <text:p>ESS_R02_2004_GER_LU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Klassische akademische und freie Berufe wie: Rechtsanwalt – Arzt – Wissenschaftler – Ingenieur -</text:p>
          </table:table-cell>
          <table:table-cell office:value-type="float" office:value="41507" calcext:value-type="float">
            <text:p>41507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string" calcext:value-type="string">
            <text:p>ESS_R02_2004_GER_LU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Berufe mit akademischer oder Fachschulausbildung wie: Lehrer – Krankenpfleger – Physiotherapeut – Sozialarbeiter – Künstler – Musiker – Polizeibeamter (im höheren oder gehobenen Dienst) – Software-Entwickler</text:p>
          </table:table-cell>
          <table:table-cell office:value-type="float" office:value="41508" calcext:value-type="float">
            <text:p>41508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string" calcext:value-type="string">
            <text:p>ESS_R02_2004_GER_LU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Mittlere Verwaltungs- und Dienstleistungsberufe wie: Sekretär – persönlicher Assistent – Büroangestellter – Telefonist – Hilfspfleger – Hilfskrankenschwester</text:p>
          </table:table-cell>
          <table:table-cell office:value-type="float" office:value="41509" calcext:value-type="float">
            <text:p>41509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string" calcext:value-type="string">
            <text:p>ESS_R02_2004_GER_LU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Höhere Verwaltungs- und Managementberufe (normalerweise verantwortlich für Planung, Organisation und Koordination von Arbeit und Finanzen) wie: Finanzmanager – Geschäftsführer – Betriebsleiter</text:p>
          </table:table-cell>
          <table:table-cell office:value-type="float" office:value="41510" calcext:value-type="float">
            <text:p>41510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string" calcext:value-type="string">
            <text:p>ESS_R02_2004_GER_LU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Gelernte technische und handwerkliche Berufe wie: Kfz-Mechaniker – Maschinenschlosser – Installateur – Drucker – Werkzeugmacher – Elektriker – Landwirt – Gärtner – Lokführer</text:p>
          </table:table-cell>
          <table:table-cell office:value-type="float" office:value="41511" calcext:value-type="float">
            <text:p>41511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string" calcext:value-type="string">
            <text:p>ESS_R02_2004_GER_LU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Angelernte handwerkliche und Dienstleistungsberufe wie: Postangestellter – Maschinenarbeiter – Sicherheitsbediensteter– Hausmeister – Landarbeiter – Angestellter im Lebensmittelhandel – Empfangschef – Verkäufer</text:p>
          </table:table-cell>
          <table:table-cell office:value-type="float" office:value="41512" calcext:value-type="float">
            <text:p>41512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string" calcext:value-type="string">
            <text:p>ESS_R02_2004_GER_LU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Ungelernte handwerkliche und Dienstleistungsberufe wie: LKW-Fahrer –Lieferwagenfahrer–Reinigungskraft– Pförtner – Packer – Näher – Bote – Hilfsarbeiter – Kellner</text:p>
          </table:table-cell>
          <table:table-cell office:value-type="float" office:value="41513" calcext:value-type="float">
            <text:p>41513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string" calcext:value-type="string">
            <text:p>ESS_R02_2004_GER_LU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Mittlere und untere Managementberufe wie: Büroleiter – Filialleiter im Einzelhandel – Filialleiter einer Bank – Geschäftsführer eines landwirtschaftlichen Betriebes – Filialleiter einer Restaurantkette – Kaufhausdirektor – Gastwirt</text:p>
          </table:table-cell>
          <table:table-cell office:value-type="float" office:value="41514" calcext:value-type="float">
            <text:p>41514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string" calcext:value-type="string">
            <text:p>ESS_R02_2004_GER_LU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Weiß nicht)</text:p>
          </table:table-cell>
          <table:table-cell office:value-type="float" office:value="41515" calcext:value-type="float">
            <text:p>41515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string" calcext:value-type="string">
            <text:p>ESS_R02_2004_GER_LU_21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1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1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1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Verheiratet</text:p>
          </table:table-cell>
          <table:table-cell office:value-type="float" office:value="41542" calcext:value-type="float">
            <text:p>41542</text:p>
          </table:table-cell>
          <table:table-cell office:value-type="float" office:value="5095" calcext:value-type="float">
            <text:p>5095</text:p>
          </table:table-cell>
        </table:table-row>
        <table:table-row table:style-name="ro1">
          <table:table-cell office:value-type="string" calcext:value-type="string">
            <text:p>ESS_R02_2004_GER_LU_21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Getrennt lebend (aber noch verheiratet)</text:p>
          </table:table-cell>
          <table:table-cell office:value-type="float" office:value="41543" calcext:value-type="float">
            <text:p>41543</text:p>
          </table:table-cell>
          <table:table-cell office:value-type="float" office:value="5095" calcext:value-type="float">
            <text:p>5095</text:p>
          </table:table-cell>
        </table:table-row>
        <table:table-row table:style-name="ro1">
          <table:table-cell office:value-type="string" calcext:value-type="string">
            <text:p>ESS_R02_2004_GER_LU_21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Geschieden</text:p>
          </table:table-cell>
          <table:table-cell office:value-type="float" office:value="41544" calcext:value-type="float">
            <text:p>41544</text:p>
          </table:table-cell>
          <table:table-cell office:value-type="float" office:value="5095" calcext:value-type="float">
            <text:p>5095</text:p>
          </table:table-cell>
        </table:table-row>
        <table:table-row table:style-name="ro1">
          <table:table-cell office:value-type="string" calcext:value-type="string">
            <text:p>ESS_R02_2004_GER_LU_21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Verwitwet</text:p>
          </table:table-cell>
          <table:table-cell office:value-type="float" office:value="41545" calcext:value-type="float">
            <text:p>41545</text:p>
          </table:table-cell>
          <table:table-cell office:value-type="float" office:value="5095" calcext:value-type="float">
            <text:p>5095</text:p>
          </table:table-cell>
        </table:table-row>
        <table:table-row table:style-name="ro1">
          <table:table-cell office:value-type="string" calcext:value-type="string">
            <text:p>ESS_R02_2004_GER_LU_21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Ledig, nie verheiratet gewesen</text:p>
          </table:table-cell>
          <table:table-cell office:value-type="float" office:value="41546" calcext:value-type="float">
            <text:p>41546</text:p>
          </table:table-cell>
          <table:table-cell office:value-type="float" office:value="5095" calcext:value-type="float">
            <text:p>5095</text:p>
          </table:table-cell>
        </table:table-row>
        <table:table-row table:style-name="ro1">
          <table:table-cell office:value-type="string" calcext:value-type="string">
            <text:p>ESS_R02_2004_GER_LU_21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Antwort verweigert)</text:p>
          </table:table-cell>
          <table:table-cell office:value-type="float" office:value="41547" calcext:value-type="float">
            <text:p>41547</text:p>
          </table:table-cell>
          <table:table-cell office:value-type="float" office:value="5095" calcext:value-type="float">
            <text:p>5095</text:p>
          </table:table-cell>
        </table:table-row>
        <table:table-row table:style-name="ro1">
          <table:table-cell office:value-type="string" calcext:value-type="string">
            <text:p>ESS_R02_2004_GER_LU_21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Weiß nicht)</text:p>
          </table:table-cell>
          <table:table-cell office:value-type="float" office:value="41548" calcext:value-type="float">
            <text:p>41548</text:p>
          </table:table-cell>
          <table:table-cell office:value-type="float" office:value="5095" calcext:value-type="float">
            <text:p>5095</text:p>
          </table:table-cell>
        </table:table-row>
        <table:table-row table:style-name="ro1">
          <table:table-cell office:value-type="string" calcext:value-type="string">
            <text:p>ESS_R02_2004_GER_LU_21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1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1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1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1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1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2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2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2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21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21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21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22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22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22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23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23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23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24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24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24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2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2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LU_22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GER_LU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Nun möchten wir Ihnen einige Fragen über Politik und zur Regierung stellen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ESS_R02_2004_GER_LU_47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Ich möchte Ihnen nun ein paar Fragen zu Menschen stellen, die aus anderen Ländern nach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ESS_R02_2004_GER_LU_47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Luxemburg kommen, um hier zu leben.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ESS_R02_2004_GER_LU_54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Und nun möchte ich Ihnen ein paar Fragen zu Ihrer Person und zu Ihrem Leben stellen.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ESS_R02_2004_GER_LU_117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Jetzt möchte ich Ihnen ein paar Fragen darüber stellen, wie sich Bürger und Mitglieder einer Gesellschaft verhalten sollten.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ESS_R02_2004_GER_LU_148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Jetzt möchte ich Ihnen einige Fragen über Sie und andere Personen in Ihrem Haushalt stellen.</text:p>
          </table:table-cell>
          <table:table-cell office:value-type="float" office:value="425" calcext:value-type="float">
            <text:p>425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GER_L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Sind Sie: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2_2004_GER_LU_8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iste 24.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2_2004_GER_LU_8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iste 25.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ESS_R02_2004_GER_LU_8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iste 25.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ESS_R02_2004_GER_LU_9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iste 25.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ESS_R02_2004_GER_LU_9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Liste 26.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ESS_R02_2004_GER_LU_9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Liste 27.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string" calcext:value-type="string">
            <text:p>ESS_R02_2004_GER_LU_9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Liste 28.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string" calcext:value-type="string">
            <text:p>ESS_R02_2004_GER_LU_95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Liste 28a.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string" calcext:value-type="string">
            <text:p>ESS_R02_2004_GER_LU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Liste 28.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string" calcext:value-type="string">
            <text:p>ESS_R02_2004_GER_LU_97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Liste 28a.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string" calcext:value-type="string">
            <text:p>ESS_R02_2004_GER_LU_9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iste 28.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string" calcext:value-type="string">
            <text:p>ESS_R02_2004_GER_LU_99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Liste 28a.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string" calcext:value-type="string">
            <text:p>ESS_R02_2004_GER_LU_10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Liste 28.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string" calcext:value-type="string">
            <text:p>ESS_R02_2004_GER_LU_101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Liste 28a.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string" calcext:value-type="string">
            <text:p>ESS_R02_2004_GER_LU_104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Liste 29.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string" calcext:value-type="string">
            <text:p>ESS_R02_2004_GER_LU_105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Liste 30.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string" calcext:value-type="string">
            <text:p>ESS_R02_2004_GER_LU_11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Liste 31.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ESS_R02_2004_GER_LU_11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iste 32.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ESS_R02_2004_GER_LU_1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iste 33.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string" calcext:value-type="string">
            <text:p>ESS_R02_2004_GER_LU_129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Liste 35.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ESS_R02_2004_GER_LU_13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Liste 36.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string" calcext:value-type="string">
            <text:p>ESS_R02_2004_GER_LU_13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Liste 37.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ESS_R02_2004_GER_LU_137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Liste 37.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ESS_R02_2004_GER_LU_140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Liste 38.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string" calcext:value-type="string">
            <text:p>ESS_R02_2004_GER_LU_14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Liste 39.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string" calcext:value-type="string">
            <text:p>ESS_R02_2004_GER_LU_159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Nur eine Antwort möglich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ESS_R02_2004_GER_LU_192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Nur eine Antwort möglich.</text:p>
          </table:table-cell>
          <table:table-cell office:value-type="float" office:value="2564" calcext:value-type="float">
            <text:p>25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5:55:30.341881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5:56:19.118180004</dc:date>
    <meta:editing-duration>PT1M44S</meta:editing-duration>
    <meta:editing-cycles>2</meta:editing-cycles>
    <meta:generator>LibreOffice/6.0.7.3$Linux_X86_64 LibreOffice_project/00m0$Build-3</meta:generator>
    <meta:document-statistic meta:table-count="4" meta:cell-count="8324" meta:object-count="0"/>
  </office:meta>
</office:document-meta>
</file>